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1.1271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may-break-between-rows="false" style:writing-mode="lr-tb"/>
    </style:style>
    <style:style style:name="Table6.A" style:family="table-column">
      <style:table-column-properties style:column-width="1in"/>
    </style:style>
    <style:style style:name="Table6.B" style:family="table-column">
      <style:table-column-properties style:column-width="1.627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shadow="none"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1"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2"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3" style:family="paragraph" style:parent-style-name="Standard">
      <style:paragraph-properties fo:margin-top="0in" fo:margin-bottom="0in" loext:contextual-spacing="false" fo:orphans="0" fo:widows="0"/>
      <style:text-properties officeooo:paragraph-rsid="0213e52b"/>
    </style:style>
    <style:style style:name="P24" style:family="paragraph" style:parent-style-name="Standard">
      <style:paragraph-properties fo:margin-top="0in" fo:margin-bottom="0in" loext:contextual-spacing="false"/>
      <style:text-properties officeooo:paragraph-rsid="0213e52b"/>
    </style:style>
    <style:style style:name="P25" style:family="paragraph" style:parent-style-name="Standard">
      <style:paragraph-properties fo:margin-top="0in" fo:margin-bottom="0in" loext:contextual-spacing="false"/>
      <style:text-properties officeooo:rsid="0217c8b6" officeooo:paragraph-rsid="0217c8b6"/>
    </style:style>
    <style:style style:name="P26"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27" style:family="paragraph" style:parent-style-name="Contents_20_1">
      <style:paragraph-properties fo:text-align="center" style:justify-single-word="false" fo:break-before="page"/>
      <style:text-properties officeooo:paragraph-rsid="0213e52b"/>
    </style:style>
    <style:style style:name="P28" style:family="paragraph" style:parent-style-name="Code">
      <style:paragraph-properties fo:break-before="page"/>
      <style:text-properties officeooo:paragraph-rsid="033245b2"/>
    </style:style>
    <style:style style:name="P29" style:family="paragraph" style:parent-style-name="Table_20_Contents">
      <style:text-properties officeooo:rsid="02fd8ae4" officeooo:paragraph-rsid="033245b2"/>
    </style:style>
    <style:style style:name="P30" style:family="paragraph" style:parent-style-name="Table_20_Contents">
      <style:text-properties officeooo:rsid="03059c7b" officeooo:paragraph-rsid="033245b2"/>
    </style:style>
    <style:style style:name="P31" style:family="paragraph" style:parent-style-name="Table_20_Contents">
      <style:text-properties officeooo:rsid="02ff72da" officeooo:paragraph-rsid="033245b2"/>
    </style:style>
    <style:style style:name="P32" style:family="paragraph" style:parent-style-name="Table_20_Contents">
      <style:text-properties officeooo:paragraph-rsid="033245b2"/>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officeooo:rsid="03262120" officeooo:paragraph-rsid="033245b2" style:font-size-asian="11pt" style:font-size-complex="11pt"/>
    </style:style>
    <style:style style:name="P35" style:family="paragraph" style:parent-style-name="Table_20_Contents">
      <style:paragraph-properties fo:line-height="0.1409in"/>
      <style:text-properties fo:font-size="11pt" officeooo:rsid="03262120" officeooo:paragraph-rsid="0418face" style:font-size-asian="11pt" style:font-size-complex="11pt"/>
    </style:style>
    <style:style style:name="P36" style:family="paragraph" style:parent-style-name="Table_20_Contents">
      <style:paragraph-properties fo:line-height="0.1409in"/>
      <style:text-properties fo:font-size="11pt" officeooo:rsid="0418face" officeooo:paragraph-rsid="0418face" style:font-size-asian="11pt" style:font-size-complex="11pt"/>
    </style:style>
    <style:style style:name="P37" style:family="paragraph" style:parent-style-name="Table_20_Contents">
      <style:paragraph-properties fo:line-height="0.1409in"/>
      <style:text-properties fo:font-size="11pt" officeooo:rsid="041af5c6" officeooo:paragraph-rsid="041af5c6" style:font-size-asian="11pt" style:font-size-complex="11pt"/>
    </style:style>
    <style:style style:name="P38" style:family="paragraph" style:parent-style-name="Table_20_Contents">
      <style:paragraph-properties fo:line-height="0.1409in"/>
      <style:text-properties fo:font-size="11pt" officeooo:rsid="041c8467" officeooo:paragraph-rsid="041c8467" style:font-size-asian="11pt" style:font-size-complex="11pt"/>
    </style:style>
    <style:style style:name="P39" style:family="paragraph" style:parent-style-name="Table_20_Contents">
      <style:text-properties fo:font-size="11pt" officeooo:rsid="04265c09" officeooo:paragraph-rsid="04265c09" style:font-size-asian="11pt" style:font-size-complex="11pt"/>
    </style:style>
    <style:style style:name="P40" style:family="paragraph" style:parent-style-name="Table_20_Contents">
      <style:text-properties fo:font-size="11pt" officeooo:paragraph-rsid="033245b2" style:font-size-asian="11pt" style:font-size-complex="11pt"/>
    </style:style>
    <style:style style:name="P41" style:family="paragraph" style:parent-style-name="Table_20_Contents">
      <style:text-properties fo:font-size="11pt" officeooo:rsid="0333881b" officeooo:paragraph-rsid="0333881b" style:font-size-asian="11pt" style:font-size-complex="11pt"/>
    </style:style>
    <style:style style:name="P42" style:family="paragraph" style:parent-style-name="Table_20_Contents">
      <style:text-properties officeooo:paragraph-rsid="042eced4"/>
    </style:style>
    <style:style style:name="P43" style:family="paragraph" style:parent-style-name="Table_20_Contents">
      <style:text-properties officeooo:paragraph-rsid="0333881b"/>
    </style:style>
    <style:style style:name="P44" style:family="paragraph" style:parent-style-name="Table_20_Heading">
      <style:text-properties officeooo:paragraph-rsid="033245b2"/>
    </style:style>
    <style:style style:name="P45" style:family="paragraph" style:parent-style-name="Table_20_Heading">
      <style:text-properties fo:font-size="11pt" officeooo:rsid="03262120" officeooo:paragraph-rsid="033245b2" style:font-size-asian="11pt" style:font-size-complex="11pt"/>
    </style:style>
    <style:style style:name="P46" style:family="paragraph" style:parent-style-name="Table_20_Heading">
      <style:paragraph-properties fo:line-height="100%"/>
      <style:text-properties fo:font-size="11pt" officeooo:rsid="03262120" officeooo:paragraph-rsid="0418face" style:font-size-asian="11pt" style:font-size-complex="11pt"/>
    </style:style>
    <style:style style:name="P47" style:family="paragraph" style:parent-style-name="Table_20_Heading">
      <style:paragraph-properties fo:line-height="100%"/>
      <style:text-properties fo:font-size="11pt" officeooo:rsid="0418face" officeooo:paragraph-rsid="0418face" style:font-size-asian="11pt" style:font-size-complex="11pt"/>
    </style:style>
    <style:style style:name="P48" style:family="paragraph" style:parent-style-name="Table_20_Heading">
      <style:text-properties fo:font-size="11pt" officeooo:paragraph-rsid="033245b2" style:font-size-asian="11pt" style:font-size-complex="11pt"/>
    </style:style>
    <style:style style:name="P4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5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5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52"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53"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54"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55" style:family="paragraph" style:parent-style-name="Code">
      <style:text-properties officeooo:rsid="02567069" officeooo:paragraph-rsid="03435a2a"/>
    </style:style>
    <style:style style:name="P56" style:family="paragraph" style:parent-style-name="Code">
      <style:text-properties officeooo:paragraph-rsid="033245b2"/>
    </style:style>
    <style:style style:name="P57" style:family="paragraph" style:parent-style-name="Code">
      <style:text-properties officeooo:paragraph-rsid="03426e3d"/>
    </style:style>
    <style:style style:name="P58" style:family="paragraph" style:parent-style-name="Code">
      <style:text-properties officeooo:paragraph-rsid="03435a2a"/>
    </style:style>
    <style:style style:name="P59" style:family="paragraph" style:parent-style-name="Code">
      <style:text-properties officeooo:rsid="0345e1c2" officeooo:paragraph-rsid="0345e1c2"/>
    </style:style>
    <style:style style:name="P60" style:family="paragraph" style:parent-style-name="Code">
      <style:text-properties officeooo:paragraph-rsid="0346ad51"/>
    </style:style>
    <style:style style:name="P61" style:family="paragraph" style:parent-style-name="Code">
      <style:text-properties officeooo:paragraph-rsid="0346d788"/>
    </style:style>
    <style:style style:name="P62" style:family="paragraph" style:parent-style-name="Code">
      <style:text-properties officeooo:paragraph-rsid="034ea627"/>
    </style:style>
    <style:style style:name="P63" style:family="paragraph" style:parent-style-name="Code">
      <style:text-properties officeooo:paragraph-rsid="03507df8"/>
    </style:style>
    <style:style style:name="P64" style:family="paragraph" style:parent-style-name="Code">
      <style:text-properties officeooo:paragraph-rsid="035eb393"/>
    </style:style>
    <style:style style:name="P65" style:family="paragraph" style:parent-style-name="Code">
      <style:text-properties officeooo:paragraph-rsid="035fff6c"/>
    </style:style>
    <style:style style:name="P66" style:family="paragraph" style:parent-style-name="Code">
      <style:text-properties officeooo:rsid="03645211" officeooo:paragraph-rsid="03920d2a"/>
    </style:style>
    <style:style style:name="P67" style:family="paragraph" style:parent-style-name="Code">
      <style:text-properties officeooo:rsid="036ae807" officeooo:paragraph-rsid="036cd8b6"/>
    </style:style>
    <style:style style:name="P68" style:family="paragraph" style:parent-style-name="Code">
      <style:text-properties officeooo:rsid="036ae807" officeooo:paragraph-rsid="036eb7c1"/>
    </style:style>
    <style:style style:name="P69" style:family="paragraph" style:parent-style-name="Code">
      <style:text-properties officeooo:rsid="036ae807" officeooo:paragraph-rsid="03920d2a"/>
    </style:style>
    <style:style style:name="P70" style:family="paragraph" style:parent-style-name="Code">
      <style:text-properties officeooo:paragraph-rsid="03920d2a"/>
    </style:style>
    <style:style style:name="P71" style:family="paragraph" style:parent-style-name="Code">
      <style:text-properties officeooo:rsid="039baff5" officeooo:paragraph-rsid="039baff5"/>
    </style:style>
    <style:style style:name="P72" style:family="paragraph" style:parent-style-name="Code">
      <style:text-properties officeooo:rsid="039bea36" officeooo:paragraph-rsid="039bea36"/>
    </style:style>
    <style:style style:name="P73" style:family="paragraph" style:parent-style-name="Code">
      <style:text-properties officeooo:rsid="039c5936" officeooo:paragraph-rsid="039c5936"/>
    </style:style>
    <style:style style:name="P74" style:family="paragraph" style:parent-style-name="Code">
      <style:text-properties officeooo:rsid="03babe71" officeooo:paragraph-rsid="03babe71"/>
    </style:style>
    <style:style style:name="P75" style:family="paragraph" style:parent-style-name="Code">
      <style:text-properties officeooo:rsid="03be45b1" officeooo:paragraph-rsid="03be45b1"/>
    </style:style>
    <style:style style:name="P76" style:family="paragraph" style:parent-style-name="Code">
      <style:text-properties officeooo:rsid="03c05df4" officeooo:paragraph-rsid="03c05df4"/>
    </style:style>
    <style:style style:name="P77" style:family="paragraph" style:parent-style-name="Code">
      <style:text-properties officeooo:rsid="03da3dd7" officeooo:paragraph-rsid="03da3dd7"/>
    </style:style>
    <style:style style:name="P78" style:family="paragraph" style:parent-style-name="Code">
      <style:text-properties officeooo:rsid="0394a241" officeooo:paragraph-rsid="03920d2a"/>
    </style:style>
    <style:style style:name="P79" style:family="paragraph" style:parent-style-name="Code">
      <style:text-properties officeooo:rsid="03960add" officeooo:paragraph-rsid="03920d2a"/>
    </style:style>
    <style:style style:name="P80" style:family="paragraph" style:parent-style-name="Code">
      <style:text-properties officeooo:rsid="03960add" officeooo:paragraph-rsid="040b8d6b"/>
    </style:style>
    <style:style style:name="P81" style:family="paragraph" style:parent-style-name="Code">
      <style:text-properties officeooo:rsid="035dfea9" officeooo:paragraph-rsid="03920d2a"/>
    </style:style>
    <style:style style:name="P82" style:family="paragraph" style:parent-style-name="Code">
      <style:text-properties officeooo:rsid="039ee466" officeooo:paragraph-rsid="039ee466"/>
    </style:style>
    <style:style style:name="P83" style:family="paragraph" style:parent-style-name="Code">
      <style:text-properties officeooo:rsid="03f1018c" officeooo:paragraph-rsid="03f1018c"/>
    </style:style>
    <style:style style:name="P84" style:family="paragraph" style:parent-style-name="Code">
      <style:text-properties officeooo:rsid="03f24eb8" officeooo:paragraph-rsid="03f24eb8"/>
    </style:style>
    <style:style style:name="P85" style:family="paragraph" style:parent-style-name="Code">
      <style:text-properties officeooo:rsid="03f74e93" officeooo:paragraph-rsid="03f74e93"/>
    </style:style>
    <style:style style:name="P86" style:family="paragraph" style:parent-style-name="Code">
      <style:text-properties officeooo:rsid="0400bc2c" officeooo:paragraph-rsid="0400bc2c"/>
    </style:style>
    <style:style style:name="P87" style:family="paragraph" style:parent-style-name="Code">
      <style:text-properties officeooo:rsid="040436d8" officeooo:paragraph-rsid="040436d8"/>
    </style:style>
    <style:style style:name="P88" style:family="paragraph" style:parent-style-name="Code">
      <style:text-properties officeooo:rsid="040b2054" officeooo:paragraph-rsid="040b2054"/>
    </style:style>
    <style:style style:name="P89" style:family="paragraph" style:parent-style-name="Code">
      <style:text-properties officeooo:rsid="04422240" officeooo:paragraph-rsid="04422240"/>
    </style:style>
    <style:style style:name="P90" style:family="paragraph" style:parent-style-name="Body">
      <style:text-properties style:font-name="Arial" fo:font-size="12pt" fo:language="en" fo:country="US" officeooo:paragraph-rsid="033245b2" style:font-size-asian="12pt" style:language-asian="en" style:country-asian="US" style:font-name-complex="Times New Roman1" style:font-size-complex="12pt" style:language-complex="en" style:country-complex="US"/>
    </style:style>
    <style:style style:name="P91" style:family="paragraph" style:parent-style-name="Body">
      <style:text-properties style:font-name="Arial" fo:font-size="12pt" fo:language="en" fo:country="US" officeooo:rsid="03325c6b" officeooo:paragraph-rsid="03325c6b" style:font-size-asian="12pt" style:language-asian="en" style:country-asian="US" style:font-name-complex="Times New Roman1" style:font-size-complex="12pt" style:language-complex="en" style:country-complex="US"/>
    </style:style>
    <style:style style:name="P92" style:family="paragraph" style:parent-style-name="Body">
      <style:text-properties style:font-name="Arial" fo:font-size="12pt" fo:language="en" fo:country="US" officeooo:paragraph-rsid="042eced4" style:font-size-asian="12pt" style:language-asian="en" style:country-asian="US" style:font-name-complex="Times New Roman1" style:font-size-complex="12pt" style:language-complex="en" style:country-complex="US"/>
    </style:style>
    <style:style style:name="P93" style:family="paragraph" style:parent-style-name="Body">
      <style:text-properties style:font-name="Arial" fo:language="en" fo:country="US" fo:font-style="italic" officeooo:rsid="041f73b0" officeooo:paragraph-rsid="041f73b0" style:language-asian="en" style:country-asian="US" style:font-style-asian="italic" style:font-name-complex="Times New Roman1" style:language-complex="en" style:country-complex="US" style:font-style-complex="italic"/>
    </style:style>
    <style:style style:name="P94" style:family="paragraph" style:parent-style-name="Body">
      <style:text-properties fo:font-size="12pt" officeooo:paragraph-rsid="033245b2" style:font-size-asian="12pt" style:font-size-complex="12pt"/>
    </style:style>
    <style:style style:name="P95" style:family="paragraph" style:parent-style-name="Body">
      <style:text-properties officeooo:rsid="030bac4f" officeooo:paragraph-rsid="033245b2"/>
    </style:style>
    <style:style style:name="P96" style:family="paragraph" style:parent-style-name="Body">
      <style:text-properties officeooo:rsid="030d2343" officeooo:paragraph-rsid="033245b2"/>
    </style:style>
    <style:style style:name="P97" style:family="paragraph" style:parent-style-name="Body">
      <style:text-properties officeooo:rsid="02500929" officeooo:paragraph-rsid="0346ad51"/>
    </style:style>
    <style:style style:name="P98" style:family="paragraph" style:parent-style-name="Body">
      <style:text-properties officeooo:rsid="02500929" officeooo:paragraph-rsid="0346d788"/>
    </style:style>
    <style:style style:name="P99" style:family="paragraph" style:parent-style-name="Body">
      <style:text-properties officeooo:rsid="02500929" officeooo:paragraph-rsid="03507df8"/>
    </style:style>
    <style:style style:name="P100" style:family="paragraph" style:parent-style-name="Body">
      <style:text-properties officeooo:rsid="03195540" officeooo:paragraph-rsid="0346d788"/>
    </style:style>
    <style:style style:name="P101" style:family="paragraph" style:parent-style-name="Body">
      <style:text-properties officeooo:rsid="03195540" officeooo:paragraph-rsid="03507df8"/>
    </style:style>
    <style:style style:name="P102" style:family="paragraph" style:parent-style-name="Body">
      <style:text-properties officeooo:rsid="024c20ef" officeooo:paragraph-rsid="0346d788"/>
    </style:style>
    <style:style style:name="P103" style:family="paragraph" style:parent-style-name="Body">
      <style:text-properties officeooo:rsid="025175c6" officeooo:paragraph-rsid="0346d788"/>
    </style:style>
    <style:style style:name="P104" style:family="paragraph" style:parent-style-name="Body">
      <style:text-properties officeooo:rsid="03262120" officeooo:paragraph-rsid="033245b2"/>
    </style:style>
    <style:style style:name="P105" style:family="paragraph" style:parent-style-name="Body">
      <style:text-properties officeooo:rsid="032c3059" officeooo:paragraph-rsid="033245b2"/>
    </style:style>
    <style:style style:name="P106" style:family="paragraph" style:parent-style-name="Body">
      <style:text-properties officeooo:paragraph-rsid="03c3ae66" style:language-asian="en" style:country-asian="US" style:language-complex="en" style:country-complex="US"/>
    </style:style>
    <style:style style:name="P107" style:family="paragraph" style:parent-style-name="Body">
      <style:text-properties officeooo:paragraph-rsid="033245b2" style:language-asian="en" style:country-asian="US" style:language-complex="en" style:country-complex="US"/>
    </style:style>
    <style:style style:name="P108" style:family="paragraph" style:parent-style-name="Body">
      <style:text-properties officeooo:paragraph-rsid="04327d56" style:language-asian="en" style:country-asian="US" style:language-complex="en" style:country-complex="US"/>
    </style:style>
    <style:style style:name="P109" style:family="paragraph" style:parent-style-name="Body">
      <style:text-properties officeooo:paragraph-rsid="033245b2"/>
    </style:style>
    <style:style style:name="P110" style:family="paragraph" style:parent-style-name="Body">
      <style:text-properties officeooo:paragraph-rsid="03342dda"/>
    </style:style>
    <style:style style:name="P111" style:family="paragraph" style:parent-style-name="Body">
      <style:text-properties officeooo:paragraph-rsid="0335f8b9"/>
    </style:style>
    <style:style style:name="P112" style:family="paragraph" style:parent-style-name="Body">
      <style:text-properties officeooo:paragraph-rsid="0338a1d2"/>
    </style:style>
    <style:style style:name="P113" style:family="paragraph" style:parent-style-name="Body">
      <style:text-properties officeooo:rsid="0338a1d2" officeooo:paragraph-rsid="033a33e0"/>
    </style:style>
    <style:style style:name="P114" style:family="paragraph" style:parent-style-name="Body">
      <style:text-properties officeooo:paragraph-rsid="0339ce9f"/>
    </style:style>
    <style:style style:name="P115" style:family="paragraph" style:parent-style-name="Body">
      <style:text-properties officeooo:rsid="033a55ef" officeooo:paragraph-rsid="033a55ef"/>
    </style:style>
    <style:style style:name="P116" style:family="paragraph" style:parent-style-name="Body">
      <style:text-properties officeooo:rsid="033c283f" officeooo:paragraph-rsid="033fe723"/>
    </style:style>
    <style:style style:name="P117" style:family="paragraph" style:parent-style-name="Body">
      <style:text-properties officeooo:rsid="033c283f" officeooo:paragraph-rsid="03775f36"/>
    </style:style>
    <style:style style:name="P118" style:family="paragraph" style:parent-style-name="Body">
      <style:text-properties officeooo:paragraph-rsid="03435a2a"/>
    </style:style>
    <style:style style:name="P119" style:family="paragraph" style:parent-style-name="Body">
      <style:text-properties officeooo:paragraph-rsid="0346ad51"/>
    </style:style>
    <style:style style:name="P120" style:family="paragraph" style:parent-style-name="Body">
      <style:text-properties officeooo:paragraph-rsid="0346d788"/>
    </style:style>
    <style:style style:name="P121" style:family="paragraph" style:parent-style-name="Body">
      <style:text-properties officeooo:rsid="034ea627" officeooo:paragraph-rsid="034ea627"/>
    </style:style>
    <style:style style:name="P122" style:family="paragraph" style:parent-style-name="Body">
      <style:text-properties officeooo:paragraph-rsid="03507df8"/>
    </style:style>
    <style:style style:name="P123" style:family="paragraph" style:parent-style-name="Body">
      <style:text-properties officeooo:paragraph-rsid="0355fa90"/>
    </style:style>
    <style:style style:name="P124" style:family="paragraph" style:parent-style-name="Body">
      <style:text-properties officeooo:rsid="0355fa90" officeooo:paragraph-rsid="0355fa90"/>
    </style:style>
    <style:style style:name="P125" style:family="paragraph" style:parent-style-name="Body">
      <style:text-properties officeooo:rsid="0355fa90" officeooo:paragraph-rsid="040b2054"/>
    </style:style>
    <style:style style:name="P126" style:family="paragraph" style:parent-style-name="Body">
      <style:text-properties officeooo:rsid="03435a2a" officeooo:paragraph-rsid="03435a2a"/>
    </style:style>
    <style:style style:name="P127" style:family="paragraph" style:parent-style-name="Body">
      <style:text-properties officeooo:rsid="0343ff7d" officeooo:paragraph-rsid="0343ff7d"/>
    </style:style>
    <style:style style:name="P128" style:family="paragraph" style:parent-style-name="Body">
      <style:text-properties officeooo:rsid="0346ad51" officeooo:paragraph-rsid="0346ad51"/>
    </style:style>
    <style:style style:name="P129" style:family="paragraph" style:parent-style-name="Body">
      <style:text-properties officeooo:rsid="035dfea9" officeooo:paragraph-rsid="035dfea9"/>
    </style:style>
    <style:style style:name="P130" style:family="paragraph" style:parent-style-name="Body">
      <style:text-properties officeooo:rsid="035dfea9" officeooo:paragraph-rsid="035eb393"/>
    </style:style>
    <style:style style:name="P131" style:family="paragraph" style:parent-style-name="Body">
      <style:text-properties officeooo:rsid="035dfea9" officeooo:paragraph-rsid="035fff6c"/>
    </style:style>
    <style:style style:name="P132" style:family="paragraph" style:parent-style-name="Body">
      <style:text-properties officeooo:rsid="035dfea9" officeooo:paragraph-rsid="03920d2a"/>
    </style:style>
    <style:style style:name="P133" style:family="paragraph" style:parent-style-name="Body">
      <style:text-properties officeooo:rsid="035dfea9" officeooo:paragraph-rsid="039a4726"/>
    </style:style>
    <style:style style:name="P134" style:family="paragraph" style:parent-style-name="Body">
      <style:text-properties officeooo:rsid="035dfea9" officeooo:paragraph-rsid="040b2054"/>
    </style:style>
    <style:style style:name="P135" style:family="paragraph" style:parent-style-name="Body">
      <style:text-properties officeooo:rsid="035eb393" officeooo:paragraph-rsid="035eb393"/>
    </style:style>
    <style:style style:name="P136" style:family="paragraph" style:parent-style-name="Body">
      <style:text-properties officeooo:rsid="035eb393" officeooo:paragraph-rsid="035fff6c"/>
    </style:style>
    <style:style style:name="P137" style:family="paragraph" style:parent-style-name="Body">
      <style:text-properties officeooo:rsid="035fff6c" officeooo:paragraph-rsid="035fff6c"/>
    </style:style>
    <style:style style:name="P138" style:family="paragraph" style:parent-style-name="Body">
      <style:text-properties officeooo:rsid="035fff6c" officeooo:paragraph-rsid="03920d2a"/>
    </style:style>
    <style:style style:name="P139" style:family="paragraph" style:parent-style-name="Body">
      <style:text-properties officeooo:rsid="036ae807" officeooo:paragraph-rsid="036cd8b6"/>
    </style:style>
    <style:style style:name="P140" style:family="paragraph" style:parent-style-name="Body">
      <style:text-properties officeooo:rsid="036ae807" officeooo:paragraph-rsid="036eb7c1"/>
    </style:style>
    <style:style style:name="P141" style:family="paragraph" style:parent-style-name="Body">
      <style:text-properties officeooo:rsid="036bf804" officeooo:paragraph-rsid="036cd8b6"/>
    </style:style>
    <style:style style:name="P142" style:family="paragraph" style:parent-style-name="Body">
      <style:text-properties officeooo:rsid="036bf804" officeooo:paragraph-rsid="036eb7c1"/>
    </style:style>
    <style:style style:name="P143" style:family="paragraph" style:parent-style-name="Body">
      <style:text-properties officeooo:rsid="036bf804" officeooo:paragraph-rsid="03920d2a"/>
    </style:style>
    <style:style style:name="P144" style:family="paragraph" style:parent-style-name="Body">
      <style:text-properties officeooo:rsid="036cd8b6" officeooo:paragraph-rsid="036cd8b6"/>
    </style:style>
    <style:style style:name="P145" style:family="paragraph" style:parent-style-name="Body">
      <style:text-properties officeooo:rsid="036cd8b6" officeooo:paragraph-rsid="036eb7c1"/>
    </style:style>
    <style:style style:name="P146" style:family="paragraph" style:parent-style-name="Body">
      <style:text-properties officeooo:rsid="036eb7c1" officeooo:paragraph-rsid="036eb7c1"/>
    </style:style>
    <style:style style:name="P147" style:family="paragraph" style:parent-style-name="Body">
      <style:text-properties officeooo:rsid="03645211" officeooo:paragraph-rsid="036cd8b6"/>
    </style:style>
    <style:style style:name="P148" style:family="paragraph" style:parent-style-name="Body">
      <style:text-properties officeooo:rsid="03645211" officeooo:paragraph-rsid="036eb7c1"/>
    </style:style>
    <style:style style:name="P149" style:family="paragraph" style:parent-style-name="Body">
      <style:text-properties officeooo:rsid="03645211" officeooo:paragraph-rsid="03920d2a"/>
    </style:style>
    <style:style style:name="P150" style:family="paragraph" style:parent-style-name="Body">
      <style:text-properties officeooo:rsid="03673a8e" officeooo:paragraph-rsid="03920d2a"/>
    </style:style>
    <style:style style:name="P151" style:family="paragraph" style:parent-style-name="Body">
      <style:text-properties officeooo:paragraph-rsid="03426e3d"/>
    </style:style>
    <style:style style:name="P152" style:family="paragraph" style:parent-style-name="Body">
      <style:text-properties officeooo:rsid="0379203b" officeooo:paragraph-rsid="0379203b"/>
    </style:style>
    <style:style style:name="P153" style:family="paragraph" style:parent-style-name="Body">
      <style:text-properties officeooo:rsid="0345e1c2" officeooo:paragraph-rsid="037d5dba"/>
    </style:style>
    <style:style style:name="P154" style:family="paragraph" style:parent-style-name="Body">
      <style:text-properties officeooo:rsid="0345e1c2" officeooo:paragraph-rsid="037deae6"/>
    </style:style>
    <style:style style:name="P155" style:family="paragraph" style:parent-style-name="Body">
      <style:text-properties officeooo:rsid="0381a751" officeooo:paragraph-rsid="0381a751"/>
    </style:style>
    <style:style style:name="P156" style:family="paragraph" style:parent-style-name="Body">
      <style:text-properties officeooo:paragraph-rsid="03920d2a"/>
    </style:style>
    <style:style style:name="P157" style:family="paragraph" style:parent-style-name="Body">
      <style:text-properties officeooo:paragraph-rsid="0393bb16"/>
    </style:style>
    <style:style style:name="P158" style:family="paragraph" style:parent-style-name="Body">
      <style:text-properties officeooo:paragraph-rsid="03960add"/>
    </style:style>
    <style:style style:name="P159" style:family="paragraph" style:parent-style-name="Body">
      <style:text-properties officeooo:paragraph-rsid="039948bf"/>
    </style:style>
    <style:style style:name="P160" style:family="paragraph" style:parent-style-name="Body">
      <style:text-properties officeooo:paragraph-rsid="039b7458"/>
    </style:style>
    <style:style style:name="P161" style:family="paragraph" style:parent-style-name="Body">
      <style:text-properties officeooo:rsid="039baff5" officeooo:paragraph-rsid="039baff5"/>
    </style:style>
    <style:style style:name="P162" style:family="paragraph" style:parent-style-name="Body">
      <style:text-properties officeooo:rsid="039c5936" officeooo:paragraph-rsid="039c5936"/>
    </style:style>
    <style:style style:name="P163" style:family="paragraph" style:parent-style-name="Body">
      <style:text-properties officeooo:rsid="039c5936" officeooo:paragraph-rsid="03cbb844"/>
    </style:style>
    <style:style style:name="P164" style:family="paragraph" style:parent-style-name="Body">
      <style:text-properties officeooo:rsid="039ee466" officeooo:paragraph-rsid="039ee466"/>
    </style:style>
    <style:style style:name="P165" style:family="paragraph" style:parent-style-name="Body">
      <style:text-properties officeooo:rsid="03a3d4aa" officeooo:paragraph-rsid="03a3d4aa"/>
    </style:style>
    <style:style style:name="P166" style:family="paragraph" style:parent-style-name="Body">
      <style:text-properties officeooo:rsid="02755b9d" officeooo:paragraph-rsid="033245b2"/>
    </style:style>
    <style:style style:name="P167" style:family="paragraph" style:parent-style-name="Body">
      <style:text-properties officeooo:rsid="03ac2884" officeooo:paragraph-rsid="03ac2884"/>
    </style:style>
    <style:style style:name="P168" style:family="paragraph" style:parent-style-name="Body">
      <style:text-properties officeooo:rsid="03b26179" officeooo:paragraph-rsid="03b26179"/>
    </style:style>
    <style:style style:name="P169" style:family="paragraph" style:parent-style-name="Body">
      <style:text-properties officeooo:rsid="03b26af5" officeooo:paragraph-rsid="03b26af5"/>
    </style:style>
    <style:style style:name="P170" style:family="paragraph" style:parent-style-name="Body">
      <style:text-properties officeooo:rsid="03b299c2" officeooo:paragraph-rsid="03b299c2"/>
    </style:style>
    <style:style style:name="P171" style:family="paragraph" style:parent-style-name="Body">
      <style:text-properties officeooo:rsid="03b4654b" officeooo:paragraph-rsid="03b4654b"/>
    </style:style>
    <style:style style:name="P172" style:family="paragraph" style:parent-style-name="Body">
      <style:text-properties officeooo:rsid="03b7e24a" officeooo:paragraph-rsid="03de9df3"/>
    </style:style>
    <style:style style:name="P173" style:family="paragraph" style:parent-style-name="Body">
      <style:text-properties officeooo:rsid="03b8a2c6" officeooo:paragraph-rsid="03b8a2c6"/>
    </style:style>
    <style:style style:name="P174" style:family="paragraph" style:parent-style-name="Body">
      <style:text-properties officeooo:rsid="03b977f3" officeooo:paragraph-rsid="03b977f3"/>
    </style:style>
    <style:style style:name="P175" style:family="paragraph" style:parent-style-name="Body">
      <style:text-properties officeooo:rsid="03babe71" officeooo:paragraph-rsid="03babe71"/>
    </style:style>
    <style:style style:name="P176" style:family="paragraph" style:parent-style-name="Body">
      <style:text-properties officeooo:rsid="03be45b1" officeooo:paragraph-rsid="03be45b1"/>
    </style:style>
    <style:style style:name="P177" style:family="paragraph" style:parent-style-name="Body">
      <style:text-properties officeooo:rsid="0383e379" officeooo:paragraph-rsid="0393bb16"/>
    </style:style>
    <style:style style:name="P178" style:family="paragraph" style:parent-style-name="Body">
      <style:text-properties officeooo:rsid="0383e379" officeooo:paragraph-rsid="03960add"/>
    </style:style>
    <style:style style:name="P179" style:family="paragraph" style:parent-style-name="Body">
      <style:text-properties officeooo:rsid="0383e379" officeooo:paragraph-rsid="03920d2a"/>
    </style:style>
    <style:style style:name="P180" style:family="paragraph" style:parent-style-name="Body">
      <style:text-properties officeooo:rsid="0383e379" officeooo:paragraph-rsid="039b7458"/>
    </style:style>
    <style:style style:name="P181" style:family="paragraph" style:parent-style-name="Body">
      <style:text-properties officeooo:rsid="039bea36" officeooo:paragraph-rsid="039bea36"/>
    </style:style>
    <style:style style:name="P182" style:family="paragraph" style:parent-style-name="Body">
      <style:text-properties officeooo:rsid="03cbb844" officeooo:paragraph-rsid="03cbb844"/>
    </style:style>
    <style:style style:name="P183" style:family="paragraph" style:parent-style-name="Body">
      <style:text-properties officeooo:rsid="03e066e7" officeooo:paragraph-rsid="03e066e7"/>
    </style:style>
    <style:style style:name="P184" style:family="paragraph" style:parent-style-name="Body">
      <style:text-properties officeooo:rsid="03a43e89" officeooo:paragraph-rsid="03a43e89"/>
    </style:style>
    <style:style style:name="P185" style:family="paragraph" style:parent-style-name="Body">
      <style:text-properties officeooo:rsid="03f0c39c" officeooo:paragraph-rsid="03f0c39c"/>
    </style:style>
    <style:style style:name="P186" style:family="paragraph" style:parent-style-name="Body">
      <style:text-properties officeooo:rsid="03f1018c" officeooo:paragraph-rsid="03f1018c"/>
    </style:style>
    <style:style style:name="P187" style:family="paragraph" style:parent-style-name="Body">
      <style:text-properties officeooo:rsid="03f24eb8" officeooo:paragraph-rsid="03f24eb8"/>
    </style:style>
    <style:style style:name="P188" style:family="paragraph" style:parent-style-name="Body">
      <style:text-properties officeooo:rsid="0400bc2c" officeooo:paragraph-rsid="040436d8"/>
    </style:style>
    <style:style style:name="P189" style:family="paragraph" style:parent-style-name="Body">
      <style:text-properties officeooo:paragraph-rsid="0400bc2c"/>
    </style:style>
    <style:style style:name="P190" style:family="paragraph" style:parent-style-name="Body">
      <style:text-properties officeooo:rsid="04078a1f" officeooo:paragraph-rsid="04078a1f"/>
    </style:style>
    <style:style style:name="P191" style:family="paragraph" style:parent-style-name="Body">
      <style:text-properties officeooo:rsid="040d0216" officeooo:paragraph-rsid="040d0216"/>
    </style:style>
    <style:style style:name="P192" style:family="paragraph" style:parent-style-name="Body">
      <style:text-properties officeooo:rsid="041439e6" officeooo:paragraph-rsid="041439e6"/>
    </style:style>
    <style:style style:name="P193" style:family="paragraph" style:parent-style-name="Body">
      <style:text-properties officeooo:paragraph-rsid="041439e6"/>
    </style:style>
    <style:style style:name="P194" style:family="paragraph" style:parent-style-name="Body">
      <style:text-properties officeooo:paragraph-rsid="03a3ee42"/>
    </style:style>
    <style:style style:name="P195" style:family="paragraph" style:parent-style-name="Body">
      <style:text-properties officeooo:rsid="03cf40e1" officeooo:paragraph-rsid="041f73b0"/>
    </style:style>
    <style:style style:name="P196" style:family="paragraph" style:parent-style-name="Body">
      <style:text-properties officeooo:rsid="041f48bc" officeooo:paragraph-rsid="041f48bc"/>
    </style:style>
    <style:style style:name="P197" style:family="paragraph" style:parent-style-name="Body">
      <style:text-properties officeooo:rsid="041f48bc" officeooo:paragraph-rsid="041f73b0"/>
    </style:style>
    <style:style style:name="P198" style:family="paragraph" style:parent-style-name="Body">
      <style:text-properties officeooo:paragraph-rsid="041f73b0"/>
    </style:style>
    <style:style style:name="P199" style:family="paragraph" style:parent-style-name="Body">
      <style:text-properties officeooo:rsid="041f73b0" officeooo:paragraph-rsid="041f73b0"/>
    </style:style>
    <style:style style:name="P200" style:family="paragraph" style:parent-style-name="Body">
      <style:text-properties officeooo:paragraph-rsid="04220241"/>
    </style:style>
    <style:style style:name="P201" style:family="paragraph" style:parent-style-name="Body">
      <style:text-properties officeooo:paragraph-rsid="0420decf"/>
    </style:style>
    <style:style style:name="P202" style:family="paragraph" style:parent-style-name="Body">
      <style:text-properties officeooo:paragraph-rsid="042d0836"/>
    </style:style>
    <style:style style:name="P203" style:family="paragraph" style:parent-style-name="Body">
      <style:text-properties officeooo:rsid="04025543" officeooo:paragraph-rsid="040436d8"/>
    </style:style>
    <style:style style:name="P204" style:family="paragraph" style:parent-style-name="Body">
      <style:text-properties style:font-name="Arial2" fo:font-size="12pt" officeooo:rsid="03ffb7db" officeooo:paragraph-rsid="03ffb7db" style:font-name-asian="Arial3" style:font-size-asian="12pt" style:language-asian="en" style:country-asian="US" style:font-name-complex="Times New Roman1" style:font-size-complex="12pt" style:language-complex="en" style:country-complex="US"/>
    </style:style>
    <style:style style:name="P205" style:family="paragraph" style:parent-style-name="Body">
      <style:text-properties officeooo:rsid="02717d12" officeooo:paragraph-rsid="041439e6"/>
    </style:style>
    <style:style style:name="P206" style:family="paragraph" style:parent-style-name="Body">
      <style:text-properties officeooo:rsid="041805e4" officeooo:paragraph-rsid="041805e4"/>
    </style:style>
    <style:style style:name="P207" style:family="paragraph" style:parent-style-name="Body">
      <style:text-properties officeooo:paragraph-rsid="042f94fb"/>
    </style:style>
    <style:style style:name="P208" style:family="paragraph" style:parent-style-name="Body">
      <style:text-properties officeooo:paragraph-rsid="0430ea12"/>
    </style:style>
    <style:style style:name="P209" style:family="paragraph" style:parent-style-name="Body">
      <style:text-properties officeooo:paragraph-rsid="04327d56"/>
    </style:style>
    <style:style style:name="P210" style:family="paragraph" style:parent-style-name="Body">
      <style:text-properties officeooo:paragraph-rsid="0435497a"/>
    </style:style>
    <style:style style:name="P211" style:family="paragraph" style:parent-style-name="Body">
      <style:text-properties officeooo:paragraph-rsid="043a63bf"/>
    </style:style>
    <style:style style:name="P212" style:family="paragraph" style:parent-style-name="Body">
      <style:text-properties officeooo:paragraph-rsid="043b9720"/>
    </style:style>
    <style:style style:name="P213" style:family="paragraph" style:parent-style-name="Body">
      <style:text-properties officeooo:paragraph-rsid="043c2187"/>
    </style:style>
    <style:style style:name="P214" style:family="paragraph" style:parent-style-name="Body">
      <style:text-properties officeooo:paragraph-rsid="0440063d"/>
    </style:style>
    <style:style style:name="P215" style:family="paragraph" style:parent-style-name="Body">
      <style:text-properties fo:font-weight="normal" officeooo:paragraph-rsid="033245b2" style:font-weight-asian="normal" style:font-weight-complex="normal"/>
    </style:style>
    <style:style style:name="P216" style:family="paragraph" style:parent-style-name="Body">
      <style:text-properties officeooo:rsid="04422240" officeooo:paragraph-rsid="04422240"/>
    </style:style>
    <style:style style:name="P217" style:family="paragraph" style:parent-style-name="Text_20_body_20_indent">
      <style:text-properties officeooo:paragraph-rsid="03426e3d"/>
    </style:style>
    <style:style style:name="P218" style:family="paragraph" style:parent-style-name="Text_20_body_20_indent">
      <style:text-properties style:font-name="Arial2" officeooo:paragraph-rsid="043e13bc"/>
    </style:style>
    <style:style style:name="P219" style:family="paragraph" style:parent-style-name="Table_20_Code">
      <style:text-properties officeooo:rsid="02fd8ae4" officeooo:paragraph-rsid="033245b2"/>
    </style:style>
    <style:style style:name="P220" style:family="paragraph" style:parent-style-name="Table_20_Code">
      <style:text-properties fo:font-style="normal" officeooo:rsid="02fd8ae4" officeooo:paragraph-rsid="033245b2" style:font-style-asian="normal" style:font-style-complex="normal"/>
    </style:style>
    <style:style style:name="P221" style:family="paragraph" style:parent-style-name="Table_20_Code">
      <style:text-properties fo:font-style="normal" officeooo:rsid="02ff72da" officeooo:paragraph-rsid="033245b2" style:font-style-asian="normal" style:font-style-complex="normal"/>
    </style:style>
    <style:style style:name="P222" style:family="paragraph" style:parent-style-name="Table_20_Code">
      <style:text-properties officeooo:rsid="03059c7b" officeooo:paragraph-rsid="033245b2"/>
    </style:style>
    <style:style style:name="P223" style:family="paragraph" style:parent-style-name="Table_20_Code">
      <style:text-properties officeooo:rsid="02ff72da" officeooo:paragraph-rsid="033245b2"/>
    </style:style>
    <style:style style:name="P224" style:family="paragraph" style:parent-style-name="Table_20_Code">
      <style:text-properties officeooo:paragraph-rsid="033245b2"/>
    </style:style>
    <style:style style:name="P225" style:family="paragraph" style:parent-style-name="Table_20_Code">
      <style:text-properties fo:font-size="11pt" officeooo:rsid="03262120" officeooo:paragraph-rsid="033245b2" style:font-size-asian="11pt" style:font-size-complex="11pt"/>
    </style:style>
    <style:style style:name="P226" style:family="paragraph" style:parent-style-name="Table_20_Code">
      <style:paragraph-properties fo:line-height="0.1409in"/>
      <style:text-properties fo:font-size="11pt" officeooo:rsid="03262120" officeooo:paragraph-rsid="0418face" style:font-size-asian="11pt" style:font-size-complex="11pt"/>
    </style:style>
    <style:style style:name="P227" style:family="paragraph" style:parent-style-name="Table_20_Code">
      <style:paragraph-properties fo:line-height="0.1409in"/>
      <style:text-properties fo:font-size="11pt" officeooo:rsid="0418face" officeooo:paragraph-rsid="0418face" style:font-size-asian="11pt" style:font-size-complex="11pt"/>
    </style:style>
    <style:style style:name="P228" style:family="paragraph" style:parent-style-name="Table_20_Code">
      <style:paragraph-properties fo:line-height="0.1409in"/>
      <style:text-properties fo:font-size="11pt" officeooo:rsid="041af5c6" officeooo:paragraph-rsid="041af5c6" style:font-size-asian="11pt" style:font-size-complex="11pt"/>
    </style:style>
    <style:style style:name="P229" style:family="paragraph" style:parent-style-name="Body" style:master-page-name="">
      <style:paragraph-properties style:page-number="auto" fo:keep-with-next="always"/>
      <style:text-properties officeooo:paragraph-rsid="033245b2"/>
    </style:style>
    <style:style style:name="P230" style:family="paragraph" style:parent-style-name="Body">
      <style:text-properties officeooo:paragraph-rsid="04490929" style:language-asian="en" style:country-asian="US" style:language-complex="en" style:country-complex="US"/>
    </style:style>
    <style:style style:name="P231" style:family="paragraph" style:parent-style-name="Body">
      <style:text-properties officeooo:paragraph-rsid="041c8467"/>
    </style:style>
    <style:style style:name="P232" style:family="paragraph" style:parent-style-name="Heading_20_4">
      <style:text-properties officeooo:paragraph-rsid="033245b2"/>
    </style:style>
    <style:style style:name="P233" style:family="paragraph" style:parent-style-name="Heading_20_4">
      <style:text-properties officeooo:paragraph-rsid="03426e3d"/>
    </style:style>
    <style:style style:name="P234" style:family="paragraph" style:parent-style-name="Heading_20_4">
      <style:text-properties officeooo:paragraph-rsid="03435a2a"/>
    </style:style>
    <style:style style:name="P235" style:family="paragraph" style:parent-style-name="Heading_20_4">
      <style:text-properties officeooo:paragraph-rsid="03507df8"/>
    </style:style>
    <style:style style:name="P236" style:family="paragraph" style:parent-style-name="Heading_20_4">
      <style:text-properties officeooo:rsid="02500929" officeooo:paragraph-rsid="03507df8"/>
    </style:style>
    <style:style style:name="P237" style:family="paragraph" style:parent-style-name="Heading_20_4">
      <style:text-properties officeooo:rsid="02500929" officeooo:paragraph-rsid="035fff6c"/>
    </style:style>
    <style:style style:name="P238" style:family="paragraph" style:parent-style-name="Heading_20_4">
      <style:text-properties officeooo:rsid="02500929" officeooo:paragraph-rsid="035eb393"/>
    </style:style>
    <style:style style:name="P239" style:family="paragraph" style:parent-style-name="Heading_20_4">
      <style:text-properties officeooo:rsid="02500929" officeooo:paragraph-rsid="0346d788"/>
    </style:style>
    <style:style style:name="P240" style:family="paragraph" style:parent-style-name="Heading_20_4">
      <style:text-properties officeooo:rsid="02500929" officeooo:paragraph-rsid="0346ad51"/>
    </style:style>
    <style:style style:name="P241" style:family="paragraph" style:parent-style-name="Heading_20_4">
      <style:text-properties officeooo:rsid="02500929" officeooo:paragraph-rsid="036cd8b6"/>
    </style:style>
    <style:style style:name="P242" style:family="paragraph" style:parent-style-name="Heading_20_4">
      <style:text-properties officeooo:rsid="02500929" officeooo:paragraph-rsid="036eb7c1"/>
    </style:style>
    <style:style style:name="P243" style:family="paragraph" style:parent-style-name="Heading_20_4">
      <style:text-properties officeooo:rsid="02500929" officeooo:paragraph-rsid="03920d2a"/>
    </style:style>
    <style:style style:name="P244" style:family="paragraph" style:parent-style-name="Heading_20_4">
      <style:text-properties officeooo:paragraph-rsid="035fff6c"/>
    </style:style>
    <style:style style:name="P245" style:family="paragraph" style:parent-style-name="Heading_20_4">
      <style:text-properties officeooo:paragraph-rsid="035eb393"/>
    </style:style>
    <style:style style:name="P246" style:family="paragraph" style:parent-style-name="Heading_20_4">
      <style:text-properties officeooo:paragraph-rsid="0346d788"/>
    </style:style>
    <style:style style:name="P247" style:family="paragraph" style:parent-style-name="Heading_20_4">
      <style:text-properties officeooo:paragraph-rsid="0346ad51"/>
    </style:style>
    <style:style style:name="P248" style:family="paragraph" style:parent-style-name="Heading_20_4">
      <style:text-properties officeooo:paragraph-rsid="036cd8b6"/>
    </style:style>
    <style:style style:name="P249" style:family="paragraph" style:parent-style-name="Heading_20_4">
      <style:text-properties officeooo:paragraph-rsid="036eb7c1"/>
    </style:style>
    <style:style style:name="P250" style:family="paragraph" style:parent-style-name="Heading_20_4">
      <style:text-properties officeooo:paragraph-rsid="03920d2a"/>
    </style:style>
    <style:style style:name="P251" style:family="paragraph" style:parent-style-name="Heading_20_4">
      <style:text-properties officeooo:paragraph-rsid="039b7458"/>
    </style:style>
    <style:style style:name="P252" style:family="paragraph" style:parent-style-name="Contents_20_1">
      <style:paragraph-properties>
        <style:tab-stops>
          <style:tab-stop style:position="6.5in" style:type="right" style:leader-style="dotted" style:leader-text="."/>
        </style:tab-stops>
      </style:paragraph-properties>
    </style:style>
    <style:style style:name="P253" style:family="paragraph" style:parent-style-name="List_20_Bullet">
      <style:text-properties officeooo:paragraph-rsid="042f94fb"/>
    </style:style>
    <style:style style:name="P254" style:family="paragraph" style:parent-style-name="List_20_Bullet">
      <style:text-properties officeooo:paragraph-rsid="033245b2"/>
    </style:style>
    <style:style style:name="P255" style:family="paragraph" style:parent-style-name="List_20_Bullet">
      <style:text-properties officeooo:rsid="01c8fcfb" officeooo:paragraph-rsid="0440063d"/>
    </style:style>
    <style:style style:name="P256" style:family="paragraph" style:parent-style-name="List_20_Bullet">
      <style:text-properties officeooo:rsid="03a43e89" officeooo:paragraph-rsid="03a43e89"/>
    </style:style>
    <style:style style:name="P257" style:family="paragraph" style:parent-style-name="List_20_Bullet">
      <style:text-properties officeooo:paragraph-rsid="0423e280"/>
    </style:style>
    <style:style style:name="P258"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259" style:family="paragraph" style:parent-style-name="List_20_Bullet_20_2" style:list-style-name="L1"/>
    <style:style style:name="P260" style:family="paragraph" style:parent-style-name="Heading_20_2">
      <style:text-properties officeooo:paragraph-rsid="033245b2"/>
    </style:style>
    <style:style style:name="P261" style:family="paragraph" style:parent-style-name="Heading_20_2">
      <style:text-properties officeooo:rsid="0343ff7d" officeooo:paragraph-rsid="0343ff7d"/>
    </style:style>
    <style:style style:name="P262" style:family="paragraph" style:parent-style-name="Heading_20_2">
      <style:text-properties officeooo:rsid="038b974d" officeooo:paragraph-rsid="038b974d"/>
    </style:style>
    <style:style style:name="P263" style:family="paragraph" style:parent-style-name="Heading_20_2">
      <style:text-properties officeooo:rsid="03a0e6bd" officeooo:paragraph-rsid="039baff5"/>
    </style:style>
    <style:style style:name="P264" style:family="paragraph" style:parent-style-name="Heading_20_2">
      <style:text-properties officeooo:rsid="03251980" officeooo:paragraph-rsid="033245b2"/>
    </style:style>
    <style:style style:name="P265" style:family="paragraph" style:parent-style-name="Heading_20_2">
      <style:text-properties officeooo:rsid="03a43e89" officeooo:paragraph-rsid="03a43e89"/>
    </style:style>
    <style:style style:name="P266" style:family="paragraph" style:parent-style-name="Heading_20_2">
      <style:paragraph-properties fo:break-before="page"/>
      <style:text-properties officeooo:paragraph-rsid="033245b2"/>
    </style:style>
    <style:style style:name="P267" style:family="paragraph" style:parent-style-name="Heading_20_2">
      <style:paragraph-properties fo:break-before="page"/>
      <style:text-properties fo:font-style="italic" fo:font-weight="bold" officeooo:paragraph-rsid="033245b2" style:font-style-asian="italic" style:font-weight-asian="bold"/>
    </style:style>
    <style:style style:name="P268" style:family="paragraph" style:parent-style-name="Heading_20_2" style:master-page-name="">
      <style:paragraph-properties style:page-number="auto" fo:break-before="auto" fo:break-after="auto"/>
      <style:text-properties officeooo:rsid="03b26af5" officeooo:paragraph-rsid="03b26af5"/>
    </style:style>
    <style:style style:name="P269" style:family="paragraph" style:parent-style-name="Contents_20_3">
      <style:paragraph-properties>
        <style:tab-stops>
          <style:tab-stop style:position="6.5in" style:type="right" style:leader-style="dotted" style:leader-text="."/>
        </style:tab-stops>
      </style:paragraph-properties>
    </style:style>
    <style:style style:name="P270" style:family="paragraph" style:parent-style-name="Code">
      <style:text-properties officeooo:rsid="03ef0207" officeooo:paragraph-rsid="03ef0207"/>
    </style:style>
    <style:style style:name="P271" style:family="paragraph" style:parent-style-name="Heading_20_1">
      <style:text-properties officeooo:paragraph-rsid="033245b2"/>
    </style:style>
    <style:style style:name="P272" style:family="paragraph" style:parent-style-name="Heading_20_1">
      <style:text-properties officeooo:paragraph-rsid="033245b2" fo:background-color="transparent"/>
    </style:style>
    <style:style style:name="P273" style:family="paragraph" style:parent-style-name="Heading_20_1">
      <style:paragraph-properties fo:break-before="page"/>
      <style:text-properties officeooo:paragraph-rsid="033245b2"/>
    </style:style>
    <style:style style:name="P274" style:family="paragraph" style:parent-style-name="Heading_20_1" style:master-page-name="Standard">
      <style:paragraph-properties style:page-number="auto"/>
    </style:style>
    <style:style style:name="P275" style:family="paragraph" style:parent-style-name="Standard" style:master-page-name="Standard">
      <style:paragraph-properties fo:text-align="center" style:justify-single-word="false" style:page-number="auto"/>
      <style:text-properties officeooo:paragraph-rsid="0213e52b"/>
    </style:style>
    <style:style style:name="P27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277"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278" style:family="paragraph" style:parent-style-name="Standard">
      <style:text-properties officeooo:paragraph-rsid="0456c932"/>
    </style:style>
    <style:style style:name="P279" style:family="paragraph" style:parent-style-name="Standard">
      <style:text-properties officeooo:rsid="0267bf7c" officeooo:paragraph-rsid="0456c932"/>
    </style:style>
    <style:style style:name="P280"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81"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282" style:family="paragraph" style:parent-style-name="Heading_20_3">
      <style:text-properties officeooo:paragraph-rsid="033245b2"/>
    </style:style>
    <style:style style:name="P283" style:family="paragraph" style:parent-style-name="Heading_20_3">
      <style:text-properties officeooo:rsid="03f1018c" officeooo:paragraph-rsid="03f1018c"/>
    </style:style>
    <style:style style:name="P284" style:family="paragraph" style:parent-style-name="Heading_20_3">
      <style:text-properties officeooo:rsid="03b06c05" officeooo:paragraph-rsid="03b06c05"/>
    </style:style>
    <style:style style:name="P285" style:family="paragraph" style:parent-style-name="Heading_20_3">
      <style:text-properties officeooo:rsid="03245c8c" officeooo:paragraph-rsid="033245b2"/>
    </style:style>
    <style:style style:name="P286" style:family="paragraph" style:parent-style-name="Heading_20_3">
      <style:text-properties officeooo:rsid="0400bc2c" officeooo:paragraph-rsid="0400bc2c"/>
    </style:style>
    <style:style style:name="P287" style:family="paragraph" style:parent-style-name="Heading_20_3">
      <style:text-properties officeooo:paragraph-rsid="03799383"/>
    </style:style>
    <style:style style:name="P288" style:family="paragraph" style:parent-style-name="Heading_20_3">
      <style:text-properties officeooo:paragraph-rsid="03426e3d"/>
    </style:style>
    <style:style style:name="P289" style:family="paragraph" style:parent-style-name="Heading_20_3">
      <style:text-properties officeooo:paragraph-rsid="03435a2a"/>
    </style:style>
    <style:style style:name="P290" style:family="paragraph" style:parent-style-name="Heading_20_3">
      <style:text-properties officeooo:rsid="03435a2a" officeooo:paragraph-rsid="03799383"/>
    </style:style>
    <style:style style:name="P291" style:family="paragraph" style:parent-style-name="Heading_20_3">
      <style:text-properties officeooo:paragraph-rsid="03507df8"/>
    </style:style>
    <style:style style:name="P292" style:family="paragraph" style:parent-style-name="Heading_20_3">
      <style:text-properties officeooo:rsid="0346ad51" officeooo:paragraph-rsid="0346d788"/>
    </style:style>
    <style:style style:name="P293" style:family="paragraph" style:parent-style-name="Heading_20_3">
      <style:text-properties officeooo:rsid="0346ad51" officeooo:paragraph-rsid="03920d2a"/>
    </style:style>
    <style:style style:name="P294" style:family="paragraph" style:parent-style-name="Heading_20_3">
      <style:text-properties officeooo:rsid="024c20ef" officeooo:paragraph-rsid="035dfea9"/>
    </style:style>
    <style:style style:name="P295" style:family="paragraph" style:parent-style-name="Heading_20_3">
      <style:text-properties officeooo:rsid="02500929" officeooo:paragraph-rsid="03507df8"/>
    </style:style>
    <style:style style:name="P296" style:family="paragraph" style:parent-style-name="Heading_20_3">
      <style:text-properties officeooo:rsid="02500929" officeooo:paragraph-rsid="040b401f"/>
    </style:style>
    <style:style style:name="P297" style:family="paragraph" style:parent-style-name="Heading_20_3">
      <style:text-properties officeooo:rsid="02515492" officeooo:paragraph-rsid="0355d1a1"/>
    </style:style>
    <style:style style:name="P298" style:family="paragraph" style:parent-style-name="Heading_20_3">
      <style:text-properties officeooo:rsid="03672ada" officeooo:paragraph-rsid="03920d2a"/>
    </style:style>
    <style:style style:name="P299" style:family="paragraph" style:parent-style-name="Heading_20_3">
      <style:text-properties officeooo:paragraph-rsid="03920d2a"/>
    </style:style>
    <style:style style:name="P300" style:family="paragraph" style:parent-style-name="Heading_20_3">
      <style:text-properties officeooo:rsid="040cff4f" officeooo:paragraph-rsid="040cff4f"/>
    </style:style>
    <style:style style:name="P301" style:family="paragraph" style:parent-style-name="Heading_20_3">
      <style:text-properties officeooo:rsid="03251980" officeooo:paragraph-rsid="033245b2"/>
    </style:style>
    <style:style style:name="P302" style:family="paragraph" style:parent-style-name="Heading_20_3">
      <style:text-properties officeooo:paragraph-rsid="033245b2" style:language-asian="en" style:country-asian="US" style:language-complex="en" style:country-complex="US"/>
    </style:style>
    <style:style style:name="P303" style:family="paragraph" style:parent-style-name="Heading_20_3">
      <style:text-properties officeooo:rsid="02755b9d" officeooo:paragraph-rsid="033245b2"/>
    </style:style>
    <style:style style:name="P304" style:family="paragraph" style:parent-style-name="Heading_20_3">
      <style:text-properties officeooo:rsid="03ac2884" officeooo:paragraph-rsid="03ac2884"/>
    </style:style>
    <style:style style:name="P305" style:family="paragraph" style:parent-style-name="Heading_20_3" style:master-page-name="">
      <style:paragraph-properties style:page-number="auto" fo:break-before="auto" fo:break-after="auto"/>
      <style:text-properties officeooo:paragraph-rsid="033245b2"/>
    </style:style>
    <style:style style:name="P306"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1" style:font-size-complex="11pt" style:language-complex="en" style:country-complex="US"/>
    </style:style>
    <style:style style:name="P307" style:family="paragraph" style:parent-style-name="Table_20_Contents">
      <style:text-properties officeooo:paragraph-rsid="033245b2"/>
    </style:style>
    <style:style style:name="P308" style:family="paragraph" style:parent-style-name="Table_20_Contents">
      <style:text-properties officeooo:rsid="045fa8c5" officeooo:paragraph-rsid="045fa8c5"/>
    </style:style>
    <style:style style:name="P309" style:family="paragraph" style:parent-style-name="Table_20_Contents">
      <style:text-properties officeooo:rsid="045fa8c5" officeooo:paragraph-rsid="0456c932"/>
    </style:style>
    <style:style style:name="P310" style:family="paragraph" style:parent-style-name="Table_20_Contents">
      <style:text-properties officeooo:rsid="04602926" officeooo:paragraph-rsid="0456c932"/>
    </style:style>
    <style:style style:name="P311" style:family="paragraph" style:parent-style-name="Table_20_Contents">
      <style:text-properties officeooo:paragraph-rsid="0456c932"/>
    </style:style>
    <style:style style:name="P312" style:family="paragraph" style:parent-style-name="Contents_20_2">
      <style:paragraph-properties>
        <style:tab-stops>
          <style:tab-stop style:position="6.5in" style:type="right" style:leader-style="dotted" style:leader-text="."/>
        </style:tab-stops>
      </style:paragraph-properties>
    </style:style>
    <style:style style:name="P3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3700f27"/>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4c851a" style:font-weight-asian="bold" style:font-weight-complex="bold"/>
    </style:style>
    <style:style style:name="T17" style:family="text">
      <style:text-properties fo:font-weight="bold" style:letter-kerning="true" style:font-weight-asian="bold"/>
    </style:style>
    <style:style style:name="T18" style:family="text">
      <style:text-properties fo:font-weight="bold" officeooo:rsid="02b4df57" style:letter-kerning="true" style:font-weight-asian="bold"/>
    </style:style>
    <style:style style:name="T19" style:family="text">
      <style:text-properties fo:font-weight="bold" officeooo:rsid="0170eb86" style:letter-kerning="true" style:font-weight-asian="bold"/>
    </style:style>
    <style:style style:name="T20" style:family="text">
      <style:text-properties fo:font-weight="bold" style:font-weight-asian="normal" style:font-weight-complex="normal"/>
    </style:style>
    <style:style style:name="T21" style:family="text">
      <style:text-properties fo:color="#000000" style:font-name="Arial2" fo:font-size="12pt" fo:background-color="transparent" loext:char-shading-value="0" style:font-name-asian="Arial3" style:font-size-asian="12pt" style:language-asian="en" style:country-asian="US" style:font-name-complex="Times New Roman1" style:font-size-complex="12pt" style:language-complex="en" style:country-complex="US"/>
    </style:style>
    <style:style style:name="T22" style:family="text">
      <style:text-properties fo:color="#000000" style:font-name-asian="Arial3" style:language-asian="en" style:country-asian="US" style:font-weight-asian="bold" style:font-name-complex="Times New Roman1" style:language-complex="en" style:country-complex="US"/>
    </style:style>
    <style:style style:name="T23" style:family="text">
      <style:text-properties fo:color="#000000" style:font-name-asian="Arial3" style:language-asian="en" style:country-asian="US" style:font-name-complex="Times New Roman1" style:language-complex="en" style:country-complex="US"/>
    </style:style>
    <style:style style:name="T24" style:family="text">
      <style:text-properties fo:font-size="28pt" fo:font-weight="bold" style:font-size-asian="28pt" style:font-weight-asian="bold" style:font-size-complex="28pt"/>
    </style:style>
    <style:style style:name="T25" style:family="text">
      <style:text-properties fo:font-size="28pt" fo:font-weight="bold" officeooo:rsid="0217c8b6" style:font-size-asian="28pt" style:font-weight-asian="bold" style:font-size-complex="28pt"/>
    </style:style>
    <style:style style:name="T26" style:family="text">
      <style:text-properties fo:font-size="28pt" fo:font-weight="bold" officeooo:rsid="033245b2" style:font-size-asian="28pt" style:font-weight-asian="bold" style:font-size-complex="28pt"/>
    </style:style>
    <style:style style:name="T27" style:family="text">
      <style:text-properties fo:font-style="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346d788" style:font-style-asian="italic" style:font-style-complex="italic"/>
    </style:style>
    <style:style style:name="T31" style:family="text">
      <style:text-properties fo:font-style="italic" officeooo:rsid="022d404f" style:font-style-asian="italic" style:font-style-complex="italic"/>
    </style:style>
    <style:style style:name="T32" style:family="text">
      <style:text-properties fo:font-style="italic" officeooo:rsid="037cbbac" style:font-style-asian="italic" style:font-style-complex="italic"/>
    </style:style>
    <style:style style:name="T33" style:family="text">
      <style:text-properties fo:font-style="italic" officeooo:rsid="034ea627" style:font-style-asian="italic" style:font-style-complex="italic"/>
    </style:style>
    <style:style style:name="T34" style:family="text">
      <style:text-properties fo:font-style="italic" officeooo:rsid="037deae6" style:font-style-asian="italic" style:font-style-complex="italic"/>
    </style:style>
    <style:style style:name="T35" style:family="text">
      <style:text-properties fo:font-style="italic" officeooo:rsid="037fa00d" style:font-style-asian="italic" style:font-style-complex="italic"/>
    </style:style>
    <style:style style:name="T36" style:family="text">
      <style:text-properties fo:font-style="italic" officeooo:rsid="0383e379" style:font-style-asian="italic" style:font-style-complex="italic"/>
    </style:style>
    <style:style style:name="T37" style:family="text">
      <style:text-properties fo:font-style="italic" officeooo:rsid="03a2b604" style:font-style-asian="italic" style:font-style-complex="italic"/>
    </style:style>
    <style:style style:name="T38" style:family="text">
      <style:text-properties fo:font-style="italic" officeooo:rsid="02736634" style:font-style-asian="italic" style:font-style-complex="italic"/>
    </style:style>
    <style:style style:name="T39" style:family="text">
      <style:text-properties fo:font-style="italic" officeooo:rsid="03e4ea5f" style:font-style-asian="italic" style:font-style-complex="italic"/>
    </style:style>
    <style:style style:name="T40" style:family="text">
      <style:text-properties fo:font-style="italic" officeooo:rsid="04162580" style:font-style-asian="italic" style:font-style-complex="italic"/>
    </style:style>
    <style:style style:name="T41" style:family="text">
      <style:text-properties fo:font-style="italic" officeooo:rsid="0433eb95" style:font-style-asian="italic" style:font-style-complex="italic"/>
    </style:style>
    <style:style style:name="T42" style:family="text">
      <style:text-properties fo:font-style="italic" officeooo:rsid="03d766f2" style:font-style-asian="italic" style:font-style-complex="italic"/>
    </style:style>
    <style:style style:name="T43" style:family="text">
      <style:text-properties fo:font-style="italic" officeooo:rsid="0355fa90"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3573ced" style:font-style-asian="italic" style:font-weight-asian="bold" style:font-style-complex="italic" style:font-weight-complex="bold"/>
    </style:style>
    <style:style style:name="T46" style:family="text">
      <style:text-properties fo:font-style="italic" fo:font-weight="bold" officeooo:rsid="0355d1a1" style:font-style-asian="italic" style:font-weight-asian="bold" style:font-style-complex="italic" style:font-weight-complex="bold"/>
    </style:style>
    <style:style style:name="T47" style:family="text">
      <style:text-properties fo:font-style="italic" fo:font-weight="bold" officeooo:rsid="03745d30" style:font-style-asian="italic" style:font-weight-asian="bold" style:font-style-complex="italic" style:font-weight-complex="bold"/>
    </style:style>
    <style:style style:name="T48" style:family="text">
      <style:text-properties fo:font-style="italic" fo:font-weight="bold" officeooo:rsid="024c20ef" style:font-style-asian="italic" style:font-weight-asian="bold" style:font-style-complex="italic" style:font-weight-complex="bold"/>
    </style:style>
    <style:style style:name="T49" style:family="text">
      <style:text-properties fo:font-style="italic" fo:font-weight="bold" officeooo:rsid="0383e379" style:font-style-asian="italic" style:font-weight-asian="bold" style:font-style-complex="italic" style:font-weight-complex="bold"/>
    </style:style>
    <style:style style:name="T50" style:family="text">
      <style:text-properties fo:font-style="italic" fo:font-weight="bold" style:font-style-asian="italic" style:font-weight-asian="bold" style:font-weight-complex="bold"/>
    </style:style>
    <style:style style:name="T51"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52"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53" style:family="text">
      <style:text-properties fo:font-style="italic" fo:font-weight="bold" style:font-weight-asian="bold" style:font-weight-complex="bold"/>
    </style:style>
    <style:style style:name="T54" style:family="text">
      <style:text-properties fo:font-style="italic" style:font-name-asian="Arial3" style:language-asian="en" style:country-asian="US" style:font-style-asian="italic" style:font-name-complex="Times New Roman1" style:language-complex="en" style:country-complex="US"/>
    </style:style>
    <style:style style:name="T55" style:family="text">
      <style:text-properties fo:font-style="italic" style:language-asian="en" style:country-asian="US" style:font-style-asian="italic" style:language-complex="en" style:country-complex="US"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ize="7pt" style:font-size-asian="7pt" style:font-size-complex="7pt"/>
    </style:style>
    <style:style style:name="T58" style:family="text">
      <style:text-properties fo:font-size="7pt" officeooo:rsid="02157b68" style:font-size-asian="7pt" style:font-size-complex="7pt"/>
    </style:style>
    <style:style style:name="T59" style:family="text">
      <style:text-properties fo:font-size="7pt" officeooo:rsid="033245b2" style:font-size-asian="7pt" style:font-size-complex="7pt"/>
    </style:style>
    <style:style style:name="T60" style:family="text">
      <style:text-properties fo:font-style="normal" style:font-style-asian="normal" style:font-style-complex="normal"/>
    </style:style>
    <style:style style:name="T61" style:family="text">
      <style:text-properties fo:font-style="normal" officeooo:rsid="040b2054"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35150ab" style:font-style-asian="normal" style:font-weight-asian="normal" style:font-style-complex="normal" style:font-weight-complex="normal"/>
    </style:style>
    <style:style style:name="T64" style:family="text">
      <style:text-properties fo:font-style="normal" fo:font-weight="normal" officeooo:rsid="0355d1a1" style:font-style-asian="normal" style:font-weight-asian="normal" style:font-style-complex="normal" style:font-weight-complex="normal"/>
    </style:style>
    <style:style style:name="T65" style:family="text">
      <style:text-properties fo:font-style="normal" fo:font-weight="normal" officeooo:rsid="04220241" style:font-style-asian="normal" style:font-weight-asian="normal" style:font-style-complex="normal" style:font-weight-complex="normal"/>
    </style:style>
    <style:style style:name="T66" style:family="text">
      <style:text-properties fo:font-style="normal" fo:font-weight="normal" officeooo:rsid="02500929" style:font-style-asian="normal" style:font-weight-asian="normal" style:font-style-complex="normal" style:font-weight-complex="normal"/>
    </style:style>
    <style:style style:name="T67" style:family="text">
      <style:text-properties fo:font-style="normal" fo:font-weight="normal" style:font-name-asian="Arial4" style:font-style-asian="normal" style:font-weight-asian="normal" style:font-name-complex="Arial4" style:font-style-complex="normal" style:font-weight-complex="normal"/>
    </style:style>
    <style:style style:name="T68" style:family="text">
      <style:text-properties fo:font-style="normal" style:font-name-asian="Arial3" style:language-asian="en" style:country-asian="US" style:font-style-asian="normal" style:font-name-complex="Times New Roman1" style:language-complex="en" style:country-complex="US" style:font-style-complex="normal"/>
    </style:style>
    <style:style style:name="T69" style:family="text">
      <style:text-properties officeooo:rsid="026a8d24"/>
    </style:style>
    <style:style style:name="T70" style:family="text">
      <style:text-properties fo:font-size="11pt" fo:font-weight="bold"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71" style:family="text">
      <style:text-properties fo:font-size="11pt" fo:font-weight="bold" officeooo:rsid="03ab7e98" style:font-name-asian="Courier1" style:font-size-asian="11pt" style:language-asian="en" style:country-asian="US" style:font-weight-asian="bold" style:font-name-complex="Times New Roman1" style:font-size-complex="11pt" style:language-complex="en" style:country-complex="US" style:font-weight-complex="bold"/>
    </style:style>
    <style:style style:name="T72" style:family="text">
      <style:text-properties fo:font-size="11pt" style:font-size-asian="11pt" style:font-size-complex="11pt"/>
    </style:style>
    <style:style style:name="T73" style:family="text">
      <style:text-properties fo:font-size="11pt" officeooo:rsid="0446d14f" style:font-size-asian="11pt" style:font-size-complex="11pt"/>
    </style:style>
    <style:style style:name="T74" style:family="text">
      <style:text-properties style:font-name="Arial" fo:font-size="12pt" fo:language="en" fo:country="US" style:font-size-asian="12pt" style:language-asian="en" style:country-asian="US" style:font-name-complex="Times New Roman1" style:font-size-complex="12pt" style:language-complex="en" style:country-complex="US"/>
    </style:style>
    <style:style style:name="T75" style:family="text">
      <style:text-properties style:font-name="Arial" fo:font-size="12pt" fo:language="en" fo:country="US" officeooo:rsid="03325c6b" style:font-size-asian="12pt" style:language-asian="en" style:country-asian="US" style:font-name-complex="Times New Roman1" style:font-size-complex="12pt" style:language-complex="en" style:country-complex="US"/>
    </style:style>
    <style:style style:name="T76" style:family="text">
      <style:text-properties style:font-name="Arial" fo:font-size="12pt" fo:language="en" fo:country="US" officeooo:rsid="03702c27" style:font-size-asian="12pt" style:language-asian="en" style:country-asian="US" style:font-name-complex="Times New Roman1" style:font-size-complex="12pt" style:language-complex="en" style:country-complex="US"/>
    </style:style>
    <style:style style:name="T77" style:family="text">
      <style:text-properties style:font-name="Arial" fo:font-size="12pt" fo:language="en" fo:country="US" officeooo:rsid="02a51476" style:font-size-asian="12pt" style:language-asian="en" style:country-asian="US" style:font-name-complex="Times New Roman1" style:font-size-complex="12pt" style:language-complex="en" style:country-complex="US"/>
    </style:style>
    <style:style style:name="T78" style:family="text">
      <style:text-properties style:font-name="Arial" fo:font-size="12pt" fo:language="en" fo:country="US" officeooo:rsid="03ed4ff9" style:font-size-asian="12pt" style:language-asian="en" style:country-asian="US" style:font-name-complex="Times New Roman1" style:font-size-complex="12pt" style:language-complex="en" style:country-complex="US"/>
    </style:style>
    <style:style style:name="T79" style:family="text">
      <style:text-properties style:font-name="Arial" fo:font-size="12pt" fo:language="en" fo:country="US" officeooo:rsid="042d0836" style:font-size-asian="12pt" style:language-asian="en" style:country-asian="US" style:font-name-complex="Times New Roman1" style:font-size-complex="12pt" style:language-complex="en" style:country-complex="US"/>
    </style:style>
    <style:style style:name="T80" style:family="text">
      <style:text-properties style:font-name="Arial" fo:font-size="12pt" fo:language="en" fo:country="US" fo:font-weight="bold" style:font-size-asian="12pt" style:language-asian="en" style:country-asian="US" style:font-weight-asian="bold" style:font-name-complex="Times New Roman1" style:font-size-complex="12pt" style:language-complex="en" style:country-complex="US"/>
    </style:style>
    <style:style style:name="T81" style:family="text">
      <style:text-properties style:font-name="Arial" fo:font-size="12pt" fo:language="en" fo:country="US" fo:font-weight="bold" officeooo:rsid="03d2b6b7" style:font-size-asian="12pt" style:language-asian="en" style:country-asian="US" style:font-weight-asian="bold" style:font-name-complex="Times New Roman1" style:font-size-complex="12pt" style:language-complex="en" style:country-complex="US"/>
    </style:style>
    <style:style style:name="T82" style:family="text">
      <style:text-properties style:font-name="Arial" fo:font-size="12pt" fo:language="en" fo:country="US" fo:font-style="normal" officeooo:rsid="03ed4ff9" style:font-size-asian="12pt" style:language-asian="en" style:country-asian="US" style:font-style-asian="normal" style:font-name-complex="Times New Roman1" style:font-size-complex="12pt" style:language-complex="en" style:country-complex="US" style:font-style-complex="normal"/>
    </style:style>
    <style:style style:name="T83" style:family="text">
      <style:text-properties style:font-name="Arial" fo:language="en" fo:country="US" fo:font-style="italic" style:language-asian="en" style:country-asian="US" style:font-style-asian="italic" style:font-name-complex="Times New Roman1" style:language-complex="en" style:country-complex="US" style:font-style-complex="italic"/>
    </style:style>
    <style:style style:name="T84" style:family="text">
      <style:text-properties officeooo:rsid="02f6521f"/>
    </style:style>
    <style:style style:name="T85"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1" style:font-size-complex="11pt" style:language-complex="en" style:country-complex="US"/>
    </style:style>
    <style:style style:name="T86" style:family="text">
      <style:text-properties fo:color="#0000ff" style:font-name="Arial" fo:font-size="11pt" fo:language="en" fo:country="US" style:text-underline-style="solid" style:text-underline-width="auto" style:text-underline-color="font-color" officeooo:rsid="042eced4" style:font-size-asian="11pt" style:language-asian="en" style:country-asian="US" style:font-name-complex="Times New Roman1" style:font-size-complex="11pt" style:language-complex="en" style:country-complex="US"/>
    </style:style>
    <style:style style:name="T87" style:family="text">
      <style:text-properties officeooo:rsid="02afbf8e"/>
    </style:style>
    <style:style style:name="T88" style:family="text">
      <style:text-properties officeooo:rsid="02b19c25"/>
    </style:style>
    <style:style style:name="T89" style:family="text">
      <style:text-properties officeooo:rsid="022a5562"/>
    </style:style>
    <style:style style:name="T90" style:family="text">
      <style:text-properties fo:font-size="12pt" style:font-name-asian="Arial3" style:font-size-asian="12pt" style:language-asian="en" style:country-asian="US" style:font-name-complex="Times New Roman1" style:font-size-complex="12pt" style:language-complex="en" style:country-complex="US"/>
    </style:style>
    <style:style style:name="T91" style:family="text">
      <style:text-properties fo:font-size="12pt" officeooo:rsid="02f934de" style:font-name-asian="Arial3" style:font-size-asian="12pt" style:language-asian="en" style:country-asian="US" style:font-name-complex="Times New Roman1" style:font-size-complex="12pt" style:language-complex="en" style:country-complex="US"/>
    </style:style>
    <style:style style:name="T92" style:family="text">
      <style:text-properties fo:font-size="12pt" officeooo:rsid="0357f9a4" style:font-name-asian="Arial3" style:font-size-asian="12pt" style:language-asian="en" style:country-asian="US" style:font-name-complex="Times New Roman1" style:font-size-complex="12pt" style:language-complex="en" style:country-complex="US"/>
    </style:style>
    <style:style style:name="T93" style:family="text">
      <style:text-properties fo:font-size="12pt" officeooo:rsid="030692e3" style:font-name-asian="Arial3" style:font-size-asian="12pt" style:language-asian="en" style:country-asian="US" style:font-name-complex="Times New Roman1" style:font-size-complex="12pt" style:language-complex="en" style:country-complex="US"/>
    </style:style>
    <style:style style:name="T94" style:family="text">
      <style:text-properties fo:font-size="12pt" officeooo:rsid="02308e08" style:font-name-asian="Arial3" style:font-size-asian="12pt" style:language-asian="en" style:country-asian="US" style:font-name-complex="Times New Roman1" style:font-size-complex="12pt" style:language-complex="en" style:country-complex="US"/>
    </style:style>
    <style:style style:name="T95" style:family="text">
      <style:text-properties fo:font-size="12pt" officeooo:rsid="0232df43" style:font-name-asian="Arial3" style:font-size-asian="12pt" style:language-asian="en" style:country-asian="US" style:font-name-complex="Times New Roman1" style:font-size-complex="12pt" style:language-complex="en" style:country-complex="US"/>
    </style:style>
    <style:style style:name="T96" style:family="text">
      <style:text-properties fo:font-size="12pt" officeooo:rsid="026bc2ef" style:font-name-asian="Arial3" style:font-size-asian="12pt" style:language-asian="en" style:country-asian="US" style:font-name-complex="Times New Roman1" style:font-size-complex="12pt" style:language-complex="en" style:country-complex="US"/>
    </style:style>
    <style:style style:name="T97" style:family="text">
      <style:text-properties fo:font-size="12pt" officeooo:rsid="02755b9d" style:font-name-asian="Arial3" style:font-size-asian="12pt" style:language-asian="en" style:country-asian="US" style:font-name-complex="Times New Roman1" style:font-size-complex="12pt" style:language-complex="en" style:country-complex="US"/>
    </style:style>
    <style:style style:name="T98" style:family="text">
      <style:text-properties fo:font-size="12pt" officeooo:rsid="0333881b" style:font-name-asian="Arial3" style:font-size-asian="12pt" style:language-asian="en" style:country-asian="US" style:font-name-complex="Times New Roman1" style:font-size-complex="12pt" style:language-complex="en" style:country-complex="US"/>
    </style:style>
    <style:style style:name="T99" style:family="text">
      <style:text-properties fo:font-size="12pt" officeooo:rsid="0334a306" style:font-name-asian="Arial3" style:font-size-asian="12pt" style:language-asian="en" style:country-asian="US" style:font-name-complex="Times New Roman1" style:font-size-complex="12pt" style:language-complex="en" style:country-complex="US"/>
    </style:style>
    <style:style style:name="T100" style:family="text">
      <style:text-properties fo:font-size="12pt" officeooo:rsid="0335f8b9" style:font-name-asian="Arial3" style:font-size-asian="12pt" style:language-asian="en" style:country-asian="US" style:font-name-complex="Times New Roman1" style:font-size-complex="12pt" style:language-complex="en" style:country-complex="US"/>
    </style:style>
    <style:style style:name="T101" style:family="text">
      <style:text-properties fo:font-size="12pt" officeooo:rsid="033605fe" style:font-name-asian="Arial3" style:font-size-asian="12pt" style:language-asian="en" style:country-asian="US" style:font-name-complex="Times New Roman1" style:font-size-complex="12pt" style:language-complex="en" style:country-complex="US"/>
    </style:style>
    <style:style style:name="T102" style:family="text">
      <style:text-properties fo:font-size="12pt" officeooo:rsid="03375bf9" style:font-name-asian="Arial3" style:font-size-asian="12pt" style:language-asian="en" style:country-asian="US" style:font-name-complex="Times New Roman1" style:font-size-complex="12pt" style:language-complex="en" style:country-complex="US"/>
    </style:style>
    <style:style style:name="T103" style:family="text">
      <style:text-properties fo:font-size="12pt" officeooo:rsid="0337c768" style:font-name-asian="Arial3" style:font-size-asian="12pt" style:language-asian="en" style:country-asian="US" style:font-name-complex="Times New Roman1" style:font-size-complex="12pt" style:language-complex="en" style:country-complex="US"/>
    </style:style>
    <style:style style:name="T104" style:family="text">
      <style:text-properties fo:font-size="12pt" officeooo:rsid="0338a1d2" style:font-name-asian="Arial3" style:font-size-asian="12pt" style:language-asian="en" style:country-asian="US" style:font-name-complex="Times New Roman1" style:font-size-complex="12pt" style:language-complex="en" style:country-complex="US"/>
    </style:style>
    <style:style style:name="T105" style:family="text">
      <style:text-properties fo:font-size="12pt" officeooo:rsid="03728a10" style:font-name-asian="Arial3" style:font-size-asian="12pt" style:language-asian="en" style:country-asian="US" style:font-name-complex="Times New Roman1" style:font-size-complex="12pt" style:language-complex="en" style:country-complex="US"/>
    </style:style>
    <style:style style:name="T106" style:family="text">
      <style:text-properties fo:font-size="12pt" officeooo:rsid="03745d30" style:font-name-asian="Arial3" style:font-size-asian="12pt" style:language-asian="en" style:country-asian="US" style:font-name-complex="Times New Roman1" style:font-size-complex="12pt" style:language-complex="en" style:country-complex="US"/>
    </style:style>
    <style:style style:name="T107" style:family="text">
      <style:text-properties fo:font-size="12pt" officeooo:rsid="0374c27f" style:font-name-asian="Arial3" style:font-size-asian="12pt" style:language-asian="en" style:country-asian="US" style:font-name-complex="Times New Roman1" style:font-size-complex="12pt" style:language-complex="en" style:country-complex="US"/>
    </style:style>
    <style:style style:name="T108" style:family="text">
      <style:text-properties fo:font-size="12pt" officeooo:rsid="03759977" style:font-name-asian="Arial3" style:font-size-asian="12pt" style:language-asian="en" style:country-asian="US" style:font-name-complex="Times New Roman1" style:font-size-complex="12pt" style:language-complex="en" style:country-complex="US"/>
    </style:style>
    <style:style style:name="T109" style:family="text">
      <style:text-properties fo:font-size="12pt" officeooo:rsid="03aaa740" style:font-name-asian="Arial3" style:font-size-asian="12pt" style:language-asian="en" style:country-asian="US" style:font-name-complex="Times New Roman1" style:font-size-complex="12pt" style:language-complex="en" style:country-complex="US"/>
    </style:style>
    <style:style style:name="T110" style:family="text">
      <style:text-properties fo:font-size="12pt" officeooo:rsid="03c589bf" style:font-name-asian="Arial3" style:font-size-asian="12pt" style:language-asian="en" style:country-asian="US" style:font-name-complex="Times New Roman1" style:font-size-complex="12pt" style:language-complex="en" style:country-complex="US"/>
    </style:style>
    <style:style style:name="T111" style:family="text">
      <style:text-properties fo:font-size="12pt" officeooo:rsid="03f782c7" style:font-name-asian="Arial3" style:font-size-asian="12pt" style:language-asian="en" style:country-asian="US" style:font-name-complex="Times New Roman1" style:font-size-complex="12pt" style:language-complex="en" style:country-complex="US"/>
    </style:style>
    <style:style style:name="T112" style:family="text">
      <style:text-properties fo:font-size="12pt" officeooo:rsid="03fc7dc6" style:font-name-asian="Arial3" style:font-size-asian="12pt" style:language-asian="en" style:country-asian="US" style:font-name-complex="Times New Roman1" style:font-size-complex="12pt" style:language-complex="en" style:country-complex="US"/>
    </style:style>
    <style:style style:name="T113" style:family="text">
      <style:text-properties fo:font-size="12pt" officeooo:rsid="03fd1cf7" style:font-name-asian="Arial3" style:font-size-asian="12pt" style:language-asian="en" style:country-asian="US" style:font-name-complex="Times New Roman1" style:font-size-complex="12pt" style:language-complex="en" style:country-complex="US"/>
    </style:style>
    <style:style style:name="T114" style:family="text">
      <style:text-properties fo:font-size="12pt" officeooo:rsid="0400bc2c" style:font-name-asian="Arial3" style:font-size-asian="12pt" style:language-asian="en" style:country-asian="US" style:font-name-complex="Times New Roman1" style:font-size-complex="12pt" style:language-complex="en" style:country-complex="US"/>
    </style:style>
    <style:style style:name="T115" style:family="text">
      <style:text-properties fo:font-size="12pt" officeooo:rsid="0430ea12" style:font-name-asian="Arial3" style:font-size-asian="12pt" style:language-asian="en" style:country-asian="US" style:font-name-complex="Times New Roman1" style:font-size-complex="12pt" style:language-complex="en" style:country-complex="US"/>
    </style:style>
    <style:style style:name="T116" style:family="text">
      <style:text-properties fo:font-size="12pt" officeooo:rsid="043789df" style:font-name-asian="Arial3" style:font-size-asian="12pt" style:language-asian="en" style:country-asian="US" style:font-name-complex="Times New Roman1" style:font-size-complex="12pt" style:language-complex="en" style:country-complex="US"/>
    </style:style>
    <style:style style:name="T117" style:family="text">
      <style:text-properties fo:font-size="12pt" officeooo:rsid="043a63bf" style:font-name-asian="Arial3" style:font-size-asian="12pt" style:language-asian="en" style:country-asian="US" style:font-name-complex="Times New Roman1" style:font-size-complex="12pt" style:language-complex="en" style:country-complex="US"/>
    </style:style>
    <style:style style:name="T118" style:family="text">
      <style:text-properties fo:font-size="12pt" officeooo:rsid="043b9720" style:font-name-asian="Arial3" style:font-size-asian="12pt" style:language-asian="en" style:country-asian="US" style:font-name-complex="Times New Roman1" style:font-size-complex="12pt" style:language-complex="en" style:country-complex="US"/>
    </style:style>
    <style:style style:name="T119" style:family="text">
      <style:text-properties fo:font-size="12pt" officeooo:rsid="043c2187" style:font-name-asian="Arial3" style:font-size-asian="12pt" style:language-asian="en" style:country-asian="US" style:font-name-complex="Times New Roman1" style:font-size-complex="12pt" style:language-complex="en" style:country-complex="US"/>
    </style:style>
    <style:style style:name="T120" style:family="text">
      <style:text-properties fo:font-size="12pt" officeooo:rsid="043e9d99" style:font-name-asian="Arial3" style:font-size-asian="12pt" style:language-asian="en" style:country-asian="US" style:font-name-complex="Times New Roman1" style:font-size-complex="12pt" style:language-complex="en" style:country-complex="US"/>
    </style:style>
    <style:style style:name="T121" style:family="text">
      <style:text-properties fo:font-size="12pt" officeooo:rsid="04490929" style:font-name-asian="Arial3" style:font-size-asian="12pt" style:language-asian="en" style:country-asian="US" style:font-name-complex="Times New Roman1" style:font-size-complex="12pt" style:language-complex="en" style:country-complex="US"/>
    </style:style>
    <style:style style:name="T122" style:family="text">
      <style:text-properties fo:font-size="12pt" officeooo:rsid="044ae447" style:font-name-asian="Arial3" style:font-size-asian="12pt" style:language-asian="en" style:country-asian="US" style:font-name-complex="Times New Roman1" style:font-size-complex="12pt" style:language-complex="en" style:country-complex="US"/>
    </style:style>
    <style:style style:name="T123" style:family="text">
      <style:text-properties fo:font-size="12pt" officeooo:rsid="044c851a" style:font-name-asian="Arial3" style:font-size-asian="12pt" style:language-asian="en" style:country-asian="US" style:font-name-complex="Times New Roman1" style:font-size-complex="12pt" style:language-complex="en" style:country-complex="US"/>
    </style:style>
    <style:style style:name="T124"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style>
    <style:style style:name="T125" style:family="text">
      <style:text-properties fo:font-size="12pt" fo:font-style="italic" officeooo:rsid="022edc95" style:font-name-asian="Arial3" style:font-size-asian="12pt" style:language-asian="en" style:country-asian="US" style:font-style-asian="italic" style:font-name-complex="Times New Roman1" style:font-size-complex="12pt" style:language-complex="en" style:country-complex="US"/>
    </style:style>
    <style:style style:name="T126" style:family="text">
      <style:text-properties fo:font-size="12pt" fo:font-style="italic" officeooo:rsid="03051d1a" style:font-name-asian="Arial3" style:font-size-asian="12pt" style:language-asian="en" style:country-asian="US" style:font-style-asian="italic" style:font-name-complex="Times New Roman1" style:font-size-complex="12pt" style:language-complex="en" style:country-complex="US"/>
    </style:style>
    <style:style style:name="T127" style:family="text">
      <style:text-properties fo:font-size="12pt" fo:font-style="italic" officeooo:rsid="026bc2ef" style:font-name-asian="Arial3" style:font-size-asian="12pt" style:language-asian="en" style:country-asian="US" style:font-style-asian="italic" style:font-name-complex="Times New Roman1" style:font-size-complex="12pt" style:language-complex="en" style:country-complex="US"/>
    </style:style>
    <style:style style:name="T128" style:family="text">
      <style:text-properties fo:font-size="12pt" fo:font-style="italic" officeooo:rsid="03342dda" style:font-name-asian="Arial3" style:font-size-asian="12pt" style:language-asian="en" style:country-asian="US" style:font-style-asian="italic" style:font-name-complex="Times New Roman1" style:font-size-complex="12pt" style:language-complex="en" style:country-complex="US"/>
    </style:style>
    <style:style style:name="T129" style:family="text">
      <style:text-properties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0" style:family="text">
      <style:text-properties fo:font-size="12pt" fo:font-style="italic" officeooo:rsid="0337c768"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1" style:family="text">
      <style:text-properties fo:font-size="12pt" fo:font-style="italic" officeooo:rsid="0374c27f"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2" style:family="text">
      <style:text-properties fo:font-size="12pt" fo:font-style="italic" officeooo:rsid="03f782c7"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33" style:family="text">
      <style:text-properties fo:font-size="12pt" fo:font-style="italic" officeooo:rsid="03f315fb" style:font-name-asian="Arial3" style:font-size-asian="12pt" style:language-asian="en" style:country-asian="US" style:font-style-asian="italic" style:font-name-complex="Times New Roman1" style:font-size-complex="12pt" style:language-complex="en" style:country-complex="US"/>
    </style:style>
    <style:style style:name="T134" style:family="text">
      <style:text-properties fo:font-size="12pt" fo:font-style="italic" officeooo:rsid="03f74e93" style:font-name-asian="Arial3" style:font-size-asian="12pt" style:language-asian="en" style:country-asian="US" style:font-style-asian="italic" style:font-name-complex="Times New Roman1" style:font-size-complex="12pt" style:language-complex="en" style:country-complex="US"/>
    </style:style>
    <style:style style:name="T135"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style>
    <style:style style:name="T136"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37" style:family="text">
      <style:text-properties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weight-complex="bold"/>
    </style:style>
    <style:style style:name="T138" style:family="text">
      <style:text-properties fo:font-size="12pt" fo:font-weight="bold" style:font-name-asian="Arial3" style:font-size-asian="12pt" style:language-asian="en" style:country-asian="US" style:font-weight-asian="bold" style:font-name-complex="Times New Roman1" style:font-size-complex="12pt" style:language-complex="en" style:country-complex="US" style:font-weight-complex="bold"/>
    </style:style>
    <style:style style:name="T139" style:family="text">
      <style:text-properties fo:font-size="12pt" fo:background-color="transparent" loext:char-shading-value="0" style:font-size-asian="12pt" style:font-size-complex="12pt"/>
    </style:style>
    <style:style style:name="T140" style:family="text">
      <style:text-properties fo:font-size="12pt" officeooo:rsid="02cd2e94" fo:background-color="transparent" loext:char-shading-value="0" style:font-size-asian="12pt" style:font-size-complex="12pt"/>
    </style:style>
    <style:style style:name="T141" style:family="text">
      <style:text-properties fo:font-size="12pt" officeooo:rsid="0423e280" fo:background-color="transparent" loext:char-shading-value="0" style:font-size-asian="12pt" style:font-size-complex="12pt"/>
    </style:style>
    <style:style style:name="T142" style:family="text">
      <style:text-properties fo:font-size="12pt" fo:font-style="normal"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43" style:family="text">
      <style:text-properties fo:font-size="12pt" fo:font-style="normal" officeooo:rsid="043e9d99" style:font-name-asian="Arial3" style:font-size-asian="12pt" style:language-asian="en" style:country-asian="US" style:font-style-asian="normal" style:font-name-complex="Times New Roman1" style:font-size-complex="12pt" style:language-complex="en" style:country-complex="US" style:font-style-complex="normal"/>
    </style:style>
    <style:style style:name="T144" style:family="text">
      <style:text-properties officeooo:rsid="01ab03cb"/>
    </style:style>
    <style:style style:name="T145" style:family="text">
      <style:text-properties style:font-name-asian="Arial3" style:language-asian="en" style:country-asian="US" style:font-name-complex="Times New Roman1" style:language-complex="en" style:country-complex="US"/>
    </style:style>
    <style:style style:name="T146" style:family="text">
      <style:text-properties officeooo:rsid="022d404f" style:font-name-asian="Arial3" style:language-asian="en" style:country-asian="US" style:font-name-complex="Times New Roman1" style:language-complex="en" style:country-complex="US"/>
    </style:style>
    <style:style style:name="T147" style:family="text">
      <style:text-properties officeooo:rsid="03728a10" style:font-name-asian="Arial3" style:language-asian="en" style:country-asian="US" style:font-name-complex="Times New Roman1" style:language-complex="en" style:country-complex="US"/>
    </style:style>
    <style:style style:name="T148" style:family="text">
      <style:text-properties officeooo:rsid="03c589bf" style:font-name-asian="Arial3" style:language-asian="en" style:country-asian="US" style:font-name-complex="Times New Roman1" style:language-complex="en" style:country-complex="US"/>
    </style:style>
    <style:style style:name="T149" style:family="text">
      <style:text-properties officeooo:rsid="0435497a" style:font-name-asian="Arial3" style:language-asian="en" style:country-asian="US" style:font-name-complex="Times New Roman1" style:language-complex="en" style:country-complex="US"/>
    </style:style>
    <style:style style:name="T150" style:family="text">
      <style:text-properties style:font-name-asian="Arial3" style:language-asian="en" style:country-asian="US" style:font-weight-asian="normal" style:font-name-complex="Times New Roman1" style:language-complex="en" style:country-complex="US" style:font-weight-complex="normal"/>
    </style:style>
    <style:style style:name="T151" style:family="text">
      <style:text-properties style:font-name-asian="Arial3" style:language-asian="en" style:country-asian="US" style:font-style-asian="normal" style:font-name-complex="Times New Roman1" style:language-complex="en" style:country-complex="US" style:font-style-complex="normal"/>
    </style:style>
    <style:style style:name="T152" style:family="text">
      <style:text-properties style:font-name-asian="Arial3" style:language-asian="en" style:country-asian="US" style:font-style-asian="normal" style:font-weight-asian="normal" style:font-name-complex="Times New Roman1" style:language-complex="en" style:country-complex="US" style:font-style-complex="normal" style:font-weight-complex="normal"/>
    </style:style>
    <style:style style:name="T153" style:family="text">
      <style:text-properties style:font-name-asian="Arial3" style:language-asian="en" style:country-asian="US" style:font-style-asian="italic" style:font-name-complex="Times New Roman1" style:language-complex="en" style:country-complex="US"/>
    </style:style>
    <style:style style:name="T154" style:family="text">
      <style:text-properties style:font-name-asian="Arial3" style:language-asian="en" style:country-asian="US" style:font-style-asian="italic" style:font-name-complex="Times New Roman1" style:language-complex="en" style:country-complex="US" style:font-style-complex="italic"/>
    </style:style>
    <style:style style:name="T155" style:family="text">
      <style:text-properties officeooo:rsid="044c851a" style:font-name-asian="Arial3" style:language-asian="en" style:country-asian="US" style:font-style-asian="italic" style:font-name-complex="Times New Roman1" style:language-complex="en" style:country-complex="US" style:font-style-complex="italic"/>
    </style:style>
    <style:style style:name="T156" style:family="text">
      <style:text-properties style:font-name-asian="Arial3" style:language-asian="en" style:country-asian="US" style:font-style-asian="italic" style:font-weight-asian="bold" style:font-name-complex="Times New Roman1" style:language-complex="en" style:country-complex="US" style:font-style-complex="italic" style:font-weight-complex="bold"/>
    </style:style>
    <style:style style:name="T157" style:family="text">
      <style:text-properties officeooo:rsid="022d404f"/>
    </style:style>
    <style:style style:name="T158" style:family="text">
      <style:text-properties officeooo:rsid="02b4df57"/>
    </style:style>
    <style:style style:name="T159" style:family="text">
      <style:text-properties officeooo:rsid="022edc95"/>
    </style:style>
    <style:style style:name="T160" style:family="text">
      <style:text-properties officeooo:rsid="02308e08"/>
    </style:style>
    <style:style style:name="T161" style:family="text">
      <style:text-properties style:font-name="Courier New2" fo:font-style="italic" fo:font-weight="bold"/>
    </style:style>
    <style:style style:name="T162" style:family="text">
      <style:text-properties officeooo:rsid="01aa9de2"/>
    </style:style>
    <style:style style:name="T163" style:family="text">
      <style:text-properties officeooo:rsid="03051d1a"/>
    </style:style>
    <style:style style:name="T164" style:family="text">
      <style:text-properties officeooo:rsid="02b6c957"/>
    </style:style>
    <style:style style:name="T165" style:family="text">
      <style:text-properties officeooo:rsid="03059c7b"/>
    </style:style>
    <style:style style:name="T166" style:family="text">
      <style:text-properties officeooo:rsid="02b7c5fd"/>
    </style:style>
    <style:style style:name="T167" style:family="text">
      <style:text-properties officeooo:rsid="030641b1"/>
    </style:style>
    <style:style style:name="T168" style:family="text">
      <style:text-properties officeooo:rsid="0357f9a4"/>
    </style:style>
    <style:style style:name="T169" style:family="text">
      <style:text-properties officeooo:rsid="03017ccc"/>
    </style:style>
    <style:style style:name="T170" style:family="text">
      <style:text-properties officeooo:rsid="026e3e29"/>
    </style:style>
    <style:style style:name="T171" style:family="text">
      <style:text-properties officeooo:rsid="02fd8ae4"/>
    </style:style>
    <style:style style:name="T172" style:family="text">
      <style:text-properties officeooo:rsid="02b9b88c"/>
    </style:style>
    <style:style style:name="T173" style:family="text">
      <style:text-properties officeooo:rsid="02ff72da"/>
    </style:style>
    <style:style style:name="T174" style:family="text">
      <style:text-properties officeooo:rsid="0184f2dc"/>
    </style:style>
    <style:style style:name="T175" style:family="text">
      <style:text-properties style:language-asian="en" style:country-asian="US" style:language-complex="en" style:country-complex="US"/>
    </style:style>
    <style:style style:name="T176" style:family="text">
      <style:text-properties officeooo:rsid="02308e08" style:language-asian="en" style:country-asian="US" style:language-complex="en" style:country-complex="US"/>
    </style:style>
    <style:style style:name="T177" style:family="text">
      <style:text-properties officeooo:rsid="02c5dc30" style:language-asian="en" style:country-asian="US" style:language-complex="en" style:country-complex="US"/>
    </style:style>
    <style:style style:name="T178" style:family="text">
      <style:text-properties officeooo:rsid="03ac8bfc" style:language-asian="en" style:country-asian="US" style:language-complex="en" style:country-complex="US"/>
    </style:style>
    <style:style style:name="T179" style:family="text">
      <style:text-properties officeooo:rsid="03d2b6b7" style:language-asian="en" style:country-asian="US" style:language-complex="en" style:country-complex="US"/>
    </style:style>
    <style:style style:name="T180" style:family="text">
      <style:text-properties officeooo:rsid="0429a9bf" style:language-asian="en" style:country-asian="US" style:language-complex="en" style:country-complex="US"/>
    </style:style>
    <style:style style:name="T181" style:family="text">
      <style:text-properties officeooo:rsid="02c41401" style:language-asian="en" style:country-asian="US" style:language-complex="en" style:country-complex="US"/>
    </style:style>
    <style:style style:name="T182" style:family="text">
      <style:text-properties officeooo:rsid="044c851a" style:language-asian="en" style:country-asian="US" style:language-complex="en" style:country-complex="US"/>
    </style:style>
    <style:style style:name="T183" style:family="text">
      <style:text-properties style:font-name="Arial2" fo:font-size="12pt" style:font-name-asian="Arial3" style:font-size-asian="12pt" style:language-asian="en" style:country-asian="US" style:font-name-complex="Times New Roman1" style:font-size-complex="12pt" style:language-complex="en" style:country-complex="US"/>
    </style:style>
    <style:style style:name="T184" style:family="text">
      <style:text-properties style:font-name="Arial2" fo:font-size="12pt" officeooo:rsid="0307d197" style:font-name-asian="Arial3" style:font-size-asian="12pt" style:language-asian="en" style:country-asian="US" style:font-name-complex="Times New Roman1" style:font-size-complex="12pt" style:language-complex="en" style:country-complex="US"/>
    </style:style>
    <style:style style:name="T185" style:family="text">
      <style:text-properties style:font-name="Arial2" fo:font-size="12pt" officeooo:rsid="0311cc89" style:font-name-asian="Arial3" style:font-size-asian="12pt" style:language-asian="en" style:country-asian="US" style:font-name-complex="Times New Roman1" style:font-size-complex="12pt" style:language-complex="en" style:country-complex="US"/>
    </style:style>
    <style:style style:name="T186" style:family="text">
      <style:text-properties style:font-name="Arial2" fo:font-size="12pt" officeooo:rsid="0237e5d5" style:font-name-asian="Arial3" style:font-size-asian="12pt" style:language-asian="en" style:country-asian="US" style:font-name-complex="Times New Roman1" style:font-size-complex="12pt" style:language-complex="en" style:country-complex="US"/>
    </style:style>
    <style:style style:name="T187" style:family="text">
      <style:text-properties style:font-name="Arial2" fo:font-size="12pt" officeooo:rsid="0240423f" style:font-name-asian="Arial3" style:font-size-asian="12pt" style:language-asian="en" style:country-asian="US" style:font-name-complex="Times New Roman1" style:font-size-complex="12pt" style:language-complex="en" style:country-complex="US"/>
    </style:style>
    <style:style style:name="T188" style:family="text">
      <style:text-properties style:font-name="Arial2" fo:font-size="12pt" officeooo:rsid="0338a1d2" style:font-name-asian="Arial3" style:font-size-asian="12pt" style:language-asian="en" style:country-asian="US" style:font-name-complex="Times New Roman1" style:font-size-complex="12pt" style:language-complex="en" style:country-complex="US"/>
    </style:style>
    <style:style style:name="T189" style:family="text">
      <style:text-properties style:font-name="Arial2" fo:font-size="12pt" officeooo:rsid="033a55ef" style:font-name-asian="Arial3" style:font-size-asian="12pt" style:language-asian="en" style:country-asian="US" style:font-name-complex="Times New Roman1" style:font-size-complex="12pt" style:language-complex="en" style:country-complex="US"/>
    </style:style>
    <style:style style:name="T190" style:family="text">
      <style:text-properties style:font-name="Arial2" fo:font-size="12pt" officeooo:rsid="0374c27f" style:font-name-asian="Arial3" style:font-size-asian="12pt" style:language-asian="en" style:country-asian="US" style:font-name-complex="Times New Roman1" style:font-size-complex="12pt" style:language-complex="en" style:country-complex="US"/>
    </style:style>
    <style:style style:name="T191" style:family="text">
      <style:text-properties style:font-name="Arial2" fo:font-size="12pt" officeooo:rsid="03759977" style:font-name-asian="Arial3" style:font-size-asian="12pt" style:language-asian="en" style:country-asian="US" style:font-name-complex="Times New Roman1" style:font-size-complex="12pt" style:language-complex="en" style:country-complex="US"/>
    </style:style>
    <style:style style:name="T192" style:family="text">
      <style:text-properties style:font-name="Arial2" fo:font-size="12pt" officeooo:rsid="03e54520" style:font-name-asian="Arial3" style:font-size-asian="12pt" style:language-asian="en" style:country-asian="US" style:font-name-complex="Times New Roman1" style:font-size-complex="12pt" style:language-complex="en" style:country-complex="US"/>
    </style:style>
    <style:style style:name="T193" style:family="text">
      <style:text-properties style:font-name="Arial2" fo:font-size="12pt" fo:font-style="italic" style:font-name-asian="Arial3" style:font-size-asian="12pt" style:language-asian="en" style:country-asian="US" style:font-style-asian="italic" style:font-name-complex="Times New Roman1" style:font-size-complex="12pt" style:language-complex="en" style:country-complex="US" style:font-style-complex="italic"/>
    </style:style>
    <style:style style:name="T194"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5"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6"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7"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198" style:family="text">
      <style:text-properties officeooo:rsid="02ba71f6"/>
    </style:style>
    <style:style style:name="T199" style:family="text">
      <style:text-properties officeooo:rsid="02bb07b7"/>
    </style:style>
    <style:style style:name="T200" style:family="text">
      <style:text-properties officeooo:rsid="015db03f"/>
    </style:style>
    <style:style style:name="T201" style:family="text">
      <style:text-properties officeooo:rsid="0307838e"/>
    </style:style>
    <style:style style:name="T202" style:family="text">
      <style:text-properties officeooo:rsid="0307d197"/>
    </style:style>
    <style:style style:name="T203" style:family="text">
      <style:text-properties officeooo:rsid="01c8fcfb"/>
    </style:style>
    <style:style style:name="T204" style:family="text">
      <style:text-properties officeooo:rsid="023e7dce"/>
    </style:style>
    <style:style style:name="T205" style:family="text">
      <style:text-properties officeooo:rsid="03194d71"/>
    </style:style>
    <style:style style:name="T206" style:family="text">
      <style:text-properties officeooo:rsid="024c20ef"/>
    </style:style>
    <style:style style:name="T207" style:family="text">
      <style:text-properties officeooo:rsid="024ffedd"/>
    </style:style>
    <style:style style:name="T208" style:family="text">
      <style:text-properties officeooo:rsid="02bf1899"/>
    </style:style>
    <style:style style:name="T209" style:family="text">
      <style:text-properties officeooo:rsid="015443c9"/>
    </style:style>
    <style:style style:name="T210" style:family="text">
      <style:text-properties officeooo:rsid="02500929"/>
    </style:style>
    <style:style style:name="T211" style:family="text">
      <style:text-properties officeooo:rsid="02bf52c6"/>
    </style:style>
    <style:style style:name="T212" style:family="text">
      <style:text-properties officeooo:rsid="031af40d"/>
    </style:style>
    <style:style style:name="T213" style:family="text">
      <style:text-properties officeooo:rsid="03195540"/>
    </style:style>
    <style:style style:name="T214" style:family="text">
      <style:text-properties officeooo:rsid="02514d7b"/>
    </style:style>
    <style:style style:name="T215" style:family="text">
      <style:text-properties officeooo:rsid="025175c6"/>
    </style:style>
    <style:style style:name="T216" style:family="text">
      <style:text-properties officeooo:rsid="031bb101"/>
    </style:style>
    <style:style style:name="T217" style:family="text">
      <style:text-properties officeooo:rsid="025394ee"/>
    </style:style>
    <style:style style:name="T218" style:family="text">
      <style:text-properties officeooo:rsid="02c10344"/>
    </style:style>
    <style:style style:name="T219" style:family="text">
      <style:text-properties officeooo:rsid="031daf40"/>
    </style:style>
    <style:style style:name="T220" style:family="text">
      <style:text-properties officeooo:rsid="02567069"/>
    </style:style>
    <style:style style:name="T221" style:family="text">
      <style:text-properties officeooo:rsid="031e5b64"/>
    </style:style>
    <style:style style:name="T222" style:family="text">
      <style:text-properties officeooo:rsid="02c3cd64"/>
    </style:style>
    <style:style style:name="T223" style:family="text">
      <style:text-properties officeooo:rsid="032c3059"/>
    </style:style>
    <style:style style:name="T224" style:family="text">
      <style:text-properties officeooo:rsid="02717d12"/>
    </style:style>
    <style:style style:name="T225" style:family="text">
      <style:text-properties officeooo:rsid="0320ed50"/>
    </style:style>
    <style:style style:name="T226" style:family="text">
      <style:text-properties officeooo:rsid="0273473e"/>
    </style:style>
    <style:style style:name="T227" style:family="text">
      <style:text-properties officeooo:rsid="02736634"/>
    </style:style>
    <style:style style:name="T228" style:family="text">
      <style:text-properties officeooo:rsid="02c41401"/>
    </style:style>
    <style:style style:name="T229" style:family="text">
      <style:text-properties officeooo:rsid="02755b9d"/>
    </style:style>
    <style:style style:name="T230" style:family="text">
      <style:text-properties officeooo:rsid="02c5dc30"/>
    </style:style>
    <style:style style:name="T231" style:family="text">
      <style:text-properties officeooo:rsid="02c8e1d9"/>
    </style:style>
    <style:style style:name="T232" style:family="text">
      <style:text-properties officeooo:rsid="02cacb4f"/>
    </style:style>
    <style:style style:name="T233" style:family="text">
      <style:text-properties officeooo:rsid="032349a2"/>
    </style:style>
    <style:style style:name="T234" style:family="text">
      <style:text-properties officeooo:rsid="02cc4d5e"/>
    </style:style>
    <style:style style:name="T235" style:family="text">
      <style:text-properties officeooo:rsid="02cdb40d"/>
    </style:style>
    <style:style style:name="T236" style:family="text">
      <style:text-properties style:font-name="Courier" fo:font-size="10pt" fo:language="en" fo:country="US" style:font-size-asian="10pt" style:language-asian="en" style:country-asian="US" style:font-name-complex="Times New Roman1" style:font-size-complex="12pt" style:language-complex="en" style:country-complex="US" style:font-weight-complex="bold"/>
    </style:style>
    <style:style style:name="T237" style:family="text">
      <style:text-properties style:font-name="Courier" fo:font-size="10pt" fo:language="en" fo:country="US" fo:font-style="italic" style:font-size-asian="10pt" style:language-asian="en" style:country-asian="US" style:font-style-asian="italic" style:font-name-complex="Times New Roman1" style:font-size-complex="12pt" style:language-complex="en" style:country-complex="US" style:font-weight-complex="bold"/>
    </style:style>
    <style:style style:name="T238"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weight-complex="bold"/>
    </style:style>
    <style:style style:name="T239"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40"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1" style:font-size-complex="12pt" style:language-complex="en" style:country-complex="US" style:font-style-complex="italic" style:font-weight-complex="bold"/>
    </style:style>
    <style:style style:name="T241" style:family="text">
      <style:text-properties style:font-name="Courier" fo:font-size="10pt" fo:language="en" fo:country="US" fo:font-weight="bold" style:font-size-asian="10pt" style:language-asian="en" style:country-asian="US" style:font-weight-asian="bold" style:font-name-complex="Times New Roman1" style:font-size-complex="12pt" style:language-complex="en" style:country-complex="US" style:font-weight-complex="bold"/>
    </style:style>
    <style:style style:name="T242" style:family="text">
      <style:text-properties officeooo:rsid="015e5265"/>
    </style:style>
    <style:style style:name="T243" style:family="text">
      <style:text-properties officeooo:rsid="02145c1a"/>
    </style:style>
    <style:style style:name="T244" style:family="text">
      <style:text-properties officeooo:rsid="03325c6b"/>
    </style:style>
    <style:style style:name="T245" style:family="text">
      <style:text-properties officeooo:rsid="0332ffec"/>
    </style:style>
    <style:style style:name="T246" style:family="text">
      <style:text-properties officeooo:rsid="0333881b"/>
    </style:style>
    <style:style style:name="T247" style:family="text">
      <style:text-properties officeooo:rsid="03342dda"/>
    </style:style>
    <style:style style:name="T248" style:family="text">
      <style:text-properties officeooo:rsid="033605fe"/>
    </style:style>
    <style:style style:name="T249" style:family="text">
      <style:text-properties officeooo:rsid="03375bf9"/>
    </style:style>
    <style:style style:name="T250" style:family="text">
      <style:text-properties officeooo:rsid="0337c768"/>
    </style:style>
    <style:style style:name="T251" style:family="text">
      <style:text-properties officeooo:rsid="033c283f"/>
    </style:style>
    <style:style style:name="T252" style:family="text">
      <style:text-properties officeooo:rsid="033fe723"/>
    </style:style>
    <style:style style:name="T253" style:family="text">
      <style:text-properties officeooo:rsid="03435a2a"/>
    </style:style>
    <style:style style:name="T254" style:family="text">
      <style:text-properties officeooo:rsid="0343ff7d"/>
    </style:style>
    <style:style style:name="T255" style:family="text">
      <style:text-properties style:font-name="Courier New1" fo:font-weight="bold" style:font-weight-asian="bold" style:font-name-complex="Courier New6"/>
    </style:style>
    <style:style style:name="T256" style:family="text">
      <style:text-properties officeooo:rsid="0346ad51"/>
    </style:style>
    <style:style style:name="T257" style:family="text">
      <style:text-properties officeooo:rsid="0346b507"/>
    </style:style>
    <style:style style:name="T258" style:family="text">
      <style:text-properties officeooo:rsid="0346d788"/>
    </style:style>
    <style:style style:name="T259" style:family="text">
      <style:text-properties officeooo:rsid="03499074"/>
    </style:style>
    <style:style style:name="T260" style:family="text">
      <style:text-properties officeooo:rsid="034b3f09"/>
    </style:style>
    <style:style style:name="T261" style:family="text">
      <style:text-properties officeooo:rsid="034cb59b"/>
    </style:style>
    <style:style style:name="T262" style:family="text">
      <style:text-properties officeooo:rsid="034ea627"/>
    </style:style>
    <style:style style:name="T263" style:family="text">
      <style:text-properties officeooo:rsid="035150ab"/>
    </style:style>
    <style:style style:name="T264" style:family="text">
      <style:text-properties officeooo:rsid="03527a8f"/>
    </style:style>
    <style:style style:name="T265" style:family="text">
      <style:text-properties officeooo:rsid="03536a7d"/>
    </style:style>
    <style:style style:name="T266" style:family="text">
      <style:text-properties officeooo:rsid="0354dd04"/>
    </style:style>
    <style:style style:name="T267" style:family="text">
      <style:text-properties officeooo:rsid="0355d1a1"/>
    </style:style>
    <style:style style:name="T268" style:family="text">
      <style:text-properties officeooo:rsid="0355fa90"/>
    </style:style>
    <style:style style:name="T269" style:family="text">
      <style:text-properties officeooo:rsid="03573ced"/>
    </style:style>
    <style:style style:name="T270" style:family="text">
      <style:text-properties officeooo:rsid="03589c72"/>
    </style:style>
    <style:style style:name="T271" style:family="text">
      <style:text-properties officeooo:rsid="035d21e6"/>
    </style:style>
    <style:style style:name="T272" style:family="text">
      <style:text-properties officeooo:rsid="035dfea9"/>
    </style:style>
    <style:style style:name="T273" style:family="text">
      <style:text-properties officeooo:rsid="035eb393"/>
    </style:style>
    <style:style style:name="T274" style:family="text">
      <style:text-properties officeooo:rsid="035fff6c"/>
    </style:style>
    <style:style style:name="T275" style:family="text">
      <style:text-properties officeooo:rsid="0361817c"/>
    </style:style>
    <style:style style:name="T276" style:family="text">
      <style:text-properties officeooo:rsid="03628492"/>
    </style:style>
    <style:style style:name="T277" style:family="text">
      <style:text-properties officeooo:rsid="036eb7c1"/>
    </style:style>
    <style:style style:name="T278" style:family="text">
      <style:text-properties officeooo:rsid="0371b583"/>
    </style:style>
    <style:style style:name="T279" style:family="text">
      <style:text-properties officeooo:rsid="03723c83"/>
    </style:style>
    <style:style style:name="T280" style:family="text">
      <style:text-properties officeooo:rsid="03728a10"/>
    </style:style>
    <style:style style:name="T281" style:family="text">
      <style:text-properties officeooo:rsid="0372f2bd"/>
    </style:style>
    <style:style style:name="T282" style:family="text">
      <style:text-properties officeooo:rsid="03745d30"/>
    </style:style>
    <style:style style:name="T283" style:family="text">
      <style:text-properties officeooo:rsid="0374c27f"/>
    </style:style>
    <style:style style:name="T284" style:family="text">
      <style:text-properties officeooo:rsid="03759977"/>
    </style:style>
    <style:style style:name="T285" style:family="text">
      <style:text-properties officeooo:rsid="03775f36"/>
    </style:style>
    <style:style style:name="T286" style:family="text">
      <style:text-properties officeooo:rsid="03799383"/>
    </style:style>
    <style:style style:name="T287" style:family="text">
      <style:text-properties officeooo:rsid="037cbbac"/>
    </style:style>
    <style:style style:name="T288" style:family="text">
      <style:text-properties officeooo:rsid="037deae6"/>
    </style:style>
    <style:style style:name="T289" style:family="text">
      <style:text-properties officeooo:rsid="037fa00d"/>
    </style:style>
    <style:style style:name="T290" style:family="text">
      <style:text-properties officeooo:rsid="0380fa2c"/>
    </style:style>
    <style:style style:name="T291" style:family="text">
      <style:text-properties officeooo:rsid="03828d18"/>
    </style:style>
    <style:style style:name="T292" style:family="text">
      <style:text-properties officeooo:rsid="0383e379"/>
    </style:style>
    <style:style style:name="T293" style:family="text">
      <style:text-properties officeooo:rsid="03843611"/>
    </style:style>
    <style:style style:name="T294" style:family="text">
      <style:text-properties officeooo:rsid="0385786a"/>
    </style:style>
    <style:style style:name="T295" style:family="text">
      <style:text-properties officeooo:rsid="0385ed5c"/>
    </style:style>
    <style:style style:name="T296" style:family="text">
      <style:text-properties officeooo:rsid="03876eee"/>
    </style:style>
    <style:style style:name="T297" style:family="text">
      <style:text-properties officeooo:rsid="03890af9"/>
    </style:style>
    <style:style style:name="T298" style:family="text">
      <style:text-properties officeooo:rsid="0389d414"/>
    </style:style>
    <style:style style:name="T299" style:family="text">
      <style:text-properties officeooo:rsid="038b974d"/>
    </style:style>
    <style:style style:name="T300" style:family="text">
      <style:text-properties officeooo:rsid="038f1d08"/>
    </style:style>
    <style:style style:name="T301" style:family="text">
      <style:text-properties officeooo:rsid="03920d2a"/>
    </style:style>
    <style:style style:name="T302" style:family="text">
      <style:text-properties officeooo:rsid="03937bb4"/>
    </style:style>
    <style:style style:name="T303" style:family="text">
      <style:text-properties officeooo:rsid="0393bb16"/>
    </style:style>
    <style:style style:name="T304" style:family="text">
      <style:text-properties officeooo:rsid="03960add"/>
    </style:style>
    <style:style style:name="T305" style:family="text">
      <style:text-properties officeooo:rsid="0396e0d0"/>
    </style:style>
    <style:style style:name="T306" style:family="text">
      <style:text-properties officeooo:rsid="039948bf"/>
    </style:style>
    <style:style style:name="T307" style:family="text">
      <style:text-properties officeooo:rsid="039a4726"/>
    </style:style>
    <style:style style:name="T308" style:family="text">
      <style:text-properties officeooo:rsid="039b7458"/>
    </style:style>
    <style:style style:name="T309" style:family="text">
      <style:text-properties officeooo:rsid="039bea36"/>
    </style:style>
    <style:style style:name="T310" style:family="text">
      <style:text-properties officeooo:rsid="039d7e09"/>
    </style:style>
    <style:style style:name="T311" style:family="text">
      <style:text-properties officeooo:rsid="03a0e6bd"/>
    </style:style>
    <style:style style:name="T312" style:family="text">
      <style:text-properties officeooo:rsid="03a2b604"/>
    </style:style>
    <style:style style:name="T313" style:family="text">
      <style:text-properties officeooo:rsid="03a3d4aa"/>
    </style:style>
    <style:style style:name="T314" style:family="text">
      <style:text-properties officeooo:rsid="03a3ee42"/>
    </style:style>
    <style:style style:name="T315" style:family="text">
      <style:text-properties officeooo:rsid="03a520a3"/>
    </style:style>
    <style:style style:name="T316" style:family="text">
      <style:text-properties officeooo:rsid="03a7d66a"/>
    </style:style>
    <style:style style:name="T317" style:family="text">
      <style:text-properties officeooo:rsid="03a99fdc"/>
    </style:style>
    <style:style style:name="T318" style:family="text">
      <style:text-properties officeooo:rsid="03aaa740"/>
    </style:style>
    <style:style style:name="T319" style:family="text">
      <style:text-properties officeooo:rsid="03adcf68"/>
    </style:style>
    <style:style style:name="T320" style:family="text">
      <style:text-properties officeooo:rsid="03b0a408"/>
    </style:style>
    <style:style style:name="T321" style:family="text">
      <style:text-properties officeooo:rsid="03b139d1"/>
    </style:style>
    <style:style style:name="T322" style:family="text">
      <style:text-properties officeooo:rsid="03b2006d"/>
    </style:style>
    <style:style style:name="T323" style:family="text">
      <style:text-properties officeooo:rsid="03b299c2"/>
    </style:style>
    <style:style style:name="T324" style:family="text">
      <style:text-properties officeooo:rsid="03b4654b"/>
    </style:style>
    <style:style style:name="T325" style:family="text">
      <style:text-properties officeooo:rsid="03b633e5"/>
    </style:style>
    <style:style style:name="T326" style:family="text">
      <style:text-properties officeooo:rsid="03b977f3"/>
    </style:style>
    <style:style style:name="T327" style:family="text">
      <style:text-properties officeooo:rsid="03babe71"/>
    </style:style>
    <style:style style:name="T328" style:family="text">
      <style:text-properties officeooo:rsid="03bc87e9"/>
    </style:style>
    <style:style style:name="T329" style:family="text">
      <style:text-properties officeooo:rsid="03be45b1"/>
    </style:style>
    <style:style style:name="T330" style:family="text">
      <style:text-properties officeooo:rsid="03c03d57"/>
    </style:style>
    <style:style style:name="T331" style:family="text">
      <style:text-properties officeooo:rsid="03c05df4"/>
    </style:style>
    <style:style style:name="T332" style:family="text">
      <style:text-properties officeooo:rsid="03c24234"/>
    </style:style>
    <style:style style:name="T333" style:family="text">
      <style:text-properties officeooo:rsid="03c3ae66"/>
    </style:style>
    <style:style style:name="T334" style:family="text">
      <style:text-properties officeooo:rsid="03c589bf"/>
    </style:style>
    <style:style style:name="T335" style:family="text">
      <style:text-properties officeooo:rsid="03c6f918"/>
    </style:style>
    <style:style style:name="T336" style:family="text">
      <style:text-properties officeooo:rsid="03c861b9"/>
    </style:style>
    <style:style style:name="T337" style:family="text">
      <style:text-properties officeooo:rsid="03c9e0af"/>
    </style:style>
    <style:style style:name="T338" style:family="text">
      <style:text-properties officeooo:rsid="03cd79f4"/>
    </style:style>
    <style:style style:name="T339" style:family="text">
      <style:text-properties officeooo:rsid="03cf40e1"/>
    </style:style>
    <style:style style:name="T340" style:family="text">
      <style:text-properties officeooo:rsid="03cfc493"/>
    </style:style>
    <style:style style:name="T341" style:family="text">
      <style:text-properties officeooo:rsid="03d0b717"/>
    </style:style>
    <style:style style:name="T342" style:family="text">
      <style:text-properties officeooo:rsid="03d766f2"/>
    </style:style>
    <style:style style:name="T343" style:family="text">
      <style:text-properties officeooo:rsid="03d92214"/>
    </style:style>
    <style:style style:name="T344" style:family="text">
      <style:text-properties officeooo:rsid="03da3dd7"/>
    </style:style>
    <style:style style:name="T345" style:family="text">
      <style:text-properties officeooo:rsid="03dcb09a"/>
    </style:style>
    <style:style style:name="T346" style:family="text">
      <style:text-properties officeooo:rsid="03de30f5"/>
    </style:style>
    <style:style style:name="T347" style:family="text">
      <style:text-properties officeooo:rsid="03de9df3"/>
    </style:style>
    <style:style style:name="T348" style:family="text">
      <style:text-properties officeooo:rsid="03e066e7"/>
    </style:style>
    <style:style style:name="T349" style:family="text">
      <style:text-properties officeooo:rsid="03e4ea5f"/>
    </style:style>
    <style:style style:name="T350" style:family="text">
      <style:text-properties officeooo:rsid="03e6cab3"/>
    </style:style>
    <style:style style:name="T351" style:family="text">
      <style:text-properties officeooo:rsid="03e8faad"/>
    </style:style>
    <style:style style:name="T352" style:family="text">
      <style:text-properties officeooo:rsid="03eb901b"/>
    </style:style>
    <style:style style:name="T353" style:family="text">
      <style:text-properties officeooo:rsid="03edf6ae"/>
    </style:style>
    <style:style style:name="T354" style:family="text">
      <style:text-properties officeooo:rsid="03ef0207"/>
    </style:style>
    <style:style style:name="T355" style:family="text">
      <style:text-properties officeooo:rsid="03f0c39c"/>
    </style:style>
    <style:style style:name="T356" style:family="text">
      <style:text-properties officeooo:rsid="03f1018c"/>
    </style:style>
    <style:style style:name="T357" style:family="text">
      <style:text-properties style:text-underline-style="solid" style:text-underline-width="auto" style:text-underline-color="font-color"/>
    </style:style>
    <style:style style:name="T35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1" style:language-complex="en" style:country-complex="US" style:font-style-complex="italic"/>
    </style:style>
    <style:style style:name="T359" style:family="text">
      <style:text-properties style:text-underline-style="solid" style:text-underline-width="auto" style:text-underline-color="font-color" style:font-name-asian="Arial3" style:language-asian="en" style:country-asian="US" style:font-style-asian="italic" style:font-weight-asian="bold" style:font-name-complex="Times New Roman1" style:language-complex="en" style:country-complex="US" style:font-style-complex="italic" style:font-weight-complex="bold"/>
    </style:style>
    <style:style style:name="T360" style:family="text">
      <style:text-properties officeooo:rsid="03f24eb8"/>
    </style:style>
    <style:style style:name="T361" style:family="text">
      <style:text-properties officeooo:rsid="03f315fb"/>
    </style:style>
    <style:style style:name="T362" style:family="text">
      <style:text-properties officeooo:rsid="03f782c7"/>
    </style:style>
    <style:style style:name="T363" style:family="text">
      <style:text-properties officeooo:rsid="03fee2e4"/>
    </style:style>
    <style:style style:name="T364" style:family="text">
      <style:text-properties officeooo:rsid="0400bc2c"/>
    </style:style>
    <style:style style:name="T365" style:family="text">
      <style:text-properties officeooo:rsid="04025543"/>
    </style:style>
    <style:style style:name="T366" style:family="text">
      <style:text-properties officeooo:rsid="040365db"/>
    </style:style>
    <style:style style:name="T367" style:family="text">
      <style:text-properties officeooo:rsid="04096088"/>
    </style:style>
    <style:style style:name="T368" style:family="text">
      <style:text-properties officeooo:rsid="040b2054"/>
    </style:style>
    <style:style style:name="T369" style:family="text">
      <style:text-properties officeooo:rsid="040b401f"/>
    </style:style>
    <style:style style:name="T370" style:family="text">
      <style:text-properties officeooo:rsid="040b8d6b"/>
    </style:style>
    <style:style style:name="T371" style:family="text">
      <style:text-properties officeooo:rsid="040e3f27"/>
    </style:style>
    <style:style style:name="T372" style:family="text">
      <style:text-properties officeooo:rsid="040f91ea"/>
    </style:style>
    <style:style style:name="T373" style:family="text">
      <style:text-properties officeooo:rsid="0410d7bb"/>
    </style:style>
    <style:style style:name="T374" style:family="text">
      <style:text-properties officeooo:rsid="0410ffe2"/>
    </style:style>
    <style:style style:name="T375" style:family="text">
      <style:text-properties officeooo:rsid="0412da73"/>
    </style:style>
    <style:style style:name="T376" style:family="text">
      <style:text-properties style:font-style-asian="normal" style:font-style-complex="normal"/>
    </style:style>
    <style:style style:name="T377" style:family="text">
      <style:text-properties officeooo:rsid="041439e6"/>
    </style:style>
    <style:style style:name="T378" style:family="text">
      <style:text-properties officeooo:rsid="0418face"/>
    </style:style>
    <style:style style:name="T379" style:family="text">
      <style:text-properties officeooo:rsid="041c8467"/>
    </style:style>
    <style:style style:name="T380" style:family="text">
      <style:text-properties officeooo:rsid="041d4c37"/>
    </style:style>
    <style:style style:name="T381" style:family="text">
      <style:text-properties officeooo:rsid="041f48bc"/>
    </style:style>
    <style:style style:name="T382" style:family="text">
      <style:text-properties officeooo:rsid="041f73b0"/>
    </style:style>
    <style:style style:name="T383" style:family="text">
      <style:text-properties officeooo:rsid="0420decf"/>
    </style:style>
    <style:style style:name="T384" style:family="text">
      <style:text-properties style:font-name-asian="Arial4" style:font-name-complex="Arial4"/>
    </style:style>
    <style:style style:name="T385" style:family="text">
      <style:text-properties officeooo:rsid="04220241"/>
    </style:style>
    <style:style style:name="T386" style:family="text">
      <style:text-properties officeooo:rsid="0423e280"/>
    </style:style>
    <style:style style:name="T387" style:family="text">
      <style:text-properties officeooo:rsid="04247fab"/>
    </style:style>
    <style:style style:name="T388" style:family="text">
      <style:text-properties officeooo:rsid="042827a2"/>
    </style:style>
    <style:style style:name="T389" style:family="text">
      <style:text-properties officeooo:rsid="042d0836"/>
    </style:style>
    <style:style style:name="T390" style:family="text">
      <style:text-properties fo:language="en" fo:country="US" style:language-asian="en" style:country-asian="US" style:font-name-complex="Times New Roman1" style:language-complex="en" style:country-complex="US"/>
    </style:style>
    <style:style style:name="T391" style:family="text">
      <style:text-properties officeooo:rsid="042eced4"/>
    </style:style>
    <style:style style:name="T392" style:family="text">
      <style:text-properties officeooo:rsid="03ed4ff9"/>
    </style:style>
    <style:style style:name="T393" style:family="text">
      <style:text-properties officeooo:rsid="03d5fc33"/>
    </style:style>
    <style:style style:name="T394" style:family="text">
      <style:text-properties style:font-name="Courier New3" fo:font-size="12pt" fo:font-weight="bold" style:font-size-asian="12pt" style:font-weight-asian="bold" style:font-size-complex="12pt" style:font-weight-complex="bold"/>
    </style:style>
    <style:style style:name="T395" style:family="text">
      <style:text-properties style:font-name="Courier New3" fo:font-size="12pt" fo:font-weight="bold" officeooo:rsid="02c5dc30" style:font-size-asian="12pt" style:font-weight-asian="bold" style:font-size-complex="12pt" style:font-weight-complex="bold"/>
    </style:style>
    <style:style style:name="T396" style:family="text">
      <style:text-properties officeooo:rsid="03ee178b"/>
    </style:style>
    <style:style style:name="T397" style:family="text">
      <style:text-properties officeooo:rsid="03efec84"/>
    </style:style>
    <style:style style:name="T398" style:family="text">
      <style:text-properties officeooo:rsid="03f8925a"/>
    </style:style>
    <style:style style:name="T399" style:family="text">
      <style:text-properties officeooo:rsid="03f1acef"/>
    </style:style>
    <style:style style:name="T400" style:family="text">
      <style:text-properties style:font-name="Courier New4" fo:font-size="12pt" fo:font-weight="bold" style:font-size-asian="12pt" style:font-weight-asian="bold" style:font-size-complex="12pt" style:font-weight-complex="bold"/>
    </style:style>
    <style:style style:name="T401" style:family="text">
      <style:text-properties style:font-name="Courier New4" fo:font-size="12pt" fo:font-weight="bold" officeooo:rsid="02c5dc30" style:font-size-asian="12pt" style:font-weight-asian="bold" style:font-size-complex="12pt" style:font-weight-complex="bold"/>
    </style:style>
    <style:style style:name="T402" style:family="text">
      <style:text-properties officeooo:rsid="04331a9f"/>
    </style:style>
    <style:style style:name="T403" style:family="text">
      <style:text-properties officeooo:rsid="0433eb95"/>
    </style:style>
    <style:style style:name="T404" style:family="text">
      <style:text-properties officeooo:rsid="0435497a"/>
    </style:style>
    <style:style style:name="T405" style:family="text">
      <style:text-properties officeooo:rsid="03f7e8a2"/>
    </style:style>
    <style:style style:name="T406" style:family="text">
      <style:text-properties officeooo:rsid="0435864e"/>
    </style:style>
    <style:style style:name="T407" style:family="text">
      <style:text-properties officeooo:rsid="0436526b"/>
    </style:style>
    <style:style style:name="T408" style:family="text">
      <style:text-properties officeooo:rsid="0439876a"/>
    </style:style>
    <style:style style:name="T409" style:family="text">
      <style:text-properties officeooo:rsid="043a63bf"/>
    </style:style>
    <style:style style:name="T410" style:family="text">
      <style:text-properties officeooo:rsid="0440063d"/>
    </style:style>
    <style:style style:name="T411" style:family="text">
      <style:text-properties officeooo:rsid="04490929"/>
    </style:style>
    <style:style style:name="T412" style:family="text">
      <style:text-properties officeooo:rsid="044ae447"/>
    </style:style>
    <style:style style:name="T413" style:family="text">
      <style:text-properties officeooo:rsid="044c851a"/>
    </style:style>
    <style:style style:name="T414" style:family="text">
      <style:text-properties officeooo:rsid="044e4895"/>
    </style:style>
    <style:style style:name="T415" style:family="text">
      <style:text-properties style:font-style-asian="italic" style:font-style-complex="italic"/>
    </style:style>
    <style:style style:name="T416" style:family="text">
      <style:text-properties style:font-style-asian="italic" style:font-weight-asian="bold" style:font-style-complex="italic" style:font-weight-complex="bold"/>
    </style:style>
    <style:style style:name="T417" style:family="text">
      <style:text-properties officeooo:rsid="044fd7da"/>
    </style:style>
    <style:style style:name="T418" style:family="text">
      <style:text-properties officeooo:rsid="04516ba6"/>
    </style:style>
    <style:style style:name="T419" style:family="text">
      <style:text-properties officeooo:rsid="0452dace"/>
    </style:style>
    <style:style style:name="T420" style:family="text">
      <style:text-properties officeooo:rsid="0453525a"/>
    </style:style>
    <style:style style:name="T421" style:family="text">
      <style:text-properties officeooo:rsid="0454955a"/>
    </style:style>
    <style:style style:name="T422" style:family="text">
      <style:text-properties officeooo:rsid="0454c1bb"/>
    </style:style>
    <style:style style:name="T423" style:family="text">
      <style:text-properties officeooo:rsid="04559752"/>
    </style:style>
    <style:style style:name="T424" style:family="text">
      <style:text-properties style:font-name="Times New Roman" fo:font-size="14pt" fo:font-weight="bold" style:letter-kerning="true" style:font-name-asian="Arial3" style:font-size-asian="14pt" style:language-asian="en" style:country-asian="US" style:font-weight-asian="bold" style:font-name-complex="Times New Roman1" style:font-size-complex="12pt" style:language-complex="en" style:country-complex="US"/>
    </style:style>
    <style:style style:name="T4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75"><text:span text:style-name="T24">OpenCPI<text:line-break/></text:span><text:span text:style-name="T26">RCC</text:span><text:span text:style-name="T25"> Development<text:line-break/>Guide</text:span></text:p>
      <text:p text:style-name="P1"/>
      <text:p text:style-name="P2"/>
      <text:p text:style-name="P6"/>
      <text:p text:style-name="P6"/>
      <text:p text:style-name="P6"/>
      <text:p text:style-name="P6"/>
      <text:p text:style-name="P5">DRAFT/<text:span text:style-name="T69">Incomplete for review</text:span></text:p>
      <text:p text:style-name="P4"/>
      <text:p text:style-name="P4"/>
      <text:p text:style-name="P3"/>
      <text:p text:style-name="P3"/>
      <text:p text:style-name="P6"/>
      <text:p text:style-name="P6"/>
      <text:p text:style-name="P6"/>
      <text:p text:style-name="P6"/>
      <text:p text:style-name="P6"/>
      <text:p text:style-name="P6"/>
      <text:p text:style-name="P2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0">0.1</text:p>
          </table:table-cell>
          <table:table-cell table:style-name="Table1.A1" office:value-type="string">
            <text:p text:style-name="P25"><text:span text:style-name="T58">I</text:span><text:span text:style-name="T57">nitial, </text:span><text:span text:style-name="T59">from earlier doc sources</text:span></text:p>
          </table:table-cell>
          <table:table-cell table:style-name="Table1.A1" office:value-type="string">
            <text:p text:style-name="P24"><text:span text:style-name="T57">201</text:span><text:span text:style-name="T59">5</text:span><text:span text:style-name="T57">-</text:span><text:span text:style-name="T58">1</text:span><text:span text:style-name="T59">0</text:span><text:span text:style-name="T57">-</text:span><text:span text:style-name="T59">31</text:span></text:p>
          </table:table-cell>
        </table:table-row>
        <table:table-row table:style-name="Table1.2">
          <table:table-cell table:style-name="Table1.A3" office:value-type="string">
            <text:p text:style-name="P21">0.9</text:p>
          </table:table-cell>
          <table:table-cell table:style-name="Table1.A3" office:value-type="string">
            <text:p text:style-name="P21">Add all C++ content slave/proxy content, references to CDG</text:p>
          </table:table-cell>
          <table:table-cell table:style-name="Table1.A3" office:value-type="string">
            <text:p text:style-name="P22">2016-01-27</text:p>
          </table:table-cell>
        </table:table-row>
        <table:table-row table:style-name="Table1.2">
          <table:table-cell table:style-name="Table1.A3" office:value-type="string">
            <text:p text:style-name="P280">0.95</text:p>
          </table:table-cell>
          <table:table-cell table:style-name="Table1.A3" office:value-type="string">
            <text:p text:style-name="P280">Another editing pass with more consistent typography</text:p>
          </table:table-cell>
          <table:table-cell table:style-name="Table1.A3" office:value-type="string">
            <text:p text:style-name="P281">2016-02-04</text:p>
          </table:table-cell>
        </table:table-row>
      </table:table>
      <text:p text:style-name="P23"/>
      <text:p text:style-name="P2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52"><text:a xlink:type="simple" xlink:href="#__RefHeading__1015_1060509377" text:style-name="Index_20_Link" text:visited-style-name="Index_20_Link">1 <text:s/>Introduction<text:tab/>5</text:a></text:p>
          <text:p text:style-name="P312"><text:a xlink:type="simple" xlink:href="#__RefHeading__11068_1972665394" text:style-name="Index_20_Link" text:visited-style-name="Index_20_Link">1.1 <text:s/>References<text:tab/>6</text:a></text:p>
          <text:p text:style-name="P252"><text:a xlink:type="simple" xlink:href="#__RefHeading___Toc5318_1067000368" text:style-name="Index_20_Link" text:visited-style-name="Index_20_Link">2 <text:s/>Overview<text:tab/>7</text:a></text:p>
          <text:p text:style-name="P252"><text:a xlink:type="simple" xlink:href="#__RefHeading__15951_517827571" text:style-name="Index_20_Link" text:visited-style-name="Index_20_Link">3 <text:s/>XML description files (OWD) for RCC workers.<text:tab/>8</text:a></text:p>
          <text:p text:style-name="P312"><text:a xlink:type="simple" xlink:href="#__RefHeading__15953_517827571" text:style-name="Index_20_Link" text:visited-style-name="Index_20_Link">3.1 <text:s/>Attributes of a top-level RCCWorker element<text:tab/>9</text:a></text:p>
          <text:p text:style-name="P269"><text:a xlink:type="simple" xlink:href="#__RefHeading__15955_517827571" text:style-name="Index_20_Link" text:visited-style-name="Index_20_Link">3.1.1 <text:s/>Name attribute — see CDG<text:tab/>9</text:a></text:p>
          <text:p text:style-name="P269"><text:a xlink:type="simple" xlink:href="#__RefHeading___Toc35101_549088399" text:style-name="Index_20_Link" text:visited-style-name="Index_20_Link">3.1.2 <text:s/>Spec attribute — see CDG<text:tab/>9</text:a></text:p>
          <text:p text:style-name="P269"><text:a xlink:type="simple" xlink:href="#__RefHeading__10634_140039662" text:style-name="Index_20_Link" text:visited-style-name="Index_20_Link">3.1.3 <text:s/>ControlOperations attribute — see CDG<text:tab/>9</text:a></text:p>
          <text:p text:style-name="P269"><text:a xlink:type="simple" xlink:href="#__RefHeading__10632_140039662" text:style-name="Index_20_Link" text:visited-style-name="Index_20_Link">3.1.4 <text:s/>Language attribute<text:tab/>9</text:a></text:p>
          <text:p text:style-name="P269"><text:a xlink:type="simple" xlink:href="#__RefHeading___Toc8035_1067000368" text:style-name="Index_20_Link" text:visited-style-name="Index_20_Link">3.1.5 <text:s/>Slave attribute — C++ language only<text:tab/>9</text:a></text:p>
          <text:p text:style-name="P269"><text:a xlink:type="simple" xlink:href="#__RefHeading__57792_638251233" text:style-name="Index_20_Link" text:visited-style-name="Index_20_Link">3.1.6 <text:s/>ExternMethods attribute — C language only<text:tab/>9</text:a></text:p>
          <text:p text:style-name="P269"><text:a xlink:type="simple" xlink:href="#__RefHeading___Toc35103_549088399" text:style-name="Index_20_Link" text:visited-style-name="Index_20_Link">3.1.7 <text:s/>StaticMethods attribute — C language only<text:tab/>9</text:a></text:p>
          <text:p text:style-name="P312"><text:a xlink:type="simple" xlink:href="#__RefHeading__10636_140039662" text:style-name="Index_20_Link" text:visited-style-name="Index_20_Link">3.2 <text:s/>Attributes of Port Elements in the OWD<text:tab/>10</text:a></text:p>
          <text:p text:style-name="P269"><text:a xlink:type="simple" xlink:href="#__RefHeading__10638_140039662" text:style-name="Index_20_Link" text:visited-style-name="Index_20_Link">3.2.1 <text:s/>Name attribute<text:tab/>10</text:a></text:p>
          <text:p text:style-name="P269"><text:a xlink:type="simple" xlink:href="#__RefHeading__10640_140039662" text:style-name="Index_20_Link" text:visited-style-name="Index_20_Link">3.2.2 <text:s/>MinBufferCount attribute<text:tab/>10</text:a></text:p>
          <text:p text:style-name="P252"><text:a xlink:type="simple" xlink:href="#__RefHeading__10574_140039662" text:style-name="Index_20_Link" text:visited-style-name="Index_20_Link">4 <text:s/>The RCC Worker Interface<text:tab/>11</text:a></text:p>
          <text:p text:style-name="P312"><text:a xlink:type="simple" xlink:href="#__RefHeading__10576_140039662" text:style-name="Index_20_Link" text:visited-style-name="Index_20_Link">4.1 <text:s/>Worker methods: called by the container, implemented by the worker.<text:tab/>12</text:a></text:p>
          <text:p text:style-name="P269"><text:a xlink:type="simple" xlink:href="#__RefHeading__8692_1123303156" text:style-name="Index_20_Link" text:visited-style-name="Index_20_Link">4.1.1 <text:s/>RCCWorker Structure Type – C language only<text:tab/>12</text:a></text:p>
          <text:p text:style-name="P269"><text:a xlink:type="simple" xlink:href="#__RefHeading___Toc35105_549088399" text:style-name="Index_20_Link" text:visited-style-name="Index_20_Link">4.1.2 <text:s/>The Worker derived class – C++ only<text:tab/>13</text:a></text:p>
          <text:p text:style-name="P269"><text:a xlink:type="simple" xlink:href="#__RefHeading__10578_140039662" text:style-name="Index_20_Link" text:visited-style-name="Index_20_Link">4.1.3 <text:s/>RCCResult Enumeration Type (C and C++)<text:tab/>14</text:a></text:p>
          <text:p text:style-name="P269"><text:a xlink:type="simple" xlink:href="#__RefHeading__10580_140039662" text:style-name="Index_20_Link" text:visited-style-name="Index_20_Link">4.1.4 <text:s/>initialize — worker method<text:tab/>15</text:a></text:p>
          <text:p text:style-name="P269"><text:a xlink:type="simple" xlink:href="#__RefHeading__10582_140039662" text:style-name="Index_20_Link" text:visited-style-name="Index_20_Link">4.1.5 <text:s/></text:a><text:a xlink:type="simple" xlink:href="#__RefHeading__10582_140039662" text:style-name="Index_20_Link" text:visited-style-name="Index_20_Link"><text:span text:style-name="T29">s</text:span></text:a><text:a xlink:type="simple" xlink:href="#__RefHeading__10582_140039662" text:style-name="Index_20_Link" text:visited-style-name="Index_20_Link"><text:span text:style-name="T29">tart</text:span></text:a><text:a xlink:type="simple" xlink:href="#__RefHeading__10582_140039662" text:style-name="Index_20_Link" text:visited-style-name="Index_20_Link"> — worker method<text:tab/>15</text:a></text:p>
          <text:p text:style-name="P269"><text:a xlink:type="simple" xlink:href="#__RefHeading__10584_140039662" text:style-name="Index_20_Link" text:visited-style-name="Index_20_Link">4.1.6 <text:s/>stop — worker method<text:tab/>16</text:a></text:p>
          <text:p text:style-name="P269"><text:a xlink:type="simple" xlink:href="#__RefHeading__10586_140039662" text:style-name="Index_20_Link" text:visited-style-name="Index_20_Link">4.1.7 <text:s/>release — worker method<text:tab/>16</text:a></text:p>
          <text:p text:style-name="P269"><text:a xlink:type="simple" xlink:href="#__RefHeading__10588_140039662" text:style-name="Index_20_Link" text:visited-style-name="Index_20_Link">4.1.8 <text:s/>afterConfigure — worker method<text:tab/>17</text:a></text:p>
          <text:p text:style-name="P269"><text:a xlink:type="simple" xlink:href="#__RefHeading__10590_140039662" text:style-name="Index_20_Link" text:visited-style-name="Index_20_Link">4.1.9 <text:s/>beforeQuery — worker method<text:tab/>17</text:a></text:p>
          <text:p text:style-name="P269"><text:a xlink:type="simple" xlink:href="#__RefHeading__10592_140039662" text:style-name="Index_20_Link" text:visited-style-name="Index_20_Link">4.1.10 <text:s/>run — worker method<text:tab/>17</text:a></text:p>
          <text:p text:style-name="P312"><text:a xlink:type="simple" xlink:href="#__RefHeading__10596_140039662" text:style-name="Index_20_Link" text:visited-style-name="Index_20_Link">4.2 <text:s/>Container methods, called by the worker.<text:tab/>20</text:a></text:p>
          <text:p text:style-name="P269"><text:a xlink:type="simple" xlink:href="#__RefHeading___Toc5320_1067000368" text:style-name="Index_20_Link" text:visited-style-name="Index_20_Link">4.2.1 <text:s/>time/getTime — container method<text:tab/>20</text:a></text:p>
          <text:p text:style-name="P269"><text:a xlink:type="simple" xlink:href="#__RefHeading___Toc5322_1067000368" text:style-name="Index_20_Link" text:visited-style-name="Index_20_Link">4.2.2 <text:s/>setError — container method<text:tab/>20</text:a></text:p>
          <text:p text:style-name="P269"><text:a xlink:type="simple" xlink:href="#__RefHeading___Toc5328_1067000368" text:style-name="Index_20_Link" text:visited-style-name="Index_20_Link">4.2.3 <text:s/>The RCC::RunCondition C++ class<text:tab/>21</text:a></text:p>
          <text:p text:style-name="P269"><text:a xlink:type="simple" xlink:href="#__RefHeading___Toc5324_1067000368" text:style-name="Index_20_Link" text:visited-style-name="Index_20_Link">4.2.4 <text:s/>getRunCondition — container method — C++ Language only<text:tab/>23</text:a></text:p>
          <text:p text:style-name="P269"><text:a xlink:type="simple" xlink:href="#__RefHeading___Toc5326_1067000368" text:style-name="Index_20_Link" text:visited-style-name="Index_20_Link">4.2.5 <text:s/>setRunCondition — container method — C++ Language only<text:tab/>23</text:a></text:p>
          <text:p text:style-name="P312"><text:a xlink:type="simple" xlink:href="#__RefHeading___Toc5330_1067000368" text:style-name="Index_20_Link" text:visited-style-name="Index_20_Link">4.3 <text:s/>Port Management Data Members and Methods<text:tab/>24</text:a></text:p>
          <text:p text:style-name="P269"><text:a xlink:type="simple" xlink:href="#__RefHeading___Toc5332_1067000368" text:style-name="Index_20_Link" text:visited-style-name="Index_20_Link">4.3.1 <text:s/>advance — release current buffer, and request another<text:tab/>24</text:a></text:p>
          <text:p text:style-name="P269"><text:a xlink:type="simple" xlink:href="#__RefHeading___Toc5342_1067000368" text:style-name="Index_20_Link" text:visited-style-name="Index_20_Link">4.3.2 <text:s/>hasBuffer — query a port for whether it has a current buffer-to-release<text:tab/>25</text:a></text:p>
          <text:p text:style-name="P269"><text:a xlink:type="simple" xlink:href="#__RefHeading___Toc8037_1067000368" text:style-name="Index_20_Link" text:visited-style-name="Index_20_Link">4.3.3 <text:s/>isConnected — query a port for being connected<text:tab/>25</text:a></text:p>
          <text:p text:style-name="P269"><text:a xlink:type="simple" xlink:href="#__RefHeading___Toc5334_1067000368" text:style-name="Index_20_Link" text:visited-style-name="Index_20_Link">4.3.4 <text:s/>request — request a new buffer<text:tab/>25</text:a></text:p>
          <text:p text:style-name="P269"><text:a xlink:type="simple" xlink:href="#__RefHeading___Toc5336_1067000368" text:style-name="Index_20_Link" text:visited-style-name="Index_20_Link">4.3.5 <text:s/>send — send an input buffer on an output port<text:tab/>26</text:a></text:p>
          <text:p text:style-name="P269"><text:a xlink:type="simple" xlink:href="#__RefHeading___Toc5348_1067000368" text:style-name="Index_20_Link" text:visited-style-name="Index_20_Link">4.3.6 <text:s/>setDefaultLength — set the default message length at an output port — C++ only<text:tab/>26</text:a></text:p>
          <text:p text:style-name="P269"><text:a xlink:type="simple" xlink:href="#__RefHeading___Toc5350_1067000368" text:style-name="Index_20_Link" text:visited-style-name="Index_20_Link">4.3.7 <text:s/>setDefaultOpCode — set the default opcode at an output port — C++ only<text:tab/>27</text:a></text:p>
          <text:p text:style-name="P269"><text:a xlink:type="simple" xlink:href="#__RefHeading__8712_1123303156" text:style-name="Index_20_Link" text:visited-style-name="Index_20_Link">4.3.8 <text:s/></text:a><text:a xlink:type="simple" xlink:href="#__RefHeading__8712_1123303156" text:style-name="Index_20_Link" text:visited-style-name="Index_20_Link"><text:span text:style-name="T29">take</text:span></text:a><text:a xlink:type="simple" xlink:href="#__RefHeading__8712_1123303156" text:style-name="Index_20_Link" text:visited-style-name="Index_20_Link"> — take a buffer from an input port<text:tab/>27</text:a></text:p>
          <text:p text:style-name="P312"><text:a xlink:type="simple" xlink:href="#__RefHeading___Toc5352_1067000368" text:style-name="Index_20_Link" text:visited-style-name="Index_20_Link">4.4 <text:s/>Buffer Management Data Members and Methods<text:tab/>29</text:a></text:p>
          <text:p text:style-name="P269"><text:a xlink:type="simple" xlink:href="#__RefHeading___Toc8039_1067000368" text:style-name="Index_20_Link" text:visited-style-name="Index_20_Link">4.4.1 <text:s/>checkLength — check size of the buffer — C++ only<text:tab/>29</text:a></text:p>
          <text:p text:style-name="P269"><text:soft-page-break/><text:a xlink:type="simple" xlink:href="#__RefHeading___Toc8041_1067000368" text:style-name="Index_20_Link" text:visited-style-name="Index_20_Link">4.4.2 <text:s/>data — access the raw contents of the buffer<text:tab/>29</text:a></text:p>
          <text:p text:style-name="P269"><text:a xlink:type="simple" xlink:href="#__RefHeading___Toc8043_1067000368" text:style-name="Index_20_Link" text:visited-style-name="Index_20_Link">4.4.3 <text:s/>length — retrieve the length of the message in a buffer – C++ language only<text:tab/>30</text:a></text:p>
          <text:p text:style-name="P269"><text:a xlink:type="simple" xlink:href="#__RefHeading___Toc8045_1067000368" text:style-name="Index_20_Link" text:visited-style-name="Index_20_Link">4.4.4 <text:s/>maxLength — retrieve the maximum available space in the buffer.<text:tab/>30</text:a></text:p>
          <text:p text:style-name="P269"><text:a xlink:type="simple" xlink:href="#__RefHeading___Toc8047_1067000368" text:style-name="Index_20_Link" text:visited-style-name="Index_20_Link">4.4.5 <text:s/>opCode — retrieve the opCode of the message in a buffer<text:tab/>30</text:a></text:p>
          <text:p text:style-name="P269"><text:a xlink:type="simple" xlink:href="#__RefHeading___Toc8049_1067000368" text:style-name="Index_20_Link" text:visited-style-name="Index_20_Link">4.4.6 <text:s/>release — release a buffer<text:tab/>30</text:a></text:p>
          <text:p text:style-name="P269"><text:a xlink:type="simple" xlink:href="#__RefHeading___Toc8053_1067000368" text:style-name="Index_20_Link" text:visited-style-name="Index_20_Link">4.4.7 <text:s/>setLength — set the length of the message in a buffer — C++ language only<text:tab/>31</text:a></text:p>
          <text:p text:style-name="P269"><text:a xlink:type="simple" xlink:href="#__RefHeading___Toc8055_1067000368" text:style-name="Index_20_Link" text:visited-style-name="Index_20_Link">4.4.8 <text:s/>setOpCode — set the opCode for the message in a buffer — C++ language only<text:tab/>31</text:a></text:p>
          <text:p text:style-name="P269"><text:a xlink:type="simple" xlink:href="#__RefHeading___Toc8051_1067000368" text:style-name="Index_20_Link" text:visited-style-name="Index_20_Link">4.4.9 <text:s/>setInfo — set the metadata associated with a buffer — C++ language only<text:tab/>31</text:a></text:p>
          <text:p text:style-name="P269"><text:a xlink:type="simple" xlink:href="#__RefHeading___Toc8057_1067000368" text:style-name="Index_20_Link" text:visited-style-name="Index_20_Link">4.4.10 <text:s/>topLength — retrieve the size of the single sequence in a message — C++ only<text:tab/>32</text:a></text:p>
          <text:p text:style-name="P312"><text:a xlink:type="simple" xlink:href="#__RefHeading___Toc8059_1067000368" text:style-name="Index_20_Link" text:visited-style-name="Index_20_Link">4.5 <text:s/>Accessing the Contents of Messages<text:tab/>33</text:a></text:p>
          <text:p text:style-name="P269"><text:a xlink:type="simple" xlink:href="#__RefHeading___Toc36173_549088399" text:style-name="Index_20_Link" text:visited-style-name="Index_20_Link">4.5.1 <text:s/>Accessing messages in C language workers<text:tab/>33</text:a></text:p>
          <text:p text:style-name="P269"><text:a xlink:type="simple" xlink:href="#__RefHeading___Toc36175_549088399" text:style-name="Index_20_Link" text:visited-style-name="Index_20_Link">4.5.2 <text:s/>Accessing message in C++ language workers<text:tab/>33</text:a></text:p>
          <text:p text:style-name="P312"><text:a xlink:type="simple" xlink:href="#__RefHeading___Toc8061_1067000368" text:style-name="Index_20_Link" text:visited-style-name="Index_20_Link">4.6 <text:s/>Property Access Notifications<text:tab/>34</text:a></text:p>
          <text:p text:style-name="P312"><text:a xlink:type="simple" xlink:href="#__RefHeading___Toc8063_1067000368" text:style-name="Index_20_Link" text:visited-style-name="Index_20_Link">4.7 <text:s/>Controlling Slave Workers from Proxies — C++ language only<text:tab/>36</text:a></text:p>
          <text:p text:style-name="P312"><text:a xlink:type="simple" xlink:href="#__RefHeading__15986_2129872468" text:style-name="Index_20_Link" text:visited-style-name="Index_20_Link">4.8 <text:s/>Worker Dispatch Structures — C Language only<text:tab/>37</text:a></text:p>
          <text:p text:style-name="P269"><text:a xlink:type="simple" xlink:href="#__RefHeading__15988_2129872468" text:style-name="Index_20_Link" text:visited-style-name="Index_20_Link">4.8.1 <text:s/>RCCDispatch Structure Type<text:tab/>37</text:a></text:p>
          <text:p text:style-name="P252"><text:a xlink:type="simple" xlink:href="#__RefHeading__10618_140039662" text:style-name="Index_20_Link" text:visited-style-name="Index_20_Link">5 <text:s/>Code Generation for RCC Workers<text:tab/>39</text:a></text:p>
          <text:p text:style-name="P312"><text:a xlink:type="simple" xlink:href="#__RefHeading___Toc8065_1067000368" text:style-name="Index_20_Link" text:visited-style-name="Index_20_Link">5.1 <text:s/>Namespace Management<text:tab/>40</text:a></text:p>
          <text:p text:style-name="P312"><text:a xlink:type="simple" xlink:href="#__RefHeading___Toc8067_1067000368" text:style-name="Index_20_Link" text:visited-style-name="Index_20_Link">5.2 <text:s/>Generated Data Types<text:tab/>41</text:a></text:p>
          <text:p text:style-name="P269"><text:a xlink:type="simple" xlink:href="#__RefHeading__10620_140039662" text:style-name="Index_20_Link" text:visited-style-name="Index_20_Link">5.2.1 <text:s/>The enumeration constants for the worker’s ports<text:tab/>41</text:a></text:p>
          <text:p text:style-name="P269"><text:a xlink:type="simple" xlink:href="#__RefHeading__10622_140039662" text:style-name="Index_20_Link" text:visited-style-name="Index_20_Link">5.2.2 <text:s/>The properties structure type<text:tab/>41</text:a></text:p>
          <text:p text:style-name="P269"><text:a xlink:type="simple" xlink:href="#__RefHeading__8714_1123303156" text:style-name="Index_20_Link" text:visited-style-name="Index_20_Link">5.2.3 <text:s/>Structures for Message Payloads — C language only<text:tab/>42</text:a></text:p>
          <text:p text:style-name="P269"><text:a xlink:type="simple" xlink:href="#__RefHeading___Toc16848_576511445" text:style-name="Index_20_Link" text:visited-style-name="Index_20_Link">5.2.4 <text:s/>Worker Base Class — C++ language only<text:tab/>43</text:a></text:p>
          <text:p text:style-name="P252"><text:a xlink:type="simple" xlink:href="#__RefHeading__10774_474132946" text:style-name="Index_20_Link" text:visited-style-name="Index_20_Link">6 <text:s/>RCC Local Services<text:tab/>44</text:a></text:p>
          <text:p text:style-name="P312"><text:a xlink:type="simple" xlink:href="#__RefHeading__10778_474132946" text:style-name="Index_20_Link" text:visited-style-name="Index_20_Link">6.1 <text:s/>RCC Local Services AEP as a small subset of POSIX and ISO-C.<text:tab/>45</text:a></text:p>
          <text:p text:style-name="P252"><text:a xlink:type="simple" xlink:href="#__RefHeading__11901_1972665394" text:style-name="Index_20_Link" text:visited-style-name="Index_20_Link">7 <text:s/>Summary of OpenCPI RCC authoring model<text:tab/>47</text:a></text:p>
          <text:p text:style-name="P312"><text:a xlink:type="simple" xlink:href="#__RefHeading__10780_474132946" text:style-name="Index_20_Link" text:visited-style-name="Index_20_Link">7.1 <text:s/>Worker code example<text:tab/>48</text:a></text:p>
          <text:p text:style-name="P252"><text:a xlink:type="simple" xlink:href="#__RefHeading__11907_1972665394" text:style-name="Index_20_Link" text:visited-style-name="Index_20_Link">8 <text:s/>Glossary<text:tab/>54</text:a></text:p>
          <text:p text:style-name="P252"><text:a xlink:type="simple" xlink:href="#__RefHeading__10658_140039662" text:style-name="Index_20_Link" text:visited-style-name="Index_20_Link">9 <text:s/>List of Abbreviations and Acronyms<text:tab/>55</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02"><text:span text:style-name="T74">This document </text:span><text:span text:style-name="T77">specifies the </text:span><text:span text:style-name="FirstEmphasis"><text:span text:style-name="T390">OpenCPI Resource-Constrained C Language (RCC)</text:span></text:span><text:span text:style-name="T78">,</text:span><text:span text:style-name="T77"> authoring model and describes how to write RCC workers, in C or C++. <text:s/></text:span><text:span text:style-name="T74">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79">T</text:span><text:span text:style-name="T74">he RCC model is a</text:span><text:span text:style-name="T79">lso an</text:span><text:span text:style-name="T74"> appropriate model for any general-purpose processor with a C compiler, when the developer is comfortable with the constraints of the C language.</text:span></text:p>
      <text:p text:style-name="P91">This document also describe<text:span text:style-name="T349">s</text:span> a C++ variant of this authoring model that takes advantage of the expressive power of the C++ language. <text:s/>Both the C and C++ language variants are considered to be based on this one authoring model <text:span text:style-name="T389">as</text:span> so many concepts and details are common.</text:p>
      <text:p text:style-name="P202"><text:span text:style-name="T75">T</text:span><text:span text:style-name="T74">his specification is </text:span><text:span text:style-name="T75">based on the authoring model concept as defined in the </text:span><text:span text:style-name="FirstEmphasis"><text:span text:style-name="T390">OpenCPI Component Development Guide</text:span></text:span>, <text:span text:style-name="T389">and</text:span><text:span text:style-name="T82"> is a prerequisite to this document. <text:s/></text:span><text:span text:style-name="T75">That document introduces key concepts for all authoring models, including the configuration and lifecycle model of components, and the software execution model for most authoring models targeting </text:span><text:span text:style-name="T76">general purpose </text:span><text:span text:style-name="T75">software </text:span><text:span text:style-name="T76">platforms</text:span><text:span text:style-name="T75">.</text:span></text:p>
      <text:p text:style-name="P109"><text:span text:style-name="T389">All OpenCPI authoring models are</text:span> <text:span text:style-name="T389">required</text:span> to coexist and interoperate with the other existing models that are more appropriate for <text:span text:style-name="T389">their respective</text:span> processing technologies. <text:s/><text:span text:style-name="T389">These include the OCL authoring model for</text:span> GP<text:span text:style-name="T84">U</text:span>s, <text:span text:style-name="T244">and the HDL authoring model for FPGAs</text:span>. <text:s/><text:span text:style-name="T244">Other models and any unique aspects to their associated development workflow, are described in their own documents.</text:span></text:p>
      <text:h text:style-name="P260" text:outline-level="2"><text:bookmark-start text:name="__RefHeading__11068_1972665394"/>References<text:bookmark-end text:name="__RefHeading__11068_1972665394"/></text:h>
      <text:p text:style-name="P92">This document depends on several others. <text:s/>Primarily, it depends on the <text:span text:style-name="FirstEmphasis">OpenCPI Component Development Guide</text:span>, which describes concepts and definitions common to all OpenCPI authoring models. <text:s/><text:span text:style-name="T391">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78">The C++ authoring model is based on the language as defined in </text:span><text:span text:style-name="FirstEmphasis"><text:span text:style-name="T376">ISO/IEC 14882:2003</text:span></text:span><text:span text:style-name="T278">, prior to Cxx11.</text:span></text:p>
      <text:p text:style-name="Table_20_Caption_20__28_before_29_"><text:bookmark-start text:name="_Ref58813963"/>Table <text:sequence text:ref-name="refTable0" text:name="Table" text:formula="ooow:1 " style:num-format="1">1</text:sequence><text:bookmark-end text:name="_Ref58813963"/>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Title</text:p>
          </table:table-cell>
          <table:table-cell table:style-name="Table2.A1" office:value-type="string">
            <text:p text:style-name="P48">Published By</text:p>
          </table:table-cell>
          <table:table-cell table:style-name="Table2.A1" office:value-type="string">
            <text:p text:style-name="P48">Link</text:p>
          </table:table-cell>
        </table:table-row>
        <table:table-row table:style-name="Table2.1">
          <table:table-cell table:style-name="Table2.A1" office:value-type="string">
            <text:p text:style-name="P40">OpenCPI <text:span text:style-name="T245">Component Development Guide</text:span></text:p>
          </table:table-cell>
          <table:table-cell table:style-name="Table2.A1" office:value-type="string">
            <text:p text:style-name="P32"><text:a xlink:type="simple" xlink:href="http://opencpi.org/" text:style-name="Internet_20_link" text:visited-style-name="Visited_20_Internet_20_Link"><text:span text:style-name="T85">OpenCPI</text:span></text:a></text:p>
          </table:table-cell>
          <table:table-cell table:style-name="Table2.A1" office:value-type="string">
            <text:p text:style-name="P42"><text:a xlink:type="simple" xlink:href="https://github.com/opencpi/opencpi/raw/master/doc/pdf/OpenCPI_ComponentDevelopment.pdf" text:style-name="Internet_20_link" text:visited-style-name="Visited_20_Internet_20_Link"><text:span text:style-name="T86">https://github.com/opencpi/opencpi/raw/master/doc/pdf/OpenCPI_ComponentDevelopment.pdf</text:span></text:a></text:p>
          </table:table-cell>
        </table:table-row>
        <table:table-row table:style-name="Table2.1">
          <table:table-cell table:style-name="Table2.A1" office:value-type="string">
            <text:p text:style-name="P40">ISO C Language Specification</text:p>
          </table:table-cell>
          <table:table-cell table:style-name="Table2.A1" office:value-type="string">
            <text:p text:style-name="P32"><text:a xlink:type="simple" xlink:href="http://www.open-std.org/jtc1/sc22/wg14/www/standards.html#9899" text:style-name="Internet_20_link" text:visited-style-name="Visited_20_Internet_20_Link"><text:span text:style-name="T85">C Language</text:span></text:a></text:p>
          </table:table-cell>
          <table:table-cell table:style-name="Table2.A1" office:value-type="string">
            <text:p text:style-name="P306">ISO/IEC 9899:90</text:p>
          </table:table-cell>
        </table:table-row>
        <table:table-row table:style-name="Table2.1">
          <table:table-cell table:style-name="Table2.A4" office:value-type="string">
            <text:p text:style-name="P41">ISO C++ Language Specification</text:p>
          </table:table-cell>
          <table:table-cell table:style-name="Table2.A4" office:value-type="string">
            <text:p text:style-name="P43"><text:a xlink:type="simple" xlink:href="http://www.open-std.org/JTC1/SC22/WG21/" text:style-name="Internet_20_link" text:visited-style-name="Visited_20_Internet_20_Link"><text:span text:style-name="T73">C++ Language</text:span></text:a></text:p>
          </table:table-cell>
          <table:table-cell table:style-name="Table2.A4" office:value-type="string">
            <text:p text:style-name="P33">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07"><text:span text:style-name="T87">RCC</text:span> workers <text:span text:style-name="T393">are C/C++ language component implementations that do work. </text:span><text:s/><text:span text:style-name="T393">They </text:span>are hosted in a<text:span text:style-name="T392">n OpenCPI</text:span> <text:span text:style-name="T53">container</text:span>, which is responsible for:</text:p>
      <text:list xml:id="list6461864597404646698" text:style-name="WWNum32">
        <text:list-item>
          <text:p text:style-name="P253">loading, executing, controlling, and configuring the worker</text:p>
        </text:list-item>
        <text:list-item>
          <text:p text:style-name="P253">effecting data movement to and from the data ports of the worker</text:p>
        </text:list-item>
        <text:list-item>
          <text:p text:style-name="P253">providing interfaces for the local services available to <text:span text:style-name="T87">RCC</text:span> workers. </text:p>
        </text:list-item>
      </text:list>
      <text:p text:style-name="P207"><text:span text:style-name="T88">RCC</text:span> workers <text:span text:style-name="T392">that are executing and </text:span>collocated <text:span text:style-name="T392">together in</text:span> the <text:span text:style-name="T392">same</text:span> container can make use of <text:span text:style-name="T89">local </text:span>zero-copy <text:span text:style-name="T279">approaches </text:span>to move data between them. <text:s/>For connections between workers in <text:span text:style-name="T29">different</text:span> containers, the containers move data between each other using <text:span text:style-name="T392">a</text:span> common data transport mechanism. <text:s/>Containers make use of <text:span text:style-name="T279">a default</text:span> data transport between the two devices <text:span text:style-name="T279">unless explicitly configured to do otherwise</text:span>. </text:p>
      <text:p text:style-name="P109">The <text:span text:style-name="FirstEmphasis">OpenCPI Component Development Guide (CDG)</text:span> <text:span text:style-name="T246">contains</text:span> sections <text:span text:style-name="T246">for the general introduction to the control plane functionality of workers and containers, followed by the general execution model of software-based workers. <text:s/>The specifics of the RCC authoring model are included here, consisting of:</text:span></text:p>
      <text:list xml:id="list155906889756505" text:continue-numbering="true" text:style-name="WWNum32">
        <text:list-item>
          <text:p text:style-name="P254"><text:span text:style-name="T44">container-to-worker interfaces:</text:span> <text:s/>how the container calls the worker’s entry points</text:p>
        </text:list-item>
        <text:list-item>
          <text:p text:style-name="P254"><text:span text:style-name="T44">worker-to-container interfaces:</text:span> <text:s/>how the worker calls the container’s entry points</text:p>
        </text:list-item>
        <text:list-item>
          <text:p text:style-name="P254"><text:span text:style-name="T44">the local services:</text:span> <text:s/>how the worker uses local services and which ones are available.<text:bookmark text:name="_Toc270018429"/></text:p>
        </text:list-item>
      </text:list>
      <text:p text:style-name="P208"><text:span text:style-name="T115">C</text:span><text:span text:style-name="T90">reating a component implementation (a.k.a. </text:span><text:span text:style-name="T129">authoring a worker</text:span><text:span text:style-name="T90">), includes writing source code as well as specifying certain characteristics of the implementation in a separate XML file. <text:s/>This </text:span><text:span text:style-name="T91">XML </text:span><text:span text:style-name="T90">file is called the </text:span><text:span text:style-name="FirstEmphasis"><text:span text:style-name="T358">O</text:span></text:span><text:span text:style-name="FirstEmphasis"><text:span text:style-name="T154">penCPI </text:span></text:span><text:span text:style-name="FirstEmphasis"><text:span text:style-name="T358">W</text:span></text:span><text:span text:style-name="FirstEmphasis"><text:span text:style-name="T154">orker </text:span></text:span><text:span text:style-name="FirstEmphasis"><text:span text:style-name="T358">D</text:span></text:span><text:span text:style-name="FirstEmphasis"><text:span text:style-name="T154">escription</text:span></text:span><text:span text:style-name="FirstEmphasis"><text:span text:style-name="T145"> (OWD)</text:span></text:span><text:span text:style-name="T90">. <text:s/>It describes any non-default constraints or behavior of this particular component implementation. <text:s/></text:span><text:span text:style-name="T115">It also lists</text:span><text:span text:style-name="T90"> attributes and information that are specific to the authoring model. <text:s/></text:span><text:span text:style-name="T115">A</text:span><text:span text:style-name="T90">ll OWDs must specify </text:span><text:span text:style-name="T115">t</text:span><text:span text:style-name="T121">wo</text:span><text:span text:style-name="T115"> items: <text:s/></text:span><text:span text:style-name="T90">the </text:span><text:span text:style-name="FirstEmphasis"><text:span text:style-name="T359">O</text:span></text:span><text:span text:style-name="FirstEmphasis"><text:span text:style-name="T156">penCPI</text:span></text:span><text:span text:style-name="FirstEmphasis"><text:span text:style-name="T145"> </text:span></text:span><text:span text:style-name="FirstEmphasis"><text:span text:style-name="T359">C</text:span></text:span><text:span text:style-name="FirstEmphasis"><text:span text:style-name="T156">omponent </text:span></text:span><text:span text:style-name="FirstEmphasis"><text:span text:style-name="T359">S</text:span></text:span><text:span text:style-name="FirstEmphasis"><text:span text:style-name="T156">pecification </text:span></text:span><text:span text:style-name="FirstEmphasis"><text:span text:style-name="T152">(</text:span></text:span><text:span text:style-name="FirstEmphasis"><text:span text:style-name="T156">OCS</text:span></text:span><text:span text:style-name="FirstEmphasis"><text:span text:style-name="T152">)</text:span></text:span><text:span text:style-name="T90"> being implemented, and the authoring model being used. <text:s/></text:span><text:span text:style-name="T98">The OWD aspects that are common to all authoring models are described in the </text:span><text:span text:style-name="FirstEmphasis"><text:span text:style-name="T145">OpenCPI Component Development Guide</text:span></text:span><text:span text:style-name="T98">.</text:span></text:p>
      <text:h text:style-name="P271" text:outline-level="1"><text:bookmark-start text:name="__RefHeading__15951_517827571"/><text:bookmark-start text:name="_Toc270018448"/><text:span text:style-name="T175">XML description files (OWD) for </text:span><text:span text:style-name="T181">RCC</text:span><text:span text:style-name="T175"> workers.</text:span><text:bookmark-end text:name="__RefHeading__15951_517827571"/><text:bookmark-end text:name="_Toc270018448"/></text:h>
      <text:p text:style-name="P209">This section describes the format and structure of the <text:span text:style-name="T228">RCC</text:span> OWD. <text:s/><text:span text:style-name="T396">T</text:span>h<text:span text:style-name="T396">is</text:span> XML document, <text:span text:style-name="T397">at a minimum,</text:span> refers <text:span text:style-name="T398">to </text:span>a <text:span text:style-name="T399">OCS</text:span>, and specifies the implementation-specific aspects of the worker.</text:p>
      <text:p text:style-name="P19">The top level XML element for a <text:span text:style-name="T230">RCC </text:span>worker is <text:span text:style-name="T395">RCC</text:span><text:span text:style-name="T394">Worker</text:span>. <text:s/><text:span text:style-name="T396">Using the defaults the simplest OWD for an RCC worker would be:</text:span></text:p>
      <text:p text:style-name="P76">&lt;RCCWorker spec='myspec'/&gt;</text:p>
      <text:p text:style-name="P107">The <text:span text:style-name="Code">RCCWorker</text:span> XML element contains information provided by someone creating an <text:span text:style-name="T230">RCC</text:span> worker based on a component specification (OCS). <text:s/>This OWD includes or references an OCS, and then describes implementation information about this particular <text:span text:style-name="T230">RCC</text:span> implementation of that OCS. <text:s/><text:span text:style-name="T411">T</text:span>he <text:span text:style-name="Code">RCCWorker</text:span> element must either include as a child element a complete <text:span text:style-name="T411">OCS</text:span>, or include one by reference, using the spec attribute of the top-level element. <text:s/>For example, the “vsadd” implementation of the “vsadd-spec” <text:span text:style-name="T331">OCS would</text:span> referenc<text:span text:style-name="T331">e</text:span> the component specification <text:span text:style-name="T331">this way:</text:span></text:p>
      <text:p text:style-name="P108"><text:span text:style-name="T399">A more complete</text:span> example, the vsadd implementation of the vsadd-spec <text:span text:style-name="T331">OCS would</text:span> <text:span text:style-name="T397">include a </text:span>referenc<text:span text:style-name="T331">e</text:span> <text:span text:style-name="T331">this way:</text:span></text:p>
      <text:p text:style-name="P56"><text:span text:style-name="T175">&lt;</text:span><text:span text:style-name="T177">RCC</text:span><text:span text:style-name="T175">Worker spec=”</text:span><text:span text:style-name="T178">vsadd-spec</text:span><text:span text:style-name="T175">”</text:span><text:line-break/><text:span text:style-name="T175"><text:tab/>---other attributes---</text:span><text:line-break/><text:span text:style-name="T175"><text:tab/>&gt;</text:span><text:line-break/><text:span text:style-name="T175"><text:tab/>---other child elements---</text:span><text:line-break/><text:span text:style-name="T175">&lt;/</text:span><text:span text:style-name="T177">RCC</text:span><text:span text:style-name="T175">Worker&gt;</text:span></text:p>
      <text:p text:style-name="P109">The <text:span text:style-name="Code">RCCWorker</text:span> follows the specification of OWDs in general as specified elsewhere. <text:s/>This section only defines the aspects of the <text:span text:style-name="T230">RCC</text:span> OWD that <text:span text:style-name="T231">are</text:span> <text:span text:style-name="T29">not</text:span> common to all OWDs. <text:s/><text:span text:style-name="T354">A more complete example is below:</text:span></text:p>
      <text:p text:style-name="P270">&lt;RCCWorker language='c++' spec='vsadd-spec'&gt;<text:line-break/> <text:s/>&lt;SpecProperty name='control' readable='true'/&gt;<text:line-break/> <text:s/>&lt;Property name='debug' type='float' volatile='true'/&gt;<text:line-break/> <text:s/>&lt;Port name='in' <text:span text:style-name="T361">minB</text:span>uffer<text:span text:style-name="T361">C</text:span>ount='2'/&gt;<text:line-break/>&lt;/RCCWorker&gt;</text:p>
      <text:p text:style-name="P230"><text:span text:style-name="T396">T</text:span>he <text:span text:style-name="T401">RCC</text:span><text:span text:style-name="T400">Worker</text:span> element <text:span text:style-name="T411">may also</text:span> include <text:span text:style-name="T411">the OCS </text:span>as a<text:span text:style-name="T411">n embedded</text:span> child element <text:span text:style-name="T411">in the rare cases when there can never be alternative implementations of that OCS</text:span>.</text:p>
      <text:h text:style-name="P266" text:outline-level="2"><text:bookmark-start text:name="_Toc270018449"/><text:bookmark-start text:name="_Toc211781115"/><text:bookmark-start text:name="_Toc211780966"/><text:bookmark-start text:name="__RefHeading__15953_517827571"/>Attributes of a top-level <text:span text:style-name="T231">RCC</text:span>Worker element<text:bookmark-end text:name="_Toc270018449"/><text:bookmark-end text:name="_Toc211781115"/><text:bookmark-end text:name="_Toc211780966"/><text:bookmark-end text:name="__RefHeading__15953_517827571"/></text:h>
      <text:p text:style-name="P185">The <text:span text:style-name="Code">name</text:span>, <text:span text:style-name="Code">spec</text:span>, and <text:span text:style-name="Code">controloperations</text:span> attributes are the same for all authoring models and are described in the <text:span text:style-name="T411">CDG</text:span>.</text:p>
      <text:h text:style-name="P282" text:outline-level="3"><text:bookmark-start text:name="_Toc211781120"/><text:bookmark-start text:name="_Toc270018450"/><text:bookmark-start text:name="__RefHeading__15955_517827571"/><text:bookmark-start text:name="_Toc211781116"/>Name attribute<text:bookmark-end text:name="_Toc270018450"/><text:bookmark-end text:name="_Toc211781116"/> — <text:span text:style-name="T356">see CDG</text:span><text:bookmark-end text:name="__RefHeading__15955_517827571"/></text:h>
      <text:h text:style-name="P283" text:outline-level="3"><text:bookmark-start text:name="__RefHeading___Toc35101_549088399"/>Spec attribute — see CDG<text:bookmark-end text:name="__RefHeading___Toc35101_549088399"/></text:h>
      <text:h text:style-name="P282" text:outline-level="3"><text:bookmark-start text:name="__RefHeading__10634_140039662"/><text:bookmark-start text:name="_Toc270018452"/>ControlOperations attribute<text:bookmark-end text:name="_Toc270018452"/> — <text:span text:style-name="T356">see CDG</text:span><text:bookmark-end text:name="__RefHeading__10634_140039662"/></text:h>
      <text:h text:style-name="P282" text:outline-level="3"><text:bookmark-start text:name="_Toc270018451"/><text:bookmark-start text:name="__RefHeading__10632_140039662"/>Language attribute<text:bookmark-end text:name="_Toc270018451"/><text:bookmark-end text:name="__RefHeading__10632_140039662"/></text:h>
      <text:p text:style-name="P109">The <text:span text:style-name="Code">Language</text:span> attribute of the component implementation for <text:span text:style-name="T232">RCC</text:span> workers <text:span text:style-name="T233">should</text:span> have the value <text:span text:style-name="Code">c</text:span> <text:span text:style-name="T319">or </text:span><text:span text:style-name="Code">c++</text:span>. <text:s/><text:span text:style-name="T319">The default is </text:span><text:span text:style-name="Code">c</text:span><text:span text:style-name="T319">.</text:span></text:p>
      <text:h text:style-name="P284" text:outline-level="3"><text:bookmark-start text:name="__RefHeading___Toc8035_1067000368"/><text:bookmark-end text:name="_Toc211781120"/>Slave attribute — <text:span text:style-name="T355">C++ language only</text:span><text:bookmark-end text:name="__RefHeading___Toc8035_1067000368"/></text:h>
      <text:p text:style-name="P14">This attribute indicates that this worker is a proxy for another worker, and that other worker is named as the string value of this attribute. <text:s/><text:span text:style-name="T320">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285" text:outline-level="3"><text:bookmark-start text:name="__RefHeading__57792_638251233"/>ExternMethods attribute — <text:span text:style-name="T332">C language only</text:span><text:bookmark-end text:name="__RefHeading__57792_638251233"/></text:h>
      <text:p text:style-name="P186">The default scope and name for RCC worker methods in C is to be declared static, <text:span text:style-name="T402">i.e. </text:span>name-scoped in the file, and have the method name in lower case, e.g.:</text:p>
      <text:p text:style-name="P83"><text:span text:style-name="T357">static</text:span> RCCResult <text:span text:style-name="T357">start</text:span>(RCCWorker *self);</text:p>
      <text:p text:style-name="P186">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60">n</text:span> example <text:span text:style-name="T360">is</text:span> <text:span text:style-name="T360">the pattern </text:span><text:span text:style-name="Code">%W_%m</text:span><text:span text:style-name="T360">, which, for the start method of the XYZ worker, would be:</text:span></text:p>
      <text:p text:style-name="P84"><text:span text:style-name="T357">extern</text:span> RCCResult <text:span text:style-name="T357">Xyz_start</text:span>(RCCWorker *self);</text:p>
      <text:p text:style-name="P187">The code generator uses this pattern when generating the skeleton file for the worker.</text:p>
      <text:h text:style-name="Heading_20_3" text:outline-level="3"><text:bookmark-start text:name="__RefHeading___Toc35103_549088399"/>StaticMethods <text:span text:style-name="T360">attribute — C language only</text:span><text:bookmark-end text:name="__RefHeading___Toc35103_549088399"/></text:h>
      <text:p text:style-name="P187">This attribute provides a pattern like the <text:span text:style-name="Code">ExternMethods</text:span> attribute, but leaves the worker methods in the file scope, declared <text:span text:style-name="Code">static</text:span>.</text:p>
      <text:h text:style-name="P266"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09"><text:bookmark-end text:name="_Toc211781121"/><text:bookmark-end text:name="_Toc211780968"/>The <text:span text:style-name="Code">port</text:span> child element of the <text:span text:style-name="Code">RCCWorker</text:span> specifies information about a data <text:span text:style-name="T321">port</text:span> in the OCS. <text:s/>It references a<text:span text:style-name="T321">n OCS </text:span><text:span text:style-name="Code">port, </text:span><text:span text:style-name="T321">or </text:span><text:span text:style-name="Code">dataInterfaceSpec,</text:span><text:span text:style-name="T321">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21"> or </text:span><text:span text:style-name="Code">DataInterfaceSpec</text:span> element of the <text:span text:style-name="Code">ComponentSpec</text:span>. <text:s/>The <text:span text:style-name="Code">Port</text:span> element adds implementation-specific information about the <text:span text:style-name="T333">port</text:span> initially defined in that <text:span text:style-name="Code">ComponentSpec</text:span>.</text:p>
      <text:p text:style-name="P168">A number of attributes available for the <text:span text:style-name="Code">port</text:span> element are common to all authoring models and are described in the <text:span text:style-name="T411">CDG</text:span>. <text:s/>These are usually used to override attributes inferred from the protocol associated with the data port.</text:p>
      <text:h text:style-name="P282" text:outline-level="3"><text:bookmark-start text:name="__RefHeading__10638_140039662"/><text:bookmark-start text:name="_Toc270018454"/>Name attribute<text:bookmark-end text:name="__RefHeading__10638_140039662"/><text:bookmark-end text:name="_Toc270018454"/></text:h>
      <text:p text:style-name="P109">This attribute specifies the name used to reference the <text:span text:style-name="Code">Port</text:span><text:span text:style-name="T321"> or </text:span><text:span text:style-name="Code">DataInterfaceSpec</text:span> <text:span text:style-name="T321">element </text:span>in the <text:span text:style-name="Code">ComponentSpec</text:span>.</text:p>
      <text:h text:style-name="P282" text:outline-level="3"><text:bookmark-start text:name="_Toc270018455"/><text:bookmark-start text:name="__RefHeading__10640_140039662"/>MinBuffer<text:span text:style-name="T322">Count</text:span> attribute<text:bookmark-end text:name="_Toc270018455"/><text:bookmark-end text:name="__RefHeading__10640_140039662"/></text:h>
      <text:p text:style-name="P106">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60">take</text:span></text:span> a buffer from a port, and ask for a new buffer for that port <text:span text:style-name="T403">and</text:span> retain ownership of the previous buffer from that port. <text:s/>This behavior requires the infrastructure <text:span text:style-name="T403">to </text:span>provide at least <text:span text:style-name="T403">two</text:span> buffers for that port.</text:p>
      <text:p text:style-name="P106">This attribute informs the infrastructure as to the minimum buffering requirements of the worker implementation for that port. <text:s/>The default <text:span text:style-name="T403">value </text:span>is <text:span text:style-name="T403">one</text:span>.<text:span text:style-name="T29"> <text:s/></text:span><text:span text:style-name="T39">This</text:span><text:span text:style-name="T29"> attribute should not be used to tune the buffer count for performance. <text:s/></text:span><text:span text:style-name="T41">It</text:span><text:span text:style-name="T29"> </text:span><text:span text:style-name="T41">should</text:span><text:span text:style-name="T29"> only specify the actual minimum requirements for the correct function of the worker.</text:span></text:p>
      <text:h text:style-name="P271" text:outline-level="1"><text:bookmark-start text:name="_Toc270018430"/><text:bookmark-start text:name="__RefHeading__10574_140039662"/><text:span text:style-name="T17">The </text:span><text:span text:style-name="T18">RCC</text:span><text:span text:style-name="T19"> </text:span><text:span text:style-name="T17">Worker Interface</text:span><text:bookmark-end text:name="_Toc270018430"/><text:bookmark-end text:name="__RefHeading__10574_140039662"/></text:h>
      <text:p text:style-name="P109"><text:span text:style-name="T148">This section defines the interface between the worker and its container: <text:s/>the API for this authoring model. <text:s/></text:span><text:span text:style-name="T145">Th</text:span><text:span text:style-name="T149">e</text:span><text:span text:style-name="T145"> term </text:span><text:span text:style-name="FirstEmphasis"><text:span text:style-name="T145">worker method</text:span></text:span><text:span text:style-name="T145"> </text:span><text:span text:style-name="T149">i</text:span><text:span text:style-name="T145">s </text:span><text:span text:style-name="T149">used as a </text:span><text:span text:style-name="T145">shorthand and language-neutral term for </text:span><text:span text:style-name="T146">what is a </text:span><text:span text:style-name="T145">member function </text:span><text:span text:style-name="T146">in C++ or a worker entry point </text:span><text:span text:style-name="T147">function </text:span><text:span text:style-name="T146">in C</text:span><text:span text:style-name="T145">. <text:s/></text:span>The methods in<text:span text:style-name="T157"> C++ have an implicit </text:span><text:span text:style-name="Code">this</text:span><text:span text:style-name="T157"> argument that is hidden by the language. <text:s/>C language RCC workers have the first argument to all worker methods as an explicit </text:span><text:span text:style-name="Code">self</text:span><text:span text:style-name="T157"> argument. <text:s/>This is a pointer to a structure containing context and state information for the worker. <text:s/>When discussing a worker's runtime behavior, the term </text:span><text:span text:style-name="FirstEmphasis"><text:span text:style-name="T376">worker</text:span></text:span><text:span text:style-name="T157"> is sometimes used as a runtime </text:span><text:span text:style-name="T31">instance</text:span><text:span text:style-name="T157"> of the worker in contrast to referring to the source code that is written for the worker as a component implementation.</text:span></text:p>
      <text:p text:style-name="P210"><text:span text:style-name="T158">RCC</text:span> <text:span text:style-name="T334">w</text:span>orkers <text:span text:style-name="T159">must</text:span> <text:span text:style-name="T334">avoid</text:span> the prefix<text:span text:style-name="T160">es </text:span><text:span text:style-name="Code">OCPI</text:span><text:span text:style-name="T160"> and</text:span> <text:span text:style-name="Code">RCC</text:span> <text:span text:style-name="T411">(even without a trailing underscore) f</text:span>or compile-time constants and types <text:span text:style-name="T404">as these are used</text:span> <text:span text:style-name="T159">by the authoring model</text:span>. <text:s/><text:span text:style-name="T405">The RCC authoring model also specifies that all macros are upper case, and all data types are capitalized and mixed CamelCase.</text:span></text:p>
      <text:p text:style-name="P110">The <text:span text:style-name="T334">w</text:span>orker interface<text:span text:style-name="T247"> </text:span>consists of control operation methods whose behavior is defined <text:span text:style-name="T247">in the </text:span><text:span text:style-name="T15">Control Plane Introduction</text:span><text:span text:style-name="T247"> section of the CDG</text:span><text:span text:style-name="FirstEmphasis">.</text:span> <text:s/><text:span text:style-name="T406">In addition, there is a required</text:span> <text:span text:style-name="T161">run</text:span> method that supports the event-driven execution model defined <text:span text:style-name="T247">in the </text:span><text:span text:style-name="T15">Software Execution Model</text:span><text:span text:style-name="T247"> section of that same document</text:span>. <text:s/>The <text:span text:style-name="T161">run</text:span> method is the only required method <text:span text:style-name="T412">and a</text:span>ll the other methods are optional. <text:s/>All processing of the worker occurs in the context of these <text:span text:style-name="T162">methods</text:span>.</text:p>
      <text:p text:style-name="P109">The interface uses several basic integer types to provide some compiler independence. <text:s/>The integer types are defined using the ISO C 99 <text:span text:style-name="Code">&lt;stdint.h&gt;</text:span> types. <text:s/>These basic types are: <text:s/><text:span text:style-name="Code">uint8_t</text:span><text:span text:style-name="T351">, </text:span><text:span text:style-name="Code">uint16_t,</text:span> <text:span text:style-name="Code">uint32_t</text:span>, <text:span text:style-name="Code"><text:span text:style-name="T412">RCCBoolean</text:span></text:span> <text:span text:style-name="T412">and </text:span><text:span text:style-name="Code"><text:span text:style-name="T412">RCCOrdinal</text:span></text:span>. <text:s/>The type <text:span text:style-name="Code">RCCBoolean</text:span> is aliased to <text:span text:style-name="Code">uint8_t</text:span>, to <text:span text:style-name="T164">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229">The<text:span text:style-name="T144">re are two </text:span>categories of methods:</text:p>
      <text:list xml:id="list4990725026166778431" text:style-name="WWNum18">
        <text:list-item>
          <text:p text:style-name="P258"><text:span text:style-name="T135">Worker methods</text:span><text:span text:style-name="T124"> that represent functionality of the worker, to be called by the container, and which may have default implementations. <text:s/>These include the </text:span><text:span text:style-name="Code"><text:span text:style-name="T54">run</text:span></text:span><text:span text:style-name="T124"> method, and the lifecycle control operation </text:span><text:span text:style-name="T128">methods: <text:s/></text:span><text:span text:style-name="Code"><text:span text:style-name="T54">initialize</text:span></text:span><text:span text:style-name="T133">, </text:span><text:span text:style-name="Code"><text:span text:style-name="T54">start</text:span></text:span><text:span text:style-name="T133">, </text:span><text:span text:style-name="Code"><text:span text:style-name="T54">stop</text:span></text:span><text:span text:style-name="T133">, and </text:span><text:span text:style-name="Code"><text:span text:style-name="T54">release</text:span></text:span><text:span text:style-name="T124">.</text:span></text:p>
        </text:list-item>
        <text:list-item>
          <text:p text:style-name="P258"><text:span text:style-name="T135">Container methods</text:span><text:span text:style-name="T124"> that represent functionality of the container, to be called by the worker, such as changing run conditions, </text:span><text:span text:style-name="T125">and accessing ports and buffers</text:span><text:span text:style-name="T124">. <text:s/></text:span><text:span text:style-name="T126">All </text:span><text:span text:style-name="T128">C language </text:span><text:span text:style-name="T126">container methods are dispatched through function pointers in the </text:span><text:span text:style-name="Code"><text:span text:style-name="T54">container</text:span></text:span><text:span text:style-name="T126"> member of the </text:span><text:span text:style-name="Code"><text:span text:style-name="T54">RCCWorker</text:span></text:span><text:span text:style-name="T126"> structure. <text:s/></text:span><text:span text:style-name="T133">In C++ container methods are </text:span><text:span text:style-name="T134">accessible </text:span><text:span text:style-name="T133">member functions inherited from the worker's base class.</text:span></text:p>
        </text:list-item>
      </text:list>
      <text:p text:style-name="P109"><text:span text:style-name="T407">The v</text:span>arious data types used in worker and container methods <text:span text:style-name="T165">are described in the following sections. <text:s/>The concept of a “default” method for C-language workers is indicated by </text:span><text:span text:style-name="Code">NULL</text:span><text:span text:style-name="T165"> pointers for those methods in the </text:span><text:span text:style-name="Code">RCCDispatch</text:span><text:span text:style-name="T165"> structure. <text:s/>For C++, they are simply the methods in the base class.</text:span></text:p>
      <text:h text:style-name="P266" text:outline-level="2"><text:bookmark-start text:name="__RefHeading__10576_140039662"/><text:bookmark-start text:name="_Toc270018431"/>Worker methods: <text:s/>called by the container, implemented by the worker.<text:bookmark-end text:name="__RefHeading__10576_140039662"/><text:bookmark-end text:name="_Toc270018431"/></text:h>
      <text:p text:style-name="P109"><text:span text:style-name="T90">This section describes the methods that a worker may implement </text:span><text:span text:style-name="T116">with only o</text:span><text:span text:style-name="T90">ne is </text:span><text:span text:style-name="T116">being </text:span><text:span text:style-name="T90">mandatory: <text:s/></text:span><text:span text:style-name="T135">run</text:span><text:span text:style-name="T90">. <text:s/>All others </text:span><text:span text:style-name="T116">methods </text:span><text:span text:style-name="T90">are optional and have default behavior. <text:s/></text:span><text:span text:style-name="T116">These</text:span><text:span text:style-name="T90"> other methods are </text:span><text:span text:style-name="FirstEmphasis"><text:span text:style-name="T151">control operations</text:span></text:span><text:span text:style-name="T90"> that perform lifecycle state transitions. <text:s/></text:span><text:span text:style-name="T116">The transitions are</text:span><text:span text:style-name="T90"> described </text:span><text:span text:style-name="T99">in the control plane introduction section of the </text:span><text:span text:style-name="T122">CDG</text:span><text:span text:style-name="T90">. <text:s/>All processing of the worker occurs in the context of these </text:span><text:span text:style-name="T105">worker </text:span><text:span text:style-name="T90">method</text:span><text:span text:style-name="T92">s</text:span><text:span text:style-name="T93">.</text:span></text:p>
      <text:p text:style-name="P111"><text:span text:style-name="T93">F</text:span><text:span text:style-name="T100">or C++, </text:span><text:span text:style-name="T90"><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90"><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90"><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90"><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90"><office:annotation><dc:date>2015-11-03T10:09:50</dc:date><text:p>&lt;!--StartFragment--&gt;</text:p></office:annotation></text:span><text:span text:style-name="T105">t</text:span><text:span text:style-name="T90">he code generation tools create a custom base class that the actual worker class inherit</text:span><text:span text:style-name="T105">s</text:span><text:span text:style-name="T90">.  The derived class that implements the worker is declared by the worker author directly in their source code.  This derived class inherit</text:span><text:span text:style-name="T105">s</text:span><text:span text:style-name="T90"> the custom base class, but can otherwise contain any </text:span><text:span text:style-name="T110">other </text:span><text:span text:style-name="T90">member functions and data members, </text:span><text:span text:style-name="T122">with the caveat that</text:span><text:span text:style-name="T90"> they do not shadow certain members in the generated custom base class (which are specifically mentioned below). <text:s/></text:span><text:span text:style-name="T114">All worker methods in C++ are member functions and this is where all worker processing takes place.</text:span></text:p>
      <text:h text:style-name="P305" text:outline-level="3"><text:bookmark-start text:name="__RefHeading__8692_1123303156"/><text:span text:style-name="T166">RCC</text:span>Worker <text:span text:style-name="T167">Structure Type – C language only</text:span><text:bookmark-end text:name="__RefHeading__8692_1123303156"/></text:h>
      <text:p text:style-name="P189">This structure type , <text:span text:style-name="T408">a </text:span><text:span text:style-name="Code">typedef</text:span> <text:span text:style-name="T334">name,</text:span> represents the visible state of a worker. <text:s/>The container <text:span text:style-name="T364">creates</text:span> this structure (<text:span text:style-name="T364">defined </text:span>in <text:span text:style-name="Code">RCC_Worker.h</text:span>) with any content <text:span text:style-name="T168">or</text:span> member ordering as long as the documented members are supported. <text:s/>The <text:span text:style-name="T334">structure </text:span>members are written by either the container or the worker, but not both. <text:s/>Members written by the container are declared <text:span text:style-name="Code">const</text:span> to enhance error checking when compiling worker <text:span text:style-name="T280">code</text:span>. <text:s/><text:span text:style-name="T169">A pointer to this structure is the first argument to all C language worker methods, called </text:span><text:span text:style-name="Code">self</text:span><text:span text:style-name="T169">.</text:span></text:p>
      <text:p text:style-name="P189"><text:span text:style-name="T364">Workers (code in worker methods) access property values via the </text:span><text:span text:style-name="Code">properties</text:span><text:span text:style-name="T364"> member of the </text:span><text:span text:style-name="Code">RCCWorker</text:span><text:span text:style-name="T364"> structure, whose type is </text:span><text:span text:style-name="Code">void *</text:span><text:span text:style-name="T364">. <text:s/>It is first converted to the structure pointer type that defines the layout of the worker's properties, and then used to access individual properties, e.g.:</text:span></text:p>
      <text:p text:style-name="P86">XyzProperties *p = self-&gt;properties;<text:line-break/>p-&gt;myprop1;</text:p>
      <text:p text:style-name="P189"><text:span text:style-name="T364">Unless a property is defined as being volatile, its structure member is </text:span><text:span text:style-name="Code">const</text:span><text:span text:style-name="T364">.</text:span></text:p>
      <text:p text:style-name="P189"><text:span text:style-name="T364">The defined members of the </text:span><text:span text:style-name="Code">RCCWorker</text:span><text:span text:style-name="T364"> structure are described in the table below. <text:s/>Some example code that uses these various members of </text:span><text:span text:style-name="Code">RCCWorker</text:span><text:span text:style-name="T364"> is:</text:span></text:p>
      <text:p text:style-name="P85">XyzProperties <text:span text:style-name="T4">props = self-&gt;properties; // void</text:span><text:span text:style-name="T20">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4">Member Name</text:p>
          </table:table-cell>
          <table:table-cell table:style-name="Table4.A1" office:value-type="string">
            <text:p text:style-name="P44"><text:span text:style-name="T280">M</text:span>ember<text:line-break/>Data Type</text:p>
          </table:table-cell>
          <table:table-cell table:style-name="Table4.A1" office:value-type="string">
            <text:p text:style-name="P44">Written by</text:p>
          </table:table-cell>
          <table:table-cell table:style-name="Table4.D1" office:value-type="string">
            <text:p text:style-name="P44">Member<text:line-break/>Description</text:p>
          </table:table-cell>
        </table:table-row>
        <table:table-row>
          <table:table-cell table:style-name="Table4.A2" office:value-type="string">
            <text:p text:style-name="P224">properties</text:p>
          </table:table-cell>
          <table:table-cell table:style-name="Table4.A2" office:value-type="string">
            <text:p text:style-name="P219">void *const</text:p>
          </table:table-cell>
          <table:table-cell table:style-name="Table4.A2" office:value-type="string">
            <text:p text:style-name="P32">container</text:p>
          </table:table-cell>
          <table:table-cell table:style-name="Table4.D2" office:value-type="string">
            <text:p text:style-name="P32">A <text:span text:style-name="Code">const</text:span> pointer to the properties structure for the worker, whose layout is implied by the properties <text:span text:style-name="T170">declared in the OCS and OWD</text:span>. <text:s/>The value <text:span text:style-name="T170">is</text:span> NULL if there are no such properties.</text:p>
          </table:table-cell>
        </table:table-row>
        <table:table-row>
          <table:table-cell table:style-name="Table4.A2" office:value-type="string">
            <text:p text:style-name="P220">memories</text:p>
          </table:table-cell>
          <table:table-cell table:style-name="Table4.A2" office:value-type="string">
            <text:p text:style-name="P224"><text:span text:style-name="T171">v</text:span>oid *const<text:line-break/>*<text:span text:style-name="T171">const</text:span></text:p>
          </table:table-cell>
          <table:table-cell table:style-name="Table4.A2" office:value-type="string">
            <text:p text:style-name="P32">container</text:p>
          </table:table-cell>
          <table:table-cell table:style-name="Table4.D2" office:value-type="string">
            <text:p text:style-name="P32"><text:span text:style-name="T171">An array of </text:span><text:span text:style-name="Code">const</text:span><text:span text:style-name="T171"> pointers to the memory resources requested by the worker in the </text:span><text:span text:style-name="Code">memSizes</text:span><text:span text:style-name="T171"> member of the </text:span><text:span text:style-name="Code">RCCDispatch</text:span><text:span text:style-name="T171"> structure. <text:s/>Any memories that are not read-only are initialized to zero before a worker executes any method.</text:span></text:p>
          </table:table-cell>
        </table:table-row>
        <table:table-row>
          <table:table-cell table:style-name="Table4.A2" office:value-type="string">
            <text:p text:style-name="P220">memory</text:p>
          </table:table-cell>
          <table:table-cell table:style-name="Table4.A2" office:value-type="string">
            <text:p text:style-name="P219">void *const</text:p>
          </table:table-cell>
          <table:table-cell table:style-name="Table4.A2" office:value-type="string">
            <text:p text:style-name="P29">container</text:p>
          </table:table-cell>
          <table:table-cell table:style-name="Table4.D2" office:value-type="string">
            <text:p text:style-name="P29">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22">container</text:p>
          </table:table-cell>
          <table:table-cell table:style-name="Table4.A2" office:value-type="string">
            <text:p text:style-name="P222"><text:span text:style-name="T280">c</text:span>onst RCCContainer</text:p>
          </table:table-cell>
          <table:table-cell table:style-name="Table4.A2" office:value-type="string">
            <text:p text:style-name="P30">container</text:p>
          </table:table-cell>
          <table:table-cell table:style-name="Table4.D2" office:value-type="string">
            <text:p text:style-name="P30">A dispatch table of container method/function pointers.</text:p>
          </table:table-cell>
        </table:table-row>
        <table:table-row>
          <table:table-cell table:style-name="Table4.A2" office:value-type="string">
            <text:p text:style-name="P224">runCondition</text:p>
          </table:table-cell>
          <table:table-cell table:style-name="Table4.A2" office:value-type="string">
            <text:p text:style-name="P224"><text:span text:style-name="T172">RCC</text:span>RunCondition*</text:p>
          </table:table-cell>
          <table:table-cell table:style-name="Table4.A2" office:value-type="string">
            <text:p text:style-name="P32">worker</text:p>
          </table:table-cell>
          <table:table-cell table:style-name="Table4.D2" office:value-type="string">
            <text:p text:style-name="P32">Initialized from the <text:span text:style-name="Code"><text:span text:style-name="T172">RCCDispatch</text:span></text:span><text:span text:style-name="Code"> runCondition</text:span> member. <text:s/><text:span text:style-name="T173">C</text:span>hecked by container after calling the start method.</text:p>
          </table:table-cell>
        </table:table-row>
        <table:table-row>
          <table:table-cell table:style-name="Table4.A2" office:value-type="string">
            <text:p text:style-name="P221">connectedPorts</text:p>
          </table:table-cell>
          <table:table-cell table:style-name="Table4.A2" office:value-type="string">
            <text:p text:style-name="P223">RCCPortMask</text:p>
          </table:table-cell>
          <table:table-cell table:style-name="Table4.A2" office:value-type="string">
            <text:p text:style-name="P31">container</text:p>
          </table:table-cell>
          <table:table-cell table:style-name="Table4.D2" office:value-type="string">
            <text:p text:style-name="P31">A mask indicating which ports are connected. <text:s/>A worker can check this to see if an optional port is connected.</text:p>
          </table:table-cell>
        </table:table-row>
        <table:table-row>
          <table:table-cell table:style-name="Table4.A2" office:value-type="string">
            <text:p text:style-name="P224">ports</text:p>
          </table:table-cell>
          <table:table-cell table:style-name="Table4.A2" office:value-type="string">
            <text:p text:style-name="P224"><text:span text:style-name="T172">RCC</text:span>Port<text:span text:style-name="T173">[]</text:span></text:p>
          </table:table-cell>
          <table:table-cell table:style-name="Table4.A2" office:value-type="string">
            <text:p text:style-name="P32">varies by<text:line-break/>member</text:p>
          </table:table-cell>
          <table:table-cell table:style-name="Table4.D2" office:value-type="string">
            <text:p text:style-name="P31">An array of RCCPort structures, indexed by port ordinals.</text:p>
          </table:table-cell>
        </table:table-row>
      </table:table>
      <text:h text:style-name="P286" text:outline-level="3"><text:bookmark-start text:name="__RefHeading___Toc35105_549088399"/>The Worker derived class – C++ only<text:bookmark-end text:name="__RefHeading___Toc35105_549088399"/></text:h>
      <text:p text:style-name="P188">All the worker methods are member functions of the worker's derived class. <text:s/><text:span text:style-name="T365">This class inherits a base class specifically generated for the worker and defined in the </text:span><text:span text:style-name="Code">gen/&lt;worker&gt;-worker.hh</text:span><text:span text:style-name="T365"> file. <text:s/>Worker m</text:span>ethods that must exist (based on the OWD), are declared pure virtual in th<text:span text:style-name="T366">is</text:span> generated base class. <text:s/><text:span text:style-name="T365">Container methods are accessible member functions of the base class. <text:s/>There are several accessible data </text:span><text:soft-page-break/><text:span text:style-name="T365">members of the generated base class that can used in worker method code. <text:s/>One is </text:span><text:span text:style-name="Code">m_properties</text:span><text:span text:style-name="T365">, which is a structure containing members for property values. <text:s/>This is normally accessed using a convenience method, </text:span><text:span text:style-name="Code">properties()</text:span><text:span text:style-name="T365">, that returns a reference to this structure. <text:s/>E.g. to access the </text:span><text:span text:style-name="Code">myprop1</text:span><text:span text:style-name="T365"> property, worker code would use:</text:span></text:p>
      <text:p text:style-name="P87">properties().myprop1</text:p>
      <text:p text:style-name="P203">There are also data members in the base class for each port. <text:s/>These are described in the <text:a xlink:type="simple" xlink:href="#4.3.Port Management Data Members and Methods|outline" text:style-name="Internet_20_link" text:visited-style-name="Visited_20_Internet_20_Link"><text:span text:style-name="T413">Port Management Data Members and Methods</text:span></text:a> section below.</text:p>
      <text:h text:style-name="P282" text:outline-level="3"><text:bookmark-start text:name="__RefHeading__10578_140039662"/><text:span text:style-name="T174">RCC</text:span><text:bookmark-start text:name="_Toc270018432"/>Result <text:span text:style-name="T163">E</text:span>numeration <text:span text:style-name="T163">T</text:span>ype<text:bookmark-end text:name="_Toc270018432"/> <text:span text:style-name="T281">(C and C++)</text:span><text:bookmark-end text:name="__RefHeading__10578_140039662"/></text:h>
      <text:p text:style-name="P109">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44">Enumeration Identifier</text:p>
          </table:table-cell>
          <table:table-cell table:style-name="Table5.B1" office:value-type="string">
            <text:p text:style-name="P44">Description</text:p>
          </table:table-cell>
        </table:table-row>
        <table:table-row table:style-name="Table5.1">
          <table:table-cell table:style-name="Table5.A2" office:value-type="string">
            <text:p text:style-name="P32"><text:span text:style-name="Code">RCC_OK</text:span></text:p>
          </table:table-cell>
          <table:table-cell table:style-name="Table5.B2" office:value-type="string">
            <text:p text:style-name="P32">The worker method succeeded without error.</text:p>
          </table:table-cell>
        </table:table-row>
        <table:table-row table:style-name="Table5.1">
          <table:table-cell table:style-name="Table5.A3" office:value-type="string">
            <text:p text:style-name="P32"><text:span text:style-name="Code">RCC_ERROR</text:span></text:p>
          </table:table-cell>
          <table:table-cell table:style-name="Table5.B3" office:value-type="string">
            <text:p text:style-name="P32">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32"><text:span text:style-name="Code">RCC_FATAL</text:span></text:p>
          </table:table-cell>
          <table:table-cell table:style-name="Table5.B3" office:value-type="string">
            <text:p text:style-name="P32"><text:span text:style-name="T175">The worker should never run again </text:span><text:span text:style-name="T182">and</text:span><text:span text:style-name="T175"> is non-functional. <text:s/>The container or other workers may be damaged. <text:s/>The worker is in an </text:span><text:span text:style-name="T52">u</text:span><text:span text:style-name="T51">nusable</text:span><text:span text:style-name="T175">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32"><text:span text:style-name="Code">RCC_DONE</text:span></text:p>
          </table:table-cell>
          <table:table-cell table:style-name="Table5.B3" office:value-type="string">
            <text:p text:style-name="P32"><text:span text:style-name="T175">The worker needs no more execution. <text:s/></text:span><text:span text:style-name="T182">This is </text:span><text:span text:style-name="T175">a normal completion. <text:s/>The worker is entering the </text:span><text:span text:style-name="T51">finished</text:span><text:span text:style-name="T175"> state.</text:span></text:p>
          </table:table-cell>
        </table:table-row>
        <table:table-row table:style-name="Table5.1">
          <table:table-cell table:style-name="Table5.A3" office:value-type="string">
            <text:p text:style-name="P32"><text:span text:style-name="Code">RCC_ADVANCE</text:span></text:p>
          </table:table-cell>
          <table:table-cell table:style-name="Table5.B3" office:value-type="string">
            <text:p text:style-name="P32"><text:span text:style-name="T175">The worker is requesting that all ports </text:span><text:span text:style-name="T176">that were ready when the run method was entered </text:span><text:span text:style-name="T175">be </text:span><text:span text:style-name="T55">advanced</text:span><text:span text:style-name="T175"> (applies only to the run method).</text:span></text:p>
          </table:table-cell>
        </table:table-row>
        <table:table-row table:style-name="Table5.1">
          <table:table-cell table:style-name="Table5.A3" office:value-type="string">
            <text:p text:style-name="P32"><text:span text:style-name="Code">RCC_ADVANCE_DONE</text:span></text:p>
          </table:table-cell>
          <table:table-cell table:style-name="Table5.B3" office:value-type="string">
            <text:p text:style-name="P32"><text:span text:style-name="T175">The worker is requesting that all ports be advanced (run method only) and declaring that it is also “done”. The worker is entering the </text:span><text:span text:style-name="T51">finished</text:span><text:span text:style-name="T175"> state.</text:span></text:p>
          </table:table-cell>
        </table:table-row>
      </table:table>
      <text:p text:style-name="P109"><text:span text:style-name="T183">These return values apply to each method as defined in their specific behavior. <text:s/>Some values are not valid results for all methods. </text:span><text:span text:style-name="T21"><text:s/>When the result is </text:span><text:span text:style-name="Code"><text:span text:style-name="T23">RCC_ERROR</text:span></text:span><text:span text:style-name="T21"> or </text:span><text:soft-page-break/><text:span text:style-name="Code"><text:span text:style-name="T23">RCC_FATAL</text:span></text:span><text:span text:style-name="T21">, the worker may have also set a descriptive error message via the </text:span><text:span text:style-name="Code"><text:span text:style-name="T22">setError</text:span></text:span><text:span text:style-name="T21"> container method</text:span><text:span text:style-name="T175"> described below.</text:span></text:p>
      <text:h text:style-name="P287"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282">worker method</text:span><text:bookmark-end text:name="__RefHeading__10580_140039662"/></text:h>
      <text:p text:style-name="P211"><text:span text:style-name="T90">This </text:span><text:span text:style-name="T94">worker </text:span><text:span text:style-name="T90">method implements the </text:span><text:span text:style-name="FirstEmphasis"><text:span text:style-name="T151">initialize</text:span></text:span><text:span text:style-name="T90"> control operation as </text:span><text:span text:style-name="T101">defined in </text:span><text:span text:style-name="T117">the </text:span><text:span text:style-name="T155">CDG</text:span><text:span text:style-name="T90"> </text:span><text:span text:style-name="T117">and i</text:span><text:span text:style-name="T90">t is optional. <text:s/></text:span><text:span text:style-name="T111">It cannot depend on any property settings. <text:s/></text:span><text:span text:style-name="T90">A worker should implement this method </text:span><text:span text:style-name="T111">under these</text:span><text:span text:style-name="T90"> conditions, </text:span><text:span text:style-name="T111">for one-time initializations that </text:span><text:span text:style-name="T132">do not</text:span><text:span text:style-name="T111"> depend on properties:</text:span></text:p>
      <text:list xml:id="list155906790457072" text:continue-list="list155906889756505" text:style-name="WWNum32">
        <text:list-item>
          <text:p text:style-name="P254">There are initialization errors that can be reported to the container.</text:p>
        </text:list-item>
        <text:list-item>
          <text:p text:style-name="P254">There is significant processing work involved in the initialization.</text:p>
        </text:list-item>
        <text:list-item>
          <text:p text:style-name="P254">There are significant resource allocations performed during initialization.</text:p>
        </text:list-item>
      </text:list>
      <text:p text:style-name="P109">If none of the above <text:span text:style-name="T409">conditions </text:span>are true, this method can be unimplemented <text:span text:style-name="T413">and</text:span> the default implementation will be used<text:span text:style-name="T282">.</text:span></text:p>
      <text:p text:style-name="P109">Using the <text:span text:style-name="Code"><text:span text:style-name="T60">initialize</text:span></text:span> method will allow the <text:span text:style-name="Code"><text:span text:style-name="T60">run</text:span></text:span> <text:span text:style-name="T282">or </text:span><text:span text:style-name="Code">start</text:span><text:span text:style-name="T282"> </text:span>method<text:span text:style-name="T282">s</text:span> to be more consistent in execution time. <text:s/><text:span text:style-name="T409">W</text:span>ithout an <text:span text:style-name="Code"><text:span text:style-name="T60">initialize</text:span></text:span>, all <text:span text:style-name="T282">one-time </text:span>initialization <text:span text:style-name="T282">must be</text:span> done on the first invocation of <text:span text:style-name="Code">start</text:span><text:span text:style-name="T282">, or if </text:span><text:span text:style-name="Code">start</text:span><text:span text:style-name="T282"> is unimplemented, the first invocation of </text:span><text:span text:style-name="Code"><text:span text:style-name="T60">run</text:span></text:span>. <text:s/><text:span text:style-name="T362">Sometimes this is unavoidable.</text:span></text:p>
      <text:h text:style-name="P232" text:outline-level="4"><text:bookmark-start text:name="__RefHeading__10660_140039662"/><text:bookmark-start text:name="_Toc211781071"/>Synopsis<text:bookmark-end text:name="__RefHeading__10660_140039662"/><text:bookmark-end text:name="_Toc211781071"/></text:h>
      <text:p text:style-name="P56"><text:span text:style-name="T335">static RCC</text:span>Result initialize(<text:span text:style-name="T198">RCC</text:span>Worker *self); <text:s/>// <text:span text:style-name="T248">C language<text:line-break/>RCCResult initialize(); <text:s text:c="23"/>// C++ language</text:span></text:p>
      <text:h text:style-name="P232" text:outline-level="4"><text:bookmark-start text:name="_Toc211781072"/><text:bookmark-start text:name="__RefHeading__10662_140039662"/>Returns<text:bookmark-end text:name="_Toc211781072"/><text:bookmark-end text:name="__RefHeading__10662_140039662"/></text:h>
      <text:p text:style-name="P109">This method shall return a <text:span text:style-name="Code">RCCResult</text:span> value.</text:p>
      <text:p text:style-name="P109">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P287" text:outline-level="3"><text:bookmark-start text:name="__RefHeading__10582_140039662"/><text:span text:style-name="T47">s</text:span><text:bookmark-start text:name="_Toc211780948"/><text:bookmark-start text:name="_Toc211781074"/><text:span text:style-name="T44">tart</text:span><text:bookmark-end text:name="_Toc211780948"/><text:bookmark-end text:name="_Toc211781074"/> — <text:span text:style-name="T282">worker method</text:span><text:bookmark-end text:name="__RefHeading__10582_140039662"/></text:h>
      <text:p text:style-name="P212"><text:span text:style-name="T90">This method implements the </text:span><text:span text:style-name="FirstEmphasis"><text:span text:style-name="T151">start</text:span></text:span><text:span text:style-name="T90"> control operation as defined </text:span><text:span text:style-name="T101">in </text:span><text:span text:style-name="T118">the </text:span><text:span text:style-name="T155">CDG</text:span><text:span text:style-name="T90"> </text:span><text:span text:style-name="T119">and</text:span><text:span text:style-name="T90"> is optional. <text:s/>Upon successful completion, the worker is in the </text:span><text:span text:style-name="T135">operating</text:span><text:span text:style-name="T90"> state or the </text:span><text:span text:style-name="T135">finished</text:span><text:span text:style-name="T90"> state. <text:s/>This operation is called for the first time after initialization </text:span><text:span text:style-name="T119">after initial property settings are done. <text:s/>It may</text:span><text:span text:style-name="T90"> also be called after a successful </text:span><text:span text:style-name="T135">stop</text:span><text:span text:style-name="T90"> operation, to </text:span><text:span text:style-name="T129">resume</text:span><text:span text:style-name="T90"> execution.</text:span></text:p>
      <text:h text:style-name="P232" text:outline-level="4"><text:bookmark-start text:name="_Toc211781075"/><text:bookmark-start text:name="__RefHeading__10664_140039662"/>Synopsis<text:bookmark-end text:name="_Toc211781075"/><text:bookmark-end text:name="__RefHeading__10664_140039662"/></text:h>
      <text:p text:style-name="P56"><text:span text:style-name="T335">static RCC</text:span>Result start(<text:span text:style-name="T198">RCC</text:span>Worker *self); <text:s/>// <text:span text:style-name="T248">C language<text:line-break/>RCCResult start(); <text:s text:c="23"/>// C++ language</text:span></text:p>
      <text:h text:style-name="P232" text:outline-level="4"><text:bookmark-start text:name="_Toc211781076"/><text:bookmark-start text:name="__RefHeading__10666_140039662"/>Returns<text:bookmark-end text:name="_Toc211781076"/><text:bookmark-end text:name="__RefHeading__10666_140039662"/></text:h>
      <text:p text:style-name="P109">This method shall return a <text:span text:style-name="Code">RCCResult</text:span> value.</text:p>
      <text:p text:style-name="P109"><text:soft-page-break/><text:span text:style-name="T90">If the </text:span><text:span text:style-name="T137">start</text:span><text:span text:style-name="T90"> method cannot succeed, it shall return </text:span><text:span text:style-name="Code"><text:span text:style-name="T145">RCC_ERROR</text:span></text:span><text:span text:style-name="T90">. <text:s/>If the worker detects an error that would disable the implementation or its environment, it shall return </text:span><text:span text:style-name="Code"><text:span text:style-name="T145">RCC_FATAL</text:span></text:span><text:span text:style-name="T90">. <text:s/>It shall return </text:span><text:span text:style-name="Code"><text:span text:style-name="T145">RCC_DONE</text:span></text:span><text:span text:style-name="T90"> if no worker execution should proceed, to indicate that it </text:span><text:span text:style-name="T101">is</text:span><text:span text:style-name="T90"> enter</text:span><text:span text:style-name="T101">ing</text:span><text:span text:style-name="T90"> the </text:span><text:span text:style-name="T135">finished</text:span><text:span text:style-name="T90"> state. <text:s/>Otherwise it shall return </text:span><text:span text:style-name="Code"><text:span text:style-name="T145">RCC_OK</text:span></text:span><text:span text:style-name="T90"> if normal worker execution should proceed.</text:span></text:p>
      <text:p text:style-name="P109">Returning <text:span text:style-name="Code">RCC_DONE</text:span> indicates to the container that the worker will never require <text:span text:style-name="T282">further </text:span>execution, and provides this advice to the container to allow the container to take advantage of this fact and possibly release resources (such as I/O buffers) prior to the worker <text:span text:style-name="T282">instance </text:span>being destroyed or reused.</text:p>
      <text:h text:style-name="P287"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282">worker method</text:span><text:bookmark-end text:name="__RefHeading__10584_140039662"/></text:h>
      <text:p text:style-name="P213"><text:span text:style-name="T90">This method implements the </text:span><text:span text:style-name="T137">stop</text:span><text:span text:style-name="T90"> control operation as described </text:span><text:span text:style-name="T101">in </text:span><text:span text:style-name="T119">the </text:span><text:span text:style-name="T155">CDG</text:span><text:span text:style-name="T90">. <text:s/>Upon successful completion, the worker is in the </text:span><text:span text:style-name="T135">suspended</text:span><text:span text:style-name="T90"> state. <text:s/>It will be </text:span><text:span text:style-name="T106">also </text:span><text:span text:style-name="T90">called before the </text:span><text:span text:style-name="T135">release</text:span><text:span text:style-name="T90"> method, and before destruction, i</text:span><text:span text:style-name="T101">f</text:span><text:span text:style-name="T90"> the worker is in the </text:span><text:span text:style-name="T135">operating</text:span><text:span text:style-name="T90"> state.</text:span></text:p>
      <text:h text:style-name="P232" text:outline-level="4"><text:bookmark-start text:name="_Toc211781079"/><text:bookmark-start text:name="__RefHeading__10668_140039662"/>Synopsis<text:bookmark-end text:name="_Toc211781079"/><text:bookmark-end text:name="__RefHeading__10668_140039662"/></text:h>
      <text:p text:style-name="P56"><text:span text:style-name="T335">static RCC</text:span>Result stop(<text:span text:style-name="T198">RCC</text:span>Worker *self); <text:s/>// <text:span text:style-name="T248">C language<text:line-break/>RCCResult stop(); <text:s text:c="23"/>// C++ language</text:span></text:p>
      <text:h text:style-name="P232" text:outline-level="4"><text:bookmark-start text:name="_Toc211781080"/><text:bookmark-start text:name="__RefHeading__10670_140039662"/>Returns<text:bookmark-end text:name="_Toc211781080"/><text:bookmark-end text:name="__RefHeading__10670_140039662"/></text:h>
      <text:p text:style-name="P109">This method shall return a <text:span text:style-name="Code">RCCResult</text:span> value.</text:p>
      <text:p text:style-name="P109"><text:span text:style-name="T90">If the </text:span><text:span text:style-name="T137">stop</text:span><text:span text:style-name="T90"> method cannot succeed, it shall return </text:span><text:span text:style-name="Code"><text:span text:style-name="T145">RCC_ERROR</text:span></text:span><text:span text:style-name="T90">. <text:s/>If the worker detects an error that would disable the implementation or its environment, it shall return </text:span><text:span text:style-name="Code"><text:span text:style-name="T145">RCC_FATAL</text:span></text:span><text:span text:style-name="T90">. <text:s/>Otherwise it shall return </text:span><text:span text:style-name="Code"><text:span text:style-name="T145">RCC_OK</text:span></text:span><text:span text:style-name="T90">.</text:span></text:p>
      <text:h text:style-name="P287"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282">worker method</text:span><text:bookmark-end text:name="__RefHeading__10586_140039662"/></text:h>
      <text:p text:style-name="P218"><text:span text:style-name="T90">This method implements the </text:span><text:span text:style-name="FirstEmphasis"><text:span text:style-name="T151">release</text:span></text:span><text:span text:style-name="T90"> control operation as described </text:span><text:span text:style-name="T101">in </text:span><text:span text:style-name="T155">CDG</text:span><text:span text:style-name="T90">. <text:s/>After successful completion, the worker </text:span><text:span text:style-name="T106">instance </text:span><text:span text:style-name="T90">is in the </text:span><text:span text:style-name="T135">exists</text:span><text:span text:style-name="T90"> state. <text:s/></text:span><text:span text:style-name="T112">This method is needed when there are resources allocated by the worker in any other worker methods, such as heap allocations or file handles.</text:span></text:p>
      <text:h text:style-name="P232" text:outline-level="4"><text:bookmark-start text:name="__RefHeading__10672_140039662"/><text:bookmark-start text:name="_Toc211781083"/>Synopsis<text:bookmark-end text:name="__RefHeading__10672_140039662"/><text:bookmark-end text:name="_Toc211781083"/></text:h>
      <text:p text:style-name="P56"><text:span text:style-name="T335">static RCC</text:span>Result release<text:span text:style-name="T335">(RCC</text:span>Worker *self<text:span text:style-name="T200">)</text:span>; <text:s/>// <text:span text:style-name="T248">C language<text:line-break/>RCCResult release(); <text:s text:c="23"/>// C++ language</text:span></text:p>
      <text:h text:style-name="P232" text:outline-level="4"><text:bookmark-start text:name="__RefHeading__10674_140039662"/><text:bookmark-start text:name="_Toc211781084"/>Returns<text:bookmark-end text:name="__RefHeading__10674_140039662"/><text:bookmark-end text:name="_Toc211781084"/></text:h>
      <text:p text:style-name="P109">This method shall return a <text:span text:style-name="Code">RCCResult</text:span> value.</text:p>
      <text:p text:style-name="P109"><text:span text:style-name="T90">If the </text:span><text:span text:style-name="T124">release</text:span><text:span text:style-name="T90"> method cannot succeed, it shall return </text:span><text:span text:style-name="Code"><text:span text:style-name="T145">RCC_ERROR</text:span></text:span><text:span text:style-name="T90">. <text:s/>If the worker detects an error that would disable the implementation or its environment, or it is unable to return resources it allocated, it shall return </text:span><text:span text:style-name="Code"><text:span text:style-name="T145">RCC_FATAL</text:span></text:span><text:span text:style-name="T90">. <text:s/>Otherwise it shall return </text:span><text:span text:style-name="Code"><text:span text:style-name="T145">RCC_OK</text:span></text:span><text:span text:style-name="T90">.</text:span></text:p>
      <text:h text:style-name="P287" text:outline-level="3"><text:bookmark-start text:name="__RefHeading__10588_140039662"/><text:soft-page-break/><text:span text:style-name="T6">a</text:span><text:bookmark-start text:name="_Toc211780951"/><text:bookmark-start text:name="_Toc211781086"/><text:span text:style-name="T4">fterConfigure</text:span><text:bookmark-end text:name="_Toc211780951"/><text:bookmark-end text:name="_Toc211781086"/> — <text:span text:style-name="T283">worker method</text:span><text:bookmark-end text:name="__RefHeading__10588_140039662"/></text:h>
      <text:p text:style-name="P109"><text:span text:style-name="T90">This optional method implements the </text:span><text:span text:style-name="FirstEmphasis"><text:span text:style-name="T151">afterConfigure</text:span></text:span><text:span text:style-name="T90"> control operation. <text:s/>It </text:span><text:span text:style-name="T113">may be</text:span><text:span text:style-name="T90"> called by </text:span><text:span text:style-name="T113">control software</text:span><text:span text:style-name="T90"> after properties have been changed that have been specified in the OWD as requiring synchronization with the worker </text:span><text:span text:style-name="T102">(using the </text:span><text:span text:style-name="Code"><text:span text:style-name="T145">writeSync</text:span></text:span><text:span text:style-name="T102"> attribute).</text:span></text:p>
      <text:h text:style-name="P232" text:outline-level="4"><text:bookmark-start text:name="_Toc211781087"/><text:bookmark-start text:name="__RefHeading__10676_140039662"/>Synopsis<text:bookmark-end text:name="_Toc211781087"/><text:bookmark-end text:name="__RefHeading__10676_140039662"/></text:h>
      <text:p text:style-name="Code"><text:span text:style-name="T335">static RCC</text:span>Result afterConfigure(<text:span text:style-name="T199">RCC</text:span>Worker* self); <text:s/>// <text:span text:style-name="T249">C language<text:line-break/>RCCResult afterConfigure(); <text:s text:c="23"/>// C++ language</text:span></text:p>
      <text:h text:style-name="P232" text:outline-level="4"><text:bookmark-start text:name="__RefHeading__10678_140039662"/><text:bookmark-start text:name="_Toc211781088"/>Returns<text:bookmark-end text:name="__RefHeading__10678_140039662"/><text:bookmark-end text:name="_Toc211781088"/></text:h>
      <text:p text:style-name="P109"><text:span text:style-name="T90">This method shall return a </text:span><text:span text:style-name="Code"><text:span text:style-name="T145">RCC</text:span></text:span><text:span text:style-name="Code"><text:span text:style-name="T68">Result</text:span></text:span><text:span text:style-name="T142"> </text:span><text:span text:style-name="T90">value.</text:span></text:p>
      <text:p text:style-name="P109"><text:span text:style-name="T90">If the </text:span><text:span text:style-name="FirstEmphasis"><text:span text:style-name="T151">afterConfigure</text:span></text:span><text:span text:style-name="T90"> method cannot succeed, it shall return </text:span><text:span text:style-name="Code"><text:span text:style-name="T145">RCC_ERROR</text:span></text:span><text:span text:style-name="T90">. <text:s/>If the worker detects an error that would disable the implementation or its environment, it shall return </text:span><text:span text:style-name="Code"><text:span text:style-name="T145">RCC_FATAL</text:span></text:span><text:span text:style-name="T90">. <text:s/>Otherwise it shall return </text:span><text:span text:style-name="Code"><text:span text:style-name="T145">RCC_OK</text:span></text:span><text:span text:style-name="T90">.</text:span></text:p>
      <text:h text:style-name="P287" text:outline-level="3"><text:bookmark-start text:name="__RefHeading__10590_140039662"/><text:span text:style-name="T6">b</text:span><text:bookmark-start text:name="_Toc211780952"/><text:bookmark-start text:name="_Toc211781090"/><text:span text:style-name="T4">eforeQuery</text:span><text:bookmark-end text:name="_Toc211780952"/><text:bookmark-end text:name="_Toc211781090"/> — <text:span text:style-name="T283">worker method</text:span><text:bookmark-end text:name="__RefHeading__10590_140039662"/></text:h>
      <text:p text:style-name="P109"><text:span text:style-name="T90">This optional method implements the </text:span><text:span text:style-name="FirstEmphasis"><text:span text:style-name="T151">beforeQuery</text:span></text:span><text:span text:style-name="T90"> control operation. <text:s/>It </text:span><text:span text:style-name="T113">may be</text:span><text:span text:style-name="T90"> called by </text:span><text:span text:style-name="T113">control software</text:span><text:span text:style-name="T90"> before properties have been accessed that have been specified in the OWD as requiring synchronization with the worker </text:span><text:span text:style-name="T102">(using the </text:span><text:span text:style-name="Code"><text:span text:style-name="T145">readSync</text:span></text:span><text:span text:style-name="T102"> attribute)</text:span><text:span text:style-name="T90">.</text:span></text:p>
      <text:h text:style-name="P232" text:outline-level="4"><text:bookmark-start text:name="_Toc211781091"/><text:bookmark-start text:name="__RefHeading__10680_140039662"/>Synopsis<text:bookmark-end text:name="_Toc211781091"/><text:bookmark-end text:name="__RefHeading__10680_140039662"/></text:h>
      <text:p text:style-name="P56"><text:span text:style-name="T336">static RCC</text:span>Result beforeQuery(<text:span text:style-name="T199">RCC</text:span>Worker *self); <text:s/>// <text:span text:style-name="T249">C language<text:line-break/>RCCResult beforeQuery(); <text:s text:c="23"/>// C++ language</text:span></text:p>
      <text:h text:style-name="P232" text:outline-level="4"><text:bookmark-start text:name="_Toc211781092"/><text:bookmark-start text:name="__RefHeading__10682_140039662"/>Returns<text:bookmark-end text:name="_Toc211781092"/><text:bookmark-end text:name="__RefHeading__10682_140039662"/></text:h>
      <text:p text:style-name="P109">This method shall return a <text:span text:style-name="Code">RCCResult</text:span> value.</text:p>
      <text:p text:style-name="P109"><text:span text:style-name="T90">If the </text:span><text:span text:style-name="FirstEmphasis"><text:span text:style-name="T151">beforeQuery</text:span></text:span><text:span text:style-name="T90"> method cannot succeed, it shall return </text:span><text:span text:style-name="Code"><text:span text:style-name="T145">RCC_ERROR</text:span></text:span><text:span text:style-name="T90">. <text:s/>If the worker detects an error that would disable the implementation or its environment, it shall return </text:span><text:span text:style-name="Code"><text:span text:style-name="T145">RCC_FATAL</text:span></text:span><text:span text:style-name="T90">. <text:s/>Otherwise it shall return </text:span><text:span text:style-name="Code"><text:span text:style-name="T145">RCC_OK</text:span></text:span><text:span text:style-name="T90">.</text:span></text:p>
      <text:h text:style-name="P287" text:outline-level="3"><text:bookmark-start text:name="__RefHeading__10592_140039662"/><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283">worker method</text:span><text:bookmark-end text:name="__RefHeading__10592_140039662"/></text:h>
      <text:p text:style-name="P109"><text:span text:style-name="T90">The </text:span><text:span text:style-name="T137">run</text:span><text:span text:style-name="T90"> method requests that the worker perform its normal computation. <text:s/>The container only calls this method when the worker’s </text:span><text:span text:style-name="T124">run condition</text:span><text:span text:style-name="T90"> is </text:span><text:span text:style-name="T95">satisfied</text:span><text:span text:style-name="T90">.</text:span></text:p>
      <text:h text:style-name="P232" text:outline-level="4"><text:bookmark-start text:name="__RefHeading__10686_140039662"/><text:bookmark-start text:name="_Toc211781096"/>Synopsis<text:bookmark-end text:name="__RefHeading__10686_140039662"/><text:bookmark-end text:name="_Toc211781096"/></text:h>
      <text:p text:style-name="P56"><text:span text:style-name="T337">static RCC</text:span>Result run(<text:span text:style-name="T199">RCC</text:span>Worker *self,<text:line-break/> <text:s text:c="20"/><text:span text:style-name="T201">RCC</text:span>Boolean timed<text:span text:style-name="T202">O</text:span>ut,<text:line-break/> <text:s text:c="20"/><text:span text:style-name="T201">RCCBoolean *newRunCondition</text:span>); <text:s/>// <text:span text:style-name="T250">C language<text:line-break/>RCCResult run(bool timedOut); <text:s text:c="22"/>// C++ langauge</text:span></text:p>
      <text:h text:style-name="P232" text:outline-level="4"><text:bookmark-start text:name="__RefHeading__10688_140039662"/><text:bookmark-start text:name="_Toc211781097"/>Behavior<text:bookmark-end text:name="__RefHeading__10688_140039662"/><text:bookmark-end text:name="_Toc211781097"/></text:h>
      <text:p text:style-name="P109"><text:span text:style-name="T90">The </text:span><text:span text:style-name="FirstEmphasis"><text:span text:style-name="T151">run</text:span></text:span><text:span text:style-name="T90"> method shall perform the worker's computational function and return a result. <text:s/>Th</text:span><text:span text:style-name="T143">is</text:span><text:span text:style-name="T90"> method may use information in its property structure, the state of its ports, and its </text:span><text:soft-page-break/><text:span text:style-name="T95">requested local and global/persistent</text:span><text:span text:style-name="T90"> member data to decide what to do. <text:s/></text:span><text:span text:style-name="T120">When there are data ports, t</text:span><text:span text:style-name="T90">his </text:span><text:span text:style-name="T120">typically </text:span><text:span text:style-name="T90">involves using messages in buffers at input ports to produce messages in buffers at output ports.</text:span></text:p>
      <text:p text:style-name="P109"><text:span text:style-name="T90">The </text:span><text:span text:style-name="Code"><text:span text:style-name="T68">timedOut</text:span></text:span><text:span text:style-name="T90"> input </text:span><text:span text:style-name="T107">argument</text:span><text:span text:style-name="T90"> indicates whether the </text:span><text:span text:style-name="FirstEmphasis"><text:span text:style-name="T151">run</text:span></text:span><text:span text:style-name="T90"> method is being invoked due to time passing (the </text:span><text:span text:style-name="Code"><text:span text:style-name="T68">usecs</text:span></text:span><text:span text:style-name="T90"> value of the run condition). <text:s/>This indication is independent of port readiness </text:span><text:span text:style-name="T103">other than indicating that the run condition was </text:span><text:span text:style-name="T130">not</text:span><text:span text:style-name="T103"> met.</text:span></text:p>
      <text:p text:style-name="P112"><text:span text:style-name="T136">C Language:</text:span><text:span text:style-name="T104"> <text:s/></text:span><text:span text:style-name="T90">Each port's </text:span><text:span text:style-name="Code"><text:span text:style-name="T145">current.data</text:span></text:span><text:span text:style-name="T96"> member</text:span><text:span text:style-name="T127"> </text:span><text:span text:style-name="T90">may be tested to indicate port readiness if that port is </text:span><text:span text:style-name="T124">not</text:span><text:span text:style-name="T90"> included in the run condition.</text:span></text:p>
      <text:p text:style-name="P112"><text:span text:style-name="T136">C++ Language:</text:span><text:span text:style-name="T104"> <text:s/>Each port is a member data object whose name is the name of the port. <text:s/>The </text:span><text:span text:style-name="Code"><text:span text:style-name="T145">hasBuffer()</text:span></text:span><text:span text:style-name="T104"> method on that port object (e.g. </text:span><text:span text:style-name="Code"><text:span text:style-name="T145">indata.hasBuffer()</text:span></text:span><text:span text:style-name="T104">), returns whether the port is ready.</text:span></text:p>
      <text:p text:style-name="P112"><text:span text:style-name="T90">Normally this test is unnecessary since the container only calls this </text:span><text:span text:style-name="Code"><text:span text:style-name="T145">run</text:span></text:span><text:span text:style-name="T104"> </text:span><text:span text:style-name="T90">method when the run condition is </text:span><text:span text:style-name="T95">satisfied</text:span><text:span text:style-name="T90">, and that implies that all ports included in the run condition have buffers </text:span><text:span text:style-name="T120">and are</text:span><text:span text:style-name="T107"> </text:span><text:span text:style-name="T131">ready</text:span><text:span text:style-name="T107">.</text:span></text:p>
      <text:p text:style-name="P109"><text:span text:style-name="T90">The </text:span><text:span text:style-name="FirstEmphasis"><text:span text:style-name="T151">run</text:span></text:span><text:span text:style-name="T90"> method can indicate that all ports should be advanced by the special return value </text:span><text:span text:style-name="Code"><text:span text:style-name="T145">RCC_ADVANCE.</text:span></text:span><text:span text:style-name="T90"> <text:s/>It can also indicate disposition of buffers and ports by using the </text:span><text:span text:style-name="T138">release</text:span><text:span text:style-name="T90">, </text:span><text:span text:style-name="T138">send</text:span><text:span text:style-name="T90">, </text:span><text:span text:style-name="T138">request</text:span><text:span text:style-name="T90">, </text:span><text:span text:style-name="T138">take</text:span><text:span text:style-name="T90">, or </text:span><text:span text:style-name="T138">advance</text:span><text:span text:style-name="T90"> container methods.</text:span></text:p>
      <text:p text:style-name="P114"><text:span text:style-name="T195">C Language:</text:span><text:span text:style-name="T188"> <text:s/></text:span><text:span text:style-name="T184">The </text:span><text:span text:style-name="T196">run</text:span><text:span text:style-name="T184"> method may change the run condition by </text:span><text:span text:style-name="T192">setting</text:span><text:span text:style-name="T184"> a TRUE value to the location indicated by the </text:span><text:span text:style-name="Code"><text:span text:style-name="T145">newRunCondition</text:span></text:span><text:span text:style-name="T184"> output argument, and setting a pointer to a new run condition in the </text:span><text:span text:style-name="Code"><text:span text:style-name="T145">runCondition</text:span></text:span><text:span text:style-name="T184"> member of </text:span><text:span text:style-name="Code"><text:span text:style-name="T145">RCCWorker</text:span></text:span><text:span text:style-name="T184">. <text:s/>The </text:span><text:span text:style-name="Code"><text:span text:style-name="T145">runCondition</text:span></text:span><text:span text:style-name="T184"> member of </text:span><text:span text:style-name="Code"><text:span text:style-name="T145">RCCWorker</text:span></text:span><text:span text:style-name="T184"> is initially set to the value in the </text:span><text:span text:style-name="Code"><text:span text:style-name="T145">RCCDispatch</text:span></text:span><text:span text:style-name="T184"> structure (including </text:span><text:span text:style-name="Code"><text:span text:style-name="T145">NULL</text:span></text:span> <text:span text:style-name="T283">to indicate the default run condition</text:span><text:span text:style-name="T184">).</text:span></text:p>
      <text:p text:style-name="P113"><text:span text:style-name="T196">C</text:span><text:span text:style-name="T194">++ Language:</text:span><text:span text:style-name="T183"> <text:s/>The </text:span><text:span text:style-name="T194">run</text:span><text:span text:style-name="T183"> method may change the run condition using the </text:span><text:span text:style-name="Code"><text:span text:style-name="T150">setRunCondition</text:span></text:span><text:span text:style-name="T183"> container method passing a pointer to a (not </text:span><text:span text:style-name="T193">const</text:span><text:span text:style-name="T183">) new run condition object. <text:s/>The current run condition (pointer) is retrieved using the </text:span><text:span text:style-name="Code"><text:span text:style-name="T145">getRunCondition()</text:span></text:span><text:span text:style-name="T183"> method. <text:s/>The run condition for a worker is initially set to the default, </text:span><text:span text:style-name="T190">which is retrieved as </text:span><text:span text:style-name="Code"><text:span text:style-name="T145">NULL</text:span></text:span><text:span text:style-name="T190">.</text:span></text:p>
      <text:p text:style-name="P112"><text:span text:style-name="T188">If the </text:span><text:span text:style-name="Code"><text:span text:style-name="T145">runCondition</text:span></text:span><text:span text:style-name="T188"> is set to </text:span><text:span text:style-name="Code"><text:span text:style-name="T145">NULL</text:span></text:span><text:span text:style-name="T188">,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15"><text:span text:style-name="T188">C</text:span><text:span text:style-name="T183">ode in the </text:span><text:span text:style-name="FirstEmphasis"><text:span text:style-name="T156">run</text:span></text:span><text:span text:style-name="T183"> method accesses information about ports and current buffers by accessing objects/structures that are port</text:span><text:span text:style-name="T190">s</text:span><text:span text:style-name="T183"> </text:span><text:span text:style-name="T192">in</text:span><text:span text:style-name="T183"> the Worker object.</text:span></text:p>
      <text:p text:style-name="P95"><text:span text:style-name="T197">C Language: <text:s/></text:span><text:span text:style-name="T184">T</text:span><text:span text:style-name="T183">he </text:span><text:span text:style-name="FirstEmphasis"><text:span text:style-name="T154">run</text:span></text:span><text:span text:style-name="T183"> method accesses information about current buffers through members of each port's </text:span><text:span text:style-name="Code"><text:span text:style-name="T145">RCCPort</text:span></text:span><text:span text:style-name="T183"> structure member in the </text:span><text:span text:style-name="Code"><text:span text:style-name="T145">ports</text:span></text:span><text:span text:style-name="T183"> array in the </text:span><text:span text:style-name="Code"><text:span text:style-name="T145">RCCWorker</text:span></text:span><text:span text:style-name="T183"> structure (e.g. </text:span><text:span text:style-name="Code"><text:span text:style-name="T145">self-&gt;ports[n]</text:span></text:span><text:span text:style-name="T183">, where </text:span><text:span text:style-name="Code"><text:span text:style-name="T145">n</text:span></text:span><text:span text:style-name="T183"> is the ordinal for the port). <text:s/>The </text:span><text:span text:style-name="Code"><text:span text:style-name="T145">current.data</text:span></text:span><text:span text:style-name="T183"> member is the pointer to the message data for both input and output ports. <text:s/>For input ports, the </text:span><text:span text:style-name="Code"><text:span text:style-name="T145">input.length</text:span></text:span><text:span text:style-name="T183"> </text:span><text:span text:style-name="T192">structure member of the </text:span><text:span text:style-name="Code"><text:span text:style-name="T145">RCCPort</text:span></text:span><text:span text:style-name="T192"> </text:span><text:span text:style-name="T183">is the length of bytes of the message in the current buffer, and </text:span><text:span text:style-name="Code"><text:span text:style-name="T145">input.u.operation</text:span></text:span><text:span text:style-name="T183"> is the opcode for the current input message. <text:s/>For output ports, the </text:span><text:span text:style-name="Code"><text:span text:style-name="T145">output.length</text:span></text:span><text:span text:style-name="T183"> is the </text:span><text:soft-page-break/><text:span text:style-name="T183">length of bytes of the message in the current buffer, and </text:span><text:span text:style-name="Code"><text:span text:style-name="T145">output.u.operation</text:span></text:span><text:span text:style-name="T183"> is the opcode for the current output message.</text:span></text:p>
      <text:p text:style-name="P115"><text:span text:style-name="T194">C++ Language:</text:span><text:span text:style-name="T183"> <text:s/>The </text:span><text:span text:style-name="FirstEmphasis"><text:span text:style-name="T154">run</text:span></text:span><text:span text:style-name="T183"> method accesse</text:span><text:span text:style-name="T191">s</text:span><text:span text:style-name="T183"> port status and buffer contents using the </text:span><text:span text:style-name="T191">worker's </text:span><text:span text:style-name="T183">object </text:span><text:span text:style-name="T192">port data member </text:span><text:span text:style-name="T183">methods.</text:span></text:p>
      <text:p text:style-name="P96"><text:span text:style-name="T183">If </text:span><text:span text:style-name="T191">a</text:span><text:span text:style-name="T183"> port is in the worker’s run condition, then </text:span><text:span text:style-name="T191">it</text:span><text:span text:style-name="T183"> can assume a current buffer is present at that por</text:span><text:span text:style-name="T185">t</text:span><text:span text:style-name="T183"> </text:span><text:span text:style-name="T185">when the run method is entered</text:span><text:span text:style-name="T183">. <text:s/>If not, the worker can test whether there is a </text:span><text:span text:style-name="T186">current </text:span><text:span text:style-name="T183">buffer</text:span><text:span text:style-name="T189">; </text:span><text:span text:style-name="T191">in C, the port's </text:span><text:span text:style-name="Code"><text:span text:style-name="T145">current.data</text:span></text:span><text:span text:style-name="T187"> member is non-</text:span><text:span text:style-name="Code"><text:span text:style-name="T145">NULL</text:span></text:span><text:span text:style-name="T187">, </text:span><text:span text:style-name="T191">in C++, the port's </text:span><text:span text:style-name="Code"><text:span text:style-name="T145">hasBuffer()</text:span></text:span><text:span text:style-name="T191"> returns true</text:span><text:span text:style-name="T187">.</text:span></text:p>
      <text:p text:style-name="P204">See the <text:a xlink:type="simple" xlink:href="#4.3.Port Management Data Members and Methods|outline" text:style-name="Internet_20_link" text:visited-style-name="Visited_20_Internet_20_Link"><text:span text:style-name="T4">port management</text:span></text:a> and <text:a xlink:type="simple" xlink:href="#4.4.Buffer Management Data Members and Methods|outline" text:style-name="Internet_20_link" text:visited-style-name="Visited_20_Internet_20_Link"><text:span text:style-name="T4">buffer management</text:span></text:a> sections below for container methods and port data members used to process input messages and create output messages.</text:p>
      <text:h text:style-name="P232" text:outline-level="4"><text:bookmark-start text:name="_Toc211781098"/><text:bookmark-start text:name="__RefHeading__10690_140039662"/>Returns<text:bookmark-end text:name="_Toc211781098"/><text:bookmark-end text:name="__RefHeading__10690_140039662"/></text:h>
      <text:p text:style-name="P109">This method shall return a <text:span text:style-name="Code">RCCResult</text:span> value.</text:p>
      <text:p text:style-name="P109"><text:span text:style-name="T90">The value </text:span><text:span text:style-name="Code"><text:span text:style-name="T145">RCC_ADVANCE</text:span></text:span><text:span text:style-name="T90"> indicates that all ports should be advanced that were ready on entry to the </text:span><text:span text:style-name="FirstEmphasis"><text:span text:style-name="T153">run</text:span></text:span><text:span text:style-name="T90"> </text:span><text:span text:style-name="T123">method</text:span><text:span text:style-name="T90"> and were not subject to container methods called since then (e.g. advance, request etc. </text:span><text:span text:style-name="T108">described below</text:span><text:span text:style-name="T90">).</text:span></text:p>
      <text:p text:style-name="P109"><text:span text:style-name="T90">If the </text:span><text:span text:style-name="FirstEmphasis"><text:span text:style-name="T153">run</text:span></text:span><text:span text:style-name="T90"> method cannot succeed, it should return </text:span><text:span text:style-name="Code"><text:span text:style-name="T145">RCC_ERROR</text:span></text:span><text:span text:style-name="T90">, indicating that it should not be called again (regardless of run condition). <text:s/>If the worker detects an error that would disable the implementation or its environment, it should return </text:span><text:span text:style-name="Code"><text:span text:style-name="T145">RCC_FATAL</text:span></text:span><text:span text:style-name="T90">. <text:s/>Otherwise it should return </text:span><text:span text:style-name="Code"><text:span text:style-name="T145">RCC_OK</text:span></text:span><text:span text:style-name="T90"> or </text:span><text:span text:style-name="Code"><text:span text:style-name="T145">RCC_ADVANCE</text:span></text:span><text:span text:style-name="T90"> if normal worker execution should proceed (the </text:span><text:span text:style-name="T124">run</text:span><text:span text:style-name="T90"> method will be called again when the run condition is true).</text:span></text:p>
      <text:p text:style-name="P109">The run method should return <text:span text:style-name="Code">RCC_DONE</text:span> if no <text:span text:style-name="T284">further </text:span>worker execution should <text:span text:style-name="T284">happen</text:span>. <text:s/>Returning <text:span text:style-name="Code">RCC_DONE</text:span> indicates to the container that the worker will never require further execution. <text:s/><text:span text:style-name="T284">P</text:span>rovid<text:span text:style-name="T284">ing</text:span> this advice to the container allow<text:span text:style-name="T284">s</text:span> <text:span text:style-name="T284">it</text:span> to take advantage of this fact and possibly release resources (such as I/O buffers) prior to the worker instance being destroyed or reused. <text:s/><text:span text:style-name="T363">Any messages remaining in input buffers will not be processed and may be discarded.</text:span></text:p>
      <text:p text:style-name="P109">Returning <text:span text:style-name="Code">RCC_ADVANCE_DONE</text:span> combines the meaning of <text:span text:style-name="Code">RCC_ADVANCE</text:span> and <text:span text:style-name="Code">RCC_DONE</text:span>.</text:p>
      <text:h text:style-name="P267" text:outline-level="2"><text:bookmark-start text:name="__RefHeading__10596_140039662"/><text:bookmark-start text:name="_Toc270018433"/>Container methods, called by the worker.<text:bookmark-end text:name="__RefHeading__10596_140039662"/><text:bookmark-end text:name="_Toc270018433"/></text:h>
      <text:p text:style-name="P214">These methods are <text:span text:style-name="T410">what a</text:span> worker calls to invoke function<text:span text:style-name="T342">ality provided</text:span> <text:span text:style-name="T342">by</text:span> the container. <text:s text:c="2"/><text:span text:style-name="T203">The container methods are in three categories:</text:span></text:p>
      <text:list xml:id="list155908355320595" text:continue-numbering="true" text:style-name="WWNum32">
        <text:list-item>
          <text:p text:style-name="P255">container scope (this section), </text:p>
        </text:list-item>
        <text:list-item>
          <text:p text:style-name="P255">port scope (next section) </text:p>
        </text:list-item>
        <text:list-item>
          <text:p text:style-name="P255">buffer scope (following section).</text:p>
        </text:list-item>
      </text:list>
      <text:p text:style-name="P109">The use of <text:span text:style-name="T204">all</text:span> container methods is optional, and <text:span text:style-name="T251">typically</text:span> unneeded for simple workers that only use run conditions and the <text:span text:style-name="FirstEmphasis"><text:span text:style-name="T376">run</text:span></text:span> method. <text:s/><text:span text:style-name="T410">When used these</text:span> provide additional flexibility and functionality in <text:span text:style-name="T285">message</text:span> handling.</text:p>
      <text:p text:style-name="P215"><text:span text:style-name="T29">All </text:span><text:span text:style-name="T42">container methods </text:span><text:span text:style-name="T29">are non-blocking</text:span>.</text:p>
      <text:p text:style-name="P117"><text:span text:style-name="T44">C Language:</text:span> <text:s/>container methods are accessed using function pointer members in the container <text:span text:style-name="T285">structure </text:span>member of the <text:span text:style-name="Code">RCCWorker</text:span> structure, e.g.:</text:p>
      <text:p text:style-name="Code">self-&gt;container.setError(...)</text:p>
      <text:p text:style-name="P116"><text:span text:style-name="T44">C++ Language:</text:span> <text:s/>container methods exist in an accessible base class for the worker and are called directly. <text:s/><text:span text:style-name="T252">Container methods relating to ports and buffers are methods of the worker's member data objects for ports, rather than on the worker (or container) objects.</text:span></text:p>
      <text:h text:style-name="P288" text:outline-level="3"><text:bookmark-start text:name="__RefHeading___Toc5320_1067000368"/><text:span text:style-name="T7">t</text:span><text:bookmark-start text:name="_Toc270018435"/><text:span text:style-name="T4">ime/</text:span><text:span text:style-name="T7">getTime</text:span> — container method<text:bookmark-end text:name="__RefHeading___Toc5320_1067000368"/><text:bookmark-end text:name="_Toc270018435"/></text:h>
      <text:p text:style-name="P151">This method is used by the worker to retrieve the time of day as a 64 bit unsigned number that represents GPS time in units of 2^-32 seconds (~233 ps). <text:s/><text:span text:style-name="T410">T</text:span>he most significant 32 bits represent GPS time in seconds. <text:s/><text:span text:style-name="T285">The accuracy of this time is dependent on the container implementation.</text:span></text:p>
      <text:p text:style-name="P152">Note that GPS time is monotonic, as opposed to UTC time (the POSIX standard), which is subject to leap seconds etc.</text:p>
      <text:h text:style-name="P233" text:outline-level="4"><text:bookmark-start text:name="__RefHeading__10700_140039662"/>Synopsis<text:bookmark-end text:name="__RefHeading__10700_140039662"/></text:h>
      <text:p text:style-name="P57"><text:span text:style-name="T222">RCCT</text:span>ime <text:span text:style-name="T221">(*t</text:span>ime<text:span text:style-name="T221">)</text:span>(); <text:s/>// <text:span text:style-name="T253">C Language<text:line-break/>RCCTime getTime(); <text:s/>// C++ Language</text:span></text:p>
      <text:h text:style-name="P233" text:outline-level="4"><text:bookmark-start text:name="__RefHeading__10702_140039662"/>Returns<text:bookmark-end text:name="__RefHeading__10702_140039662"/></text:h>
      <text:p text:style-name="P217">This function returns GPS time in units of 2^-32 seconds.</text:p>
      <text:h text:style-name="P289" text:outline-level="3"><text:bookmark-start text:name="__RefHeading___Toc5322_1067000368"/><text:bookmark-start text:name="_Toc270018434"/><text:span text:style-name="T4">setError</text:span> — container method<text:bookmark-end text:name="__RefHeading___Toc5322_1067000368"/><text:bookmark-end text:name="_Toc270018434"/></text:h>
      <text:p text:style-name="P118">This method is used by the worker to convey an error message associated with returning <text:span text:style-name="Code">RCC_ERROR</text:span> or <text:span text:style-name="Code">RCC_FATAL</text:span>. <text:s/>It has semantics similar to printf<text:span text:style-name="T217">.</text:span></text:p>
      <text:h text:style-name="P234" text:outline-level="4"><text:bookmark-start text:name="__RefHeading__10696_140039662"/>Synopsis<text:bookmark-end text:name="__RefHeading__10696_140039662"/></text:h>
      <text:p text:style-name="P58"><text:span text:style-name="T218">RCCResult (*</text:span>setError<text:span text:style-name="T219">)</text:span>(const char *fmt, …); <text:s/>// <text:span text:style-name="T253">C Language<text:line-break/>RCCResult setError(const char *fmt, …); <text:s text:c="4"/>// C++ Language</text:span></text:p>
      <text:h text:style-name="P234" text:outline-level="4"><text:bookmark-start text:name="__RefHeading__10698_140039662"/><text:soft-page-break/>Returns<text:bookmark-end text:name="__RefHeading__10698_140039662"/></text:h>
      <text:p text:style-name="P118">This function returns <text:span text:style-name="Code">RCC_ERROR</text:span>, which allows a worker to simultaneously set the error and return the error indication. <text:s/><text:span text:style-name="T220">For example, a worker method could have (in C):</text:span></text:p>
      <text:p text:style-name="P55">if (some error condition)<text:line-break/> <text:s/>return <text:span text:style-name="T219">self-&gt;container.</text:span>setError(“Failure due to %d”, arg);</text:p>
      <text:p text:style-name="P126">Or, in C++:</text:p>
      <text:p text:style-name="P55">if (some error condition)<text:line-break/> <text:s/>return setError(“Failure due to %d”, arg);</text:p>
      <text:p text:style-name="P118">If the worker must be return <text:span text:style-name="Code">RCC_FATAL</text:span>, it must call this function separate from returning that value.</text:p>
      <text:h text:style-name="Heading_20_3" text:outline-level="3"><text:bookmark-start text:name="__RefHeading___Toc5328_1067000368"/>The <text:span text:style-name="T4">RCC::RunCondition</text:span> C++ class<text:bookmark-end text:name="__RefHeading___Toc5328_1067000368"/></text:h>
      <text:p text:style-name="P127">The <text:span text:style-name="Code">RCC::RunCondition</text:spa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Table_20_Caption_20__28_before_29_"><text:span text:style-name="T286">Table </text:span><text:span text:style-name="T286"><text:sequence-ref text:reference-format="page" text:ref-name="refTable0">6</text:sequence-ref></text:span><text:span text:style-name="T286">: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Member Name</text:p>
          </table:table-cell>
          <table:table-cell table:style-name="Table3.A1" office:value-type="string">
            <text:p text:style-name="P50"><text:span text:style-name="T3">Member</text:span><text:line-break/><text:span text:style-name="T3">Data Type</text:span></text:p>
          </table:table-cell>
          <table:table-cell table:style-name="Table3.A1" office:value-type="string">
            <text:p text:style-name="P50"><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P50">RCCPortMask *</text:p>
          </table:table-cell>
          <table:table-cell table:style-name="Table3.A2" office:value-type="string">
            <text:p text:style-name="P50">A pointer to a zero-terminated array of port masks, each of which indicates a bit-mask of port readiness. <text:s/>The run condition is considered <text:span text:style-name="T29">true</text:span> when any of the masks is true. <text:s/>A mask is <text:span text:style-name="T32">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P50">bool</text:p>
          </table:table-cell>
          <table:table-cell table:style-name="Table3.A3" office:value-type="string">
            <text:p text:style-name="P50">Indicates that the <text:span text:style-name="T50">usecs</text:span> member determine<text:span text:style-name="T287">s</text:span> when enough time has passed to make the run condition true. <text:s/><text:span text:style-name="T287">T</text:span>his value <text:span text:style-name="T287">is</text:span> used to enable or disable the timeout, without changing <text:span text:style-name="T28">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P51">uint32_t</text:p>
          </table:table-cell>
          <table:table-cell table:style-name="Table3.A3" office:value-type="string">
            <text:p text:style-name="P51">If this <text:span text:style-name="T287">amount of </text:span>time has passed (in microseconds) since the run <text:span text:style-name="T254">method</text:span> was last <text:span text:style-name="T28">entered</text:span>, the run condition is true.</text:p>
          </table:table-cell>
        </table:table-row>
      </table:table>
      <text:p text:style-name="Body">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e run condition is always <text:span text:style-name="T254">true</text:span>. <text:s/>Typical combinations are:</text:p>
      <text:p text:style-name="Table_20_Caption_20__28_before_29_"><text:soft-page-break/><text:span text:style-name="T287">Table </text:span><text:span text:style-name="T287"><text:sequence-ref text:reference-format="page" text:ref-name="refTable0">6</text:sequence-ref></text:span><text:span text:style-name="T287">: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9">Shorthand</text:p>
          </table:table-cell>
          <table:table-cell table:style-name="Table6.A1" office:value-type="string">
            <text:p text:style-name="P49">Port mask</text:p>
          </table:table-cell>
          <table:table-cell table:style-name="Table6.A1" office:value-type="string">
            <text:p text:style-name="P49">Timeout</text:p>
          </table:table-cell>
          <table:table-cell table:style-name="Table6.A1" office:value-type="string">
            <text:p text:style-name="P49">RunCondition Description</text:p>
          </table:table-cell>
        </table:table-row>
        <table:table-row table:style-name="Table6.1">
          <table:table-cell table:style-name="Table6.A2" office:value-type="string">
            <text:p text:style-name="P276">Always run</text:p>
          </table:table-cell>
          <table:table-cell table:style-name="Table6.A2" office:value-type="string">
            <text:p text:style-name="P50">portMasks == NULL</text:p>
          </table:table-cell>
          <table:table-cell table:style-name="Table6.A2" office:value-type="string">
            <text:p text:style-name="P50">ignored</text:p>
          </table:table-cell>
          <table:table-cell table:style-name="Table6.A2" office:value-type="string">
            <text:p text:style-name="P50">the worker is always ready, <text:span text:style-name="T287">no</text:span> timeout</text:p>
          </table:table-cell>
        </table:table-row>
        <table:table-row table:style-name="Table6.1">
          <table:table-cell table:style-name="Table6.A3" office:value-type="string">
            <text:p text:style-name="P276">Run when data ports are ready</text:p>
          </table:table-cell>
          <table:table-cell table:style-name="Table6.A3" office:value-type="string">
            <text:p text:style-name="P50">portMasks != NULL</text:p>
          </table:table-cell>
          <table:table-cell table:style-name="Table6.A3" office:value-type="string">
            <text:p text:style-name="P50">False</text:p>
          </table:table-cell>
          <table:table-cell table:style-name="Table6.A3" office:value-type="string">
            <text:p text:style-name="P50">Run condition is TRUE when any mask is true. <text:s/>If there are no masks (portMasks[0] == 0), then the run condition is always false.</text:p>
          </table:table-cell>
        </table:table-row>
        <table:table-row table:style-name="Table6.1">
          <table:table-cell table:style-name="Table6.A3" office:value-type="string">
            <text:p text:style-name="P277">Run when data ports are ready or timeout.</text:p>
          </table:table-cell>
          <table:table-cell table:style-name="Table6.A3" office:value-type="string">
            <text:p text:style-name="P52">portMasks != NULL<text:line-break/>and portMasks[0] != 0 </text:p>
          </table:table-cell>
          <table:table-cell table:style-name="Table6.A3" office:value-type="string">
            <text:p text:style-name="P52">True</text:p>
          </table:table-cell>
          <table:table-cell table:style-name="Table6.A3" office:value-type="string">
            <text:p text:style-name="P52">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277">Periodic execution</text:p>
          </table:table-cell>
          <table:table-cell table:style-name="Table6.A3" office:value-type="string">
            <text:p text:style-name="P52">portMasks != NULL<text:line-break/>and portMasks[0] == 0</text:p>
          </table:table-cell>
          <table:table-cell table:style-name="Table6.A3" office:value-type="string">
            <text:p text:style-name="P52">True</text:p>
          </table:table-cell>
          <table:table-cell table:style-name="Table6.A3" office:value-type="string">
            <text:p text:style-name="P52">Since portMasks[0] == 0, port masks can never be true, thus this establishes period execution independent of port readiness.</text:p>
          </table:table-cell>
        </table:table-row>
      </table:table>
      <text:p text:style-name="Body">The <text:span text:style-name="T287">RunCondition </text:span>structure is defined with public members <text:span text:style-name="T287">as defined above</text:span>, and several convenience constructors:</text:p>
      <text:p text:style-name="Table_20_Caption_20__28_before_29_">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Table_20_Code">RunCondition()</text:p>
          </table:table-cell>
          <table:table-cell table:style-name="Table8.A1" office:value-type="string">
            <text:p text:style-name="P50">Specify the default run condition, no timeout, all connected ports must be ready</text:p>
          </table:table-cell>
        </table:table-row>
        <table:table-row table:style-name="Table8.1">
          <table:table-cell table:style-name="Table8.A1" office:value-type="string">
            <text:p text:style-name="Table_20_Code"><text:span text:style-name="T255">RunCondition</text:span><text:line-break/><text:span text:style-name="T255"> (RCC::PortMask first, …)</text:span></text:p>
          </table:table-cell>
          <table:table-cell table:style-name="Table8.A1" office:value-type="string">
            <text:p text:style-name="P50">Specify a list of port masks as variable arguments that are a zero terminated list of masks</text:p>
          </table:table-cell>
        </table:table-row>
        <table:table-row table:style-name="Table8.1">
          <table:table-cell table:style-name="Table8.A1" office:value-type="string">
            <text:p text:style-name="Table_20_Code"><text:span text:style-name="T255">RunCondition</text:span><text:line-break/><text:span text:style-name="T255"> (RCC::PortMask *masks,</text:span><text:line-break/><text:span text:style-name="T255"> <text:s/>uint32_t usecs = 0,</text:span><text:line-break/><text:span text:style-name="T255"> <text:s/>bool timeout = false)</text:span></text:p>
          </table:table-cell>
          <table:table-cell table:style-name="Table8.A1" office:value-type="string">
            <text:p text:style-name="P50">Specify all fields, with defaults for timeout. <text:s/>RunCondition(<text:span text:style-name="Code">NULL</text:span>) indicates: <text:span text:style-name="T28">always run</text:span>.</text:p>
          </table:table-cell>
        </table:table-row>
      </table:table>
      <text:p text:style-name="P216">A C++ worker that uses these <text:span text:style-name="Code">RunCondition</text:span> objects typically declares them as member data objects that can be conveniently configured in member initializers in the worker's constructor. <text:s/>For example:</text:p>
      <text:p text:style-name="P89">class XyzWorker : public XyzWorkerBase {<text:line-break/> <text:s/>RunCondition m_aRunCondition;<text:line-break/> <text:s/>XyzWorker() : m_aRunCondition(1 &lt;&lt; Xyz_Inport, 0)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h text:style-name="P290" text:outline-level="3"><text:bookmark-start text:name="__RefHeading___Toc5324_1067000368"/><text:soft-page-break/><text:span text:style-name="T4">getRunCondition</text:span> — container method — C++ Language only<text:bookmark-end text:name="__RefHeading___Toc5324_1067000368"/></text:h>
      <text:p text:style-name="P118">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34" text:outline-level="4">Returns</text:h>
      <text:p text:style-name="P118">This function returns a pointer to the run condition most recently set by the worker using the setRunCondition call, or NULL.</text:p>
      <text:h text:style-name="P287" text:outline-level="3"><text:bookmark-start text:name="__RefHeading___Toc5326_1067000368"/><text:span text:style-name="T4">setRunCondition</text:span> — container method — <text:span text:style-name="T253">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34" text:outline-level="4">Returns</text:h>
      <text:p text:style-name="Body">No return value. </text:p>
      <text:h text:style-name="P261" text:outline-level="2"><text:bookmark-start text:name="__RefHeading___Toc5330_1067000368"/><text:span text:style-name="T258">P</text:span>ort <text:span text:style-name="T299">M</text:span>anagement <text:span text:style-name="T299">Data Members and Methods</text:span><text:bookmark-end text:name="__RefHeading___Toc5330_1067000368"/></text:h>
      <text:p text:style-name="P154"><text:span text:style-name="T262">This section describes port management methods. <text:s/>The </text:span><text:span text:style-name="FirstEmphasis">current</text:span><text:span text:style-name="T262"> buffer at a port is in fact part of the port object. <text:s/>This means methods on the </text:span><text:span text:style-name="FirstEmphasis">current</text:span><text:span text:style-name="T262"> buffer are in fact methods on the port itself. <text:s/>Otherwise buffer methods are used on specific buffer objects. <text:s/>Those are described in the next section.</text:span></text:p>
      <text:p text:style-name="P154">In the C language, port management methods are <text:span text:style-name="T256">directly accessed function pointer members in the </text:span><text:span text:style-name="Code">RCCWorker</text:span><text:span text:style-name="T256"> data structure, like all </text:span>container methods. <text:s/><text:span text:style-name="T288">Each has</text:span> a <text:span text:style-name="Code">RCCPort</text:span> pointer as an argument.</text:p>
      <text:p text:style-name="P153">In C++, each port is a member data object <text:span text:style-name="T265">(of the worker object) </text:span>whose name is the name of port <text:span text:style-name="T258">(from the OCS). <text:s/>Where</text:span> port management methods are methods on that object.</text:p>
      <text:p text:style-name="P153"><text:span text:style-name="T288">As an example, to </text:span><text:span text:style-name="T33">advance</text:span><text:span text:style-name="T262"> a port in C, and optionally access the data of the now-current buffer, is below:</text:span></text:p>
      <text:p text:style-name="P59"><text:span text:style-name="T259">RCCPort *inport = &amp;self-&gt;ports[MY_IN_PORT];<text:line-break/></text:span><text:line-break/><text:span text:style-name="T262">if (self-&gt;container.advance(inport)) {</text:span><text:line-break/> <text:s/><text:span text:style-name="T262">void *p = inport-&gt;current.data;<text:line-break/> <text:s/>...<text:line-break/>}</text:span></text:p>
      <text:p text:style-name="P121">In C++ this would be:</text:p>
      <text:p text:style-name="P59"><text:span text:style-name="T262">if (</text:span>inport.advance()<text:span text:style-name="T262">) {<text:line-break/> <text:s/>void *p = inport.data();<text:line-break/> <text:s/>...<text:line-break/>}</text:span></text:p>
      <text:p text:style-name="P121">Note that in C++, the current buffer object is <text:span text:style-name="T29">inherited</text:span> by the port object, so the port <text:span text:style-name="T288">data </text:span>member is the object used to access the current buffer<text:span text:style-name="T288">'s </text:span><text:span text:style-name="Code">data()</text:span><text:span text:style-name="T288"> method.</text:span></text:p>
      <text:h text:style-name="P291" text:outline-level="3"><text:bookmark-start text:name="__RefHeading___Toc5332_1067000368"/><text:span text:style-name="T8">advance</text:span><text:span text:style-name="T210"> — release current buffer, and request another</text:span><text:bookmark-end text:name="__RefHeading___Toc5332_1067000368"/></text:h>
      <text:p text:style-name="P122"><text:span text:style-name="T288">This method r</text:span>elease<text:span text:style-name="T288">s</text:span> the current buffer <text:span text:style-name="T272">at a port, </text:span><text:span text:style-name="T27">and</text:span> request<text:span text:style-name="T288">s</text:span> that a new buffer be made available as the current buffer on <text:span text:style-name="T272">the</text:span> port. <text:s/>This is a convenience/efficiency combination of <text:span text:style-name="T263">the</text:span> <text:span text:style-name="T44">release </text:span><text:span text:style-name="T63">(</text:span><text:span text:style-name="T64">the </text:span><text:span text:style-name="T63">current buffer)</text:span> <text:span text:style-name="T214">and </text:span><text:span text:style-name="T44">request</text:span> <text:span text:style-name="T263">(a new current buffer) methods described below.</text:span></text:p>
      <text:p text:style-name="P101">An optional minimum size <text:span text:style-name="T288">in bytes </text:span>may be requested <text:span text:style-name="T266">(0 is the default in C++, 0 can be supplied in C for no minimum size).</text:span></text:p>
      <text:h text:style-name="P235" text:outline-level="4"><text:bookmark-start text:name="_Toc2117810961111"/>Synopsis<text:bookmark-end text:name="_Toc2117810961111"/></text:h>
      <text:p text:style-name="P63"><text:span text:style-name="T209">RCC</text:span>Boolean <text:span text:style-name="T212">(*a</text:span>dvance<text:span text:style-name="T212">)</text:span>(<text:span text:style-name="T211">RCC</text:span>Port *port, <text:span text:style-name="T264">size_t minSize</text:span>); <text:s/>// <text:span text:style-name="T264">C language<text:line-break/>bool Port::advance(size_t minSize = 0); <text:s text:c="15"/>// C++</text:span></text:p>
      <text:h text:style-name="P236" text:outline-level="4">Returns</text:h>
      <text:p text:style-name="P99">A <text:span text:style-name="T414">boolean</text:span> value is returned indicating whether the <text:span text:style-name="T44">request</text:span> was immediately satisfied.</text:p>
      <text:h text:style-name="P292" text:outline-level="3"><text:bookmark-start text:name="__RefHeading___Toc5342_1067000368"/><text:soft-page-break/><text:span text:style-name="T9">h</text:span><text:span text:style-name="T4">asBuffer</text:span> — query <text:span text:style-name="T274">a </text:span>port for whether it has a current buffer-to-release<text:bookmark-end text:name="__RefHeading___Toc5342_1067000368"/></text:h>
      <text:p text:style-name="P136">This method returns whether a port <text:span text:style-name="T274">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31">In C, this is a <text:span text:style-name="T274">port structure member access</text:span>. <text:s/>In C++ it is a <text:span text:style-name="T273">port</text:span> method.</text:p>
      <text:h text:style-name="P244" text:outline-level="4"><text:bookmark-start text:name="_Toc2117810961147149150"/>Synopsis<text:bookmark-end text:name="_Toc2117810961147149150"/></text:h>
      <text:p text:style-name="P65"><text:span text:style-name="T274">Port-&gt;current.data != NULL</text:span> <text:s text:c="7"/>// <text:span text:style-name="T272">C Language<text:line-break/>bool RCCUserPort::hasBuffer(); <text:s text:c="3"/>// C++ Language</text:span></text:p>
      <text:h text:style-name="P237" text:outline-level="4">Returns</text:h>
      <text:p text:style-name="P137">For C++, a <text:span text:style-name="Code">bool</text:span> value <text:span text:style-name="T294">is returned </text:span>indicating whether the port <text:span text:style-name="T275">has a current buffer</text:span>.</text:p>
      <text:h text:style-name="P294" text:outline-level="3"><text:bookmark-start text:name="__RefHeading___Toc8037_1067000368"/><text:span text:style-name="T12">isConnected</text:span><text:span text:style-name="T273"> — query a port for being connected</text:span><text:bookmark-end text:name="__RefHeading___Toc8037_1067000368"/></text:h>
      <text:p text:style-name="P135">This method returns whether a port <text:span text:style-name="T293">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29">not</text:span> being connected. <text:s/>If a port is <text:span text:style-name="T29">not</text:span> optional, the worker code can assume it is connected, and this method would not be needed or used.</text:p>
      <text:p text:style-name="P130">In C, this is a <text:span text:style-name="T273">Worker (self) structure member access</text:span>. <text:s/>In C++ it is a <text:span text:style-name="T273">port</text:span> method.</text:p>
      <text:h text:style-name="P245" text:outline-level="4"><text:bookmark-start text:name="_Toc2117810961147149"/>Synopsis<text:bookmark-end text:name="_Toc2117810961147149"/></text:h>
      <text:p text:style-name="P64"><text:span text:style-name="T343">self-&gt;connectedPorts &amp; (1 &lt;&lt; PortOrdinal)</text:span>; <text:s/>// <text:span text:style-name="T272">C Language<text:line-break/>bool RCCUserPort::isConnected(); <text:s text:c="10"/>// C++ Language</text:span></text:p>
      <text:h text:style-name="P238" text:outline-level="4">Returns</text:h>
      <text:p text:style-name="P137">For C++, a bool value <text:span text:style-name="T293">is returned </text:span>indicating whether the port is connected.</text:p>
      <text:h text:style-name="P295" text:outline-level="3"><text:bookmark-start text:name="__RefHeading___Toc5334_1067000368"/><text:span text:style-name="T4">request</text:span> — <text:span text:style-name="T369">request a new buffer</text:span><text:bookmark-end text:name="__RefHeading___Toc5334_1067000368"/></text:h>
      <text:p text:style-name="P120"><text:span text:style-name="T288">This method </text:span><text:span text:style-name="T34">r</text:span><text:span text:style-name="T29">equest</text:span><text:span text:style-name="T34">s</text:span> <text:span text:style-name="T260">that </text:span>a new buffer be made available as the current buffer on a port. <text:s/>If the port already has a current buffer, the request is considered satisfied. <text:s/><text:span text:style-name="T210">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66">request</text:span><text:span text:style-name="T210"> is made for all ports that are part of the current run condition.</text:span></text:p>
      <text:p text:style-name="P100">An optional minimum size may be requested.</text:p>
      <text:p text:style-name="P102">Note that this method is not used or needed when ports are <text:span text:style-name="FirstEmphasis"><text:span text:style-name="T415">advanced</text:span></text:span>, only when buffers are being explicitly managed <text:span text:style-name="T272">(e.g. released, etc.).</text:span></text:p>
      <text:h text:style-name="P246" text:outline-level="4"><text:bookmark-start text:name="_Toc211781096111"/><text:soft-page-break/>Synopsis<text:bookmark-end text:name="_Toc211781096111"/></text:h>
      <text:p text:style-name="P62"><text:span text:style-name="T211">RCC</text:span>Boolean <text:span text:style-name="T212">(*r</text:span>equest<text:span text:style-name="T212">)</text:span>(<text:span text:style-name="T211">RCC</text:span>Port *port, <text:span text:style-name="T261">size_t </text:span>m<text:span text:style-name="T213">inSize</text:span>); // <text:span text:style-name="T258">C Language<text:line-break/>bool </text:span><text:span text:style-name="T30">Port</text:span><text:span text:style-name="T258">(size_t minSize = 0); <text:s text:c="23"/>//C++ language</text:span></text:p>
      <text:h text:style-name="P239" text:outline-level="4">Returns</text:h>
      <text:p text:style-name="P98">A boolean value is returned indicating whether the request was immediately satisfied.</text:p>
      <text:h text:style-name="P296" text:outline-level="3"><text:bookmark-start text:name="__RefHeading___Toc5336_1067000368"/><text:span text:style-name="T4">send</text:span> — <text:span text:style-name="T257">send an input buffer on an output port</text:span><text:bookmark-end text:name="__RefHeading___Toc5336_1067000368"/></text:h>
      <text:p text:style-name="P119"><text:span text:style-name="T291">This method s</text:span>end<text:span text:style-name="T291">s</text:span> a<text:span text:style-name="T291">n input</text:span> buffer on an <text:span text:style-name="T27">output</text:span> port. <text:s/>If the buffer is a current buffer for a port, this buffer will no longer be th<text:span text:style-name="T210">at</text:span> port’s current buffer. <text:s/>Buffer ownership passes back to the container. <text:s/><text:span text:style-name="T210">This method is used to effect zero-copy transfer of a message from an input port to an output port.</text:span></text:p>
      <text:p text:style-name="P97">C Language: <text:s/>The operation and message length are supplied as arguments.</text:p>
      <text:p text:style-name="P128">C++ Language: <text:s/>The operation and message length are attributes of the buffer object <text:span text:style-name="T343">and can be changed before it is sent using the </text:span><text:span text:style-name="Code">setOp</text:span><text:span text:style-name="Code"><text:span text:style-name="T345">C</text:span></text:span><text:span text:style-name="Code">ode</text:span><text:span text:style-name="T343"> and/or </text:span><text:span text:style-name="Code">setLengt</text:span><text:span text:style-name="T343">h methods.</text:span></text:p>
      <text:p text:style-name="P129">The sent buffer is either a current buffer of an input port or a buffer taken from an input port.</text:p>
      <text:h text:style-name="P247" text:outline-level="4"><text:bookmark-start text:name="_Toc21178109611"/>Synopsis<text:bookmark-end text:name="_Toc21178109611"/></text:h>
      <text:p text:style-name="P60"><text:span text:style-name="T207">void</text:span> <text:span text:style-name="T205">(*send)</text:span>(<text:span text:style-name="T211">RCC</text:span>Port* port,<text:line-break/> <text:s text:c="12"/><text:span text:style-name="T211">RCC</text:span>Buffer* buffer,<text:line-break/> <text:s text:c="12"/><text:span text:style-name="T205">RCCOrdinal op,<text:line-break/> <text:s text:c="12"/>uint32_t length); <text:s text:c="10"/>// C Language<text:line-break/>void RCCPort::send(RCC::Buffer &amp;buffer); // C++ Language</text:span></text:p>
      <text:h text:style-name="P240" text:outline-level="4">Returns</text:h>
      <text:p text:style-name="P190">Nothing is returned.</text:p>
      <text:h text:style-name="P292" text:outline-level="3"><text:bookmark-start text:name="__RefHeading___Toc5348_1067000368"/><text:span text:style-name="T11">s</text:span><text:span text:style-name="T4">etDefaultLength</text:span> — <text:span text:style-name="T277">set the default message length at an output port — C++ only</text:span><text:bookmark-end text:name="__RefHeading___Toc5348_1067000368"/></text:h>
      <text:p text:style-name="P144">This <text:span text:style-name="T298">method</text:span> sets the default message length <text:span text:style-name="T297">in bytes </text:span>for a port. <text:s/>It is useful when messages produced at a port will always be the same size.</text:p>
      <text:p text:style-name="P141">This method is used only when the message content is manipulated as a raw untyped buffer, rather than using the message content access methods described below.</text:p>
      <text:p text:style-name="P146">The initial setting of the default message length is the length of the buffer.</text:p>
      <text:p text:style-name="P147">This method is only available in C++.</text:p>
      <text:h text:style-name="P248" text:outline-level="4"><text:bookmark-start text:name="_Toc2117810961147149150151152153"/>Synopsis<text:bookmark-end text:name="_Toc2117810961147149150151152153"/></text:h>
      <text:p text:style-name="P67">void RCCUserPort::setdefaultLength(size_t length); <text:s/>// C++ Language</text:p>
      <text:h text:style-name="P241" text:outline-level="4">Returns</text:h>
      <text:p text:style-name="P139">Nothing.</text:p>
      <text:h text:style-name="P292" text:outline-level="3"><text:bookmark-start text:name="__RefHeading___Toc5350_1067000368"/><text:soft-page-break/><text:span text:style-name="T11">s</text:span><text:span text:style-name="T4">etDefaultOpCode</text:span> — set the default opcode at an output port — <text:span text:style-name="T367">C++ only</text:span><text:bookmark-end text:name="__RefHeading___Toc5350_1067000368"/></text:h>
      <text:p text:style-name="P145">This <text:span text:style-name="T298">method</text:span> sets the default <text:span text:style-name="FirstEmphasis">opcode</text:span> for a<text:span text:style-name="T277">n output</text:span> port. <text:s/>It is useful when messages produced at a port will always <text:span text:style-name="T277">have the same opcode</text:span>.</text:p>
      <text:p text:style-name="P142">T<text:span text:style-name="T277">he initial setting of the default opcode is zero (indicating the first operation specified in the associated protocol).</text:span></text:p>
      <text:p text:style-name="P148">This method is only available in C++.</text:p>
      <text:h text:style-name="P249" text:outline-level="4"><text:bookmark-start text:name="_Toc2117810961147149150151152153154"/>Synopsis<text:bookmark-end text:name="_Toc2117810961147149150151152153154"/></text:h>
      <text:p text:style-name="P68">void RCCUserPort::set<text:span text:style-name="T298">D</text:span>efaultOpCode(RCCOpCode opcode); // C++ only</text:p>
      <text:h text:style-name="P242" text:outline-level="4">Returns</text:h>
      <text:p text:style-name="P140">Nothing.</text:p>
      <text:h text:style-name="P297" text:outline-level="3"><text:bookmark-start text:name="__RefHeading__8712_1123303156"/><text:span text:style-name="T44">take</text:span> — <text:span text:style-name="T369">take a buffer from an input port</text:span><text:bookmark-end text:name="__RefHeading__8712_1123303156"/></text:h>
      <text:p text:style-name="P123"><text:span text:style-name="T289">This method </text:span><text:span text:style-name="T35">t</text:span><text:span text:style-name="T29">ake</text:span><text:span text:style-name="T35">s</text:span> the current buffer from a port, <text:span text:style-name="T268">and optionally releases a previously taken buffer. <text:s/>This method is used when workers need to maintain a history of one or more previous buffers while still requesting new buffers, e.g. for </text:span><text:span text:style-name="T43">sliding window</text:span><text:span text:style-name="T268"> algorithms.</text:span></text:p>
      <text:p text:style-name="P124">The optional buffer to be released is provided by a possibly <text:span text:style-name="Code">NULL</text:span> pointer to a buffer. <text:s/><text:span text:style-name="T344">This buffer-to-release argument is a convenience feature of the API to allow cycling of buffers in a single call, e.g.:</text:span></text:p>
      <text:p text:style-name="P77">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77">}</text:p>
      <text:p text:style-name="P125"><text:span text:style-name="T368">In C, while we logically consider this a port method,</text:span> <text:span text:style-name="T368">it is</text:span> <text:span text:style-name="T368">actually a </text:span>container method <text:span text:style-name="T368">with</text:span> <text:span text:style-name="T368">three arguments:</text:span></text:p>
      <text:list xml:id="list155906998158289" text:continue-numbering="true" text:style-name="WWNum32">
        <text:list-item>
          <text:p text:style-name="List_20_Bullet">an <text:span text:style-name="Code">RCCPort</text:span> <text:span text:style-name="T60">pointer </text:span><text:span text:style-name="T61">indicating the port from which the buffer is taken</text:span></text:p>
        </text:list-item>
        <text:list-item>
          <text:p text:style-name="List_20_Bullet"><text:span text:style-name="T368">an </text:span><text:span text:style-name="Code">RCCBuffer</text:span><text:span text:style-name="T269"> pointer indicating, if not NULL, a </text:span>buffer to release</text:p>
        </text:list-item>
        <text:list-item>
          <text:p text:style-name="List_20_Bullet">a<text:span text:style-name="T368">n </text:span><text:span text:style-name="Code">RCCBuffer</text:span> pointer <text:span text:style-name="T368">as an output argument </text:span>where the taken buffer <text:span text:style-name="T368">structure</text:span> will be copied (not the data, just the structure).</text:p>
        </text:list-item>
      </text:list>
      <text:p text:style-name="P124">In C++, <text:span text:style-name="T44">t</text:span><text:span text:style-name="T45">ake</text:span><text:span text:style-name="T269"> is a port method with a single buffer-to-release argument and t</text:span>he taken buffer is simply returned <text:span text:style-name="T289">via</text:span> a reference.</text:p>
      <text:p text:style-name="P123">Ownership <text:span text:style-name="T215">of the taken buffer </text:span>is <text:span text:style-name="T289">passed to</text:span> the worker. <text:s/>The current buffer <text:span text:style-name="T215">now </text:span>taken is no longer the current buffer. <text:s/><text:span text:style-name="T215">This method is u</text:span>sed when the worker needs access to <text:soft-page-break/>more than one buffer at a time from an input port. <text:s/><text:span text:style-name="T46">Take</text:span><text:span text:style-name="T267"> implies a </text:span><text:span text:style-name="T46">request</text:span><text:span text:style-name="T267"> (to get another current buffer).</text:span></text:p>
      <text:p text:style-name="P155">It is an error to call this method when the port does not have a current buffer.</text:p>
      <text:h text:style-name="P246" text:outline-level="4"><text:bookmark-start text:name="_Toc21178109611111"/>Synopsis<text:bookmark-end text:name="_Toc21178109611111"/></text:h>
      <text:p text:style-name="P61">void <text:span text:style-name="T216">(*t</text:span>ake<text:span text:style-name="T216">)<text:line-break/> <text:s/></text:span>(<text:span text:style-name="T211">RCC</text:span>Port* port, <text:span text:style-name="T211">RCC</text:span>Buffer* releaseBuffer,<text:line-break/> <text:s text:c="2"/><text:span text:style-name="T211">RCC</text:span>Buffer* takenBuffer); <text:s text:c="15"/>// <text:span text:style-name="T267">C language</text:span><text:line-break/><text:span text:style-name="T270">RCCUserBuffer &amp;Port::take<text:line-break/> <text:s/>(RCCBuffer *release = NULL); <text:s text:c="12"/>// C++ Language</text:span></text:p>
      <text:h text:style-name="P239" text:outline-level="4">Returns</text:h>
      <text:p text:style-name="P103">Nothing <text:span text:style-name="T290">is returned in</text:span> C, <text:span text:style-name="T271">since the taken buffer object is copied to the location supplied by the </text:span><text:span text:style-name="Code">takenBuffer</text:span><text:span text:style-name="T271"> argument. <text:s/>In C++, </text:span>a reference to the taken buffer i<text:span text:style-name="T271">s returned</text:span>.</text:p>
      <text:h text:style-name="P262"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00">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00"> member of the RCCPort structure.</text:span></text:p>
      <text:p text:style-name="P17">When methods deal with <text:span text:style-name="T44">opCodes</text:span>, they are dealing with an ordinal for the message in a buffer. <text:s/><text:span text:style-name="T417">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298" text:outline-level="3"><text:bookmark-start text:name="__RefHeading___Toc8039_1067000368"/><text:span text:style-name="T4">checkLength</text:span> — check size of <text:span text:style-name="T301">the </text:span>buffer — <text:span text:style-name="T370">C++ only</text:span><text:bookmark-end text:name="__RefHeading___Toc8039_1067000368"/></text:h>
      <text:p text:style-name="P150">Check that a message of a given size <text:span text:style-name="T296">in bytes </text:span>will fit into the buffer, <text:span text:style-name="T301">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43"><text:bookmark-start text:name="__RefHeading___Toc5346_1067000368"/><text:span text:style-name="T301">This </text:span>method is used only when the message content is manipulated as a raw untyped buffer, rather than using the message content access methods described below.<text:bookmark-end text:name="__RefHeading___Toc5346_1067000368"/></text:p>
      <text:p text:style-name="P149">This method is only available in C++.</text:p>
      <text:h text:style-name="P250" text:outline-level="4">Synopsis</text:h>
      <text:p text:style-name="P69">void RCCUserPort::checkLength(size_t neededSize); <text:s/>// C++ Language</text:p>
      <text:h text:style-name="P243" text:outline-level="4"><text:bookmark-start text:name="_Toc2117810961147149150151152"/>Returns<text:bookmark-end text:name="_Toc2117810961147149150151152"/></text:h>
      <text:p text:style-name="P9">Nothing.</text:p>
      <text:h text:style-name="P299" text:outline-level="3"><text:bookmark-start text:name="__RefHeading___Toc8041_1067000368"/><text:span text:style-name="T14">data</text:span> — <text:span text:style-name="T302">access the raw contents of the buffer</text:span><text:bookmark-end text:name="__RefHeading___Toc8041_1067000368"/></text:h>
      <text:p text:style-name="P177">This method returns a pointer to the raw data in a buffer. <text:s/>It is analogous to the <text:span text:style-name="Code">data</text:span> method in C++ STL container classes, although it has no type.</text:p>
      <text:h text:style-name="P250" text:outline-level="4">Synopsis</text:h>
      <text:p text:style-name="P70"><text:span text:style-name="T303">void</text:span> *<text:span text:style-name="T303">p = buffer-&gt;data; <text:s text:c="7"/></text:span><text:s text:c="2"/>// <text:span text:style-name="T272">C Language<text:line-break/>void *RCCUserBuffer::data(); <text:s text:c="4"/>// C++ Language</text:span></text:p>
      <text:h text:style-name="P243" text:outline-level="4"><text:soft-page-break/>Returns</text:h>
      <text:p text:style-name="P11">The value returned is a void pointer to the contents of the buffer.</text:p>
      <text:h text:style-name="P299" text:outline-level="3"><text:bookmark-start text:name="__RefHeading___Toc8043_1067000368"/><text:span text:style-name="T14">length</text:span> — <text:span text:style-name="T303">retrieve the length of the message in a buffer – C++ language only</text:span><text:bookmark-end text:name="__RefHeading___Toc8043_1067000368"/></text:h>
      <text:p text:style-name="P157"><text:span text:style-name="T292">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92">.</text:span></text:p>
      <text:h text:style-name="P250" text:outline-level="4">Synopsis</text:h>
      <text:p text:style-name="P78">size_t RCCUserBuffer::length() const; <text:s text:c="2"/>// C++ Language</text:p>
      <text:h text:style-name="P243" text:outline-level="4">Returns</text:h>
      <text:p text:style-name="P12">The method returns the length in bytes of the message in the buffer.</text:p>
      <text:h text:style-name="P299" text:outline-level="3"><text:bookmark-start text:name="__RefHeading___Toc8045_1067000368"/><text:span text:style-name="T14">maxLength</text:span> — <text:span text:style-name="T272">retrieve the maximum available space in the buffer.</text:span><text:bookmark-end text:name="__RefHeading___Toc8045_1067000368"/></text:h>
      <text:p text:style-name="P178">This method allows the worker to retrieve the actual size of the buffer, typically used on output buffers.</text:p>
      <text:h text:style-name="P250" text:outline-level="4">Synopsis</text:h>
      <text:p text:style-name="P79">size_t len = buffer-&gt;maxLength; <text:s text:c="10"/>// C language<text:line-break/>size_t RCCUserBuffer::maxLength() const; <text:s/>// C++ language</text:p>
      <text:h text:style-name="P243" text:outline-level="4">Returns</text:h>
      <text:p text:style-name="P13"><text:bookmark-start text:name="_Toc21178109611472"/>T<text:bookmark-end text:name="_Toc21178109611472"/>he size of the buffer in bytes is returned.</text:p>
      <text:h text:style-name="P299" text:outline-level="3"><text:bookmark-start text:name="__RefHeading___Toc8047_1067000368"/><text:span text:style-name="T14">opCode</text:span> — <text:span text:style-name="T304">retrieve the opCode of the message in a buffer</text:span><text:bookmark-end text:name="__RefHeading___Toc8047_1067000368"/></text:h>
      <text:p text:style-name="P158"><text:span text:style-name="T292">This method retrieves the </text:span><text:span text:style-name="T36">opCode</text:span><text:span text:style-name="T292"> of the message in the buffer, typically an input buffer. <text:s text:c="3"/>This is C++ only. <text:s/>When using C, access to the opCode is via the current buffer at a port, e.g. </text:span><text:span text:style-name="Code">port-&gt;input.</text:span><text:span text:style-name="Code"><text:span text:style-name="T304">u.operation</text:span></text:span></text:p>
      <text:h text:style-name="P250" text:outline-level="4">Synopsis</text:h>
      <text:p text:style-name="P80"><text:span text:style-name="T370">RCCOpcode op = port-&gt;input.u.operation; <text:s text:c="6"/>// C language<text:line-break/></text:span>RCCOpCode RCCUserBuffer::opCode() const; <text:s text:c="4"/>// C++ Language</text:p>
      <text:h text:style-name="P243" text:outline-level="4">Returns</text:h>
      <text:p text:style-name="P10"><text:bookmark-start text:name="_Toc21178109611474"/><text:span text:style-name="T305">T</text:span><text:bookmark-end text:name="_Toc21178109611474"/><text:span text:style-name="T305">his method returns the opCode of the message in the buffer.</text:span></text:p>
      <text:h text:style-name="P299" text:outline-level="3"><text:bookmark-start text:name="__RefHeading___Toc8049_1067000368"/><text:span text:style-name="T13">r</text:span><text:span text:style-name="T4">elease</text:span> — <text:span text:style-name="T272">release a buffer</text:span><text:bookmark-end text:name="__RefHeading___Toc8049_1067000368"/></text:h>
      <text:p text:style-name="P156"><text:span text:style-name="T292">This method r</text:span>elease<text:span text:style-name="T292">s</text:span> a buffer for reuse. <text:s/>If the buffer is <text:span text:style-name="T206">the</text:span> current buffer for a port, it will no longer be the current buffer. <text:s/>Buffer ownership passes back to the container. <text:s/><text:span text:style-name="T206">Buffers for a port </text:span><text:span text:style-name="T48">must be released in</text:span><text:span text:style-name="T44"> the order obtained</text:span>, per port. <text:s/><text:span text:style-name="T206">Note that this method is not used or needed when ports are “advanced”, only when buffers are obtained from a port using other port management functions such as </text:span><text:span text:style-name="FirstEmphasis"><text:span text:style-name="T416">take</text:span></text:span><text:span text:style-name="T206">.</text:span></text:p>
      <text:p text:style-name="P132"><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34">In C, this is a <text:span text:style-name="T368">function</text:span> <text:span text:style-name="T368">with the buffer pointer as an argument, e.g. called using:</text:span></text:p>
      <text:p text:style-name="P88">self-&gt;container.release(buffer);</text:p>
      <text:p text:style-name="P134"><text:s text:c="2"/>In C++ it is a buffer method <text:span text:style-name="T368">invoked on the buffer object itself.</text:span></text:p>
      <text:h text:style-name="P250" text:outline-level="4">Synopsis</text:h>
      <text:p text:style-name="P70"><text:span text:style-name="T207">void</text:span> <text:span text:style-name="T205">(*release)</text:span>(<text:span text:style-name="T208">RCC</text:span>Buffer* buffe<text:span text:style-name="T209">r)</text:span>; <text:s/>// <text:span text:style-name="T272">C Language<text:line-break/>void RCCUserBuffer::release(); <text:s text:c="6"/>// C++ Language</text:span></text:p>
      <text:h text:style-name="P243" text:outline-level="4">Returns</text:h>
      <text:p text:style-name="P10"><text:bookmark-start text:name="_Toc2117810961147"/>Nothing<text:bookmark-end text:name="_Toc2117810961147"/>.</text:p>
      <text:h text:style-name="P299" text:outline-level="3"><text:bookmark-start text:name="__RefHeading___Toc8053_1067000368"/><text:span text:style-name="T14">setLength</text:span> — <text:span text:style-name="T307">set the length of the message in a buffer — C++ language only</text:span><text:bookmark-end text:name="__RefHeading___Toc8053_1067000368"/></text:h>
      <text:p text:style-name="P179">This method sets the length in bytes of the message in a buffer.</text:p>
      <text:p text:style-name="P133"><text:span text:style-name="T292">This is C++ only. <text:s/>When using C, access to the length of an output buffer is via the current buffer at a port, e.g. </text:span><text:span text:style-name="Code">port-</text:span><text:span text:style-name="Code"><text:span text:style-name="T308">&gt;</text:span></text:span><text:span text:style-name="Code">output.u.length</text:span>, <text:span text:style-name="T307">or via the </text:span><text:span text:style-name="Code">send</text:span><text:span text:style-name="T307"> port method.</text:span></text:p>
      <text:h text:style-name="P250" text:outline-level="4">Synopsis</text:h>
      <text:p text:style-name="P81">void RCCUserBuffer::setLength(size_t length); <text:s text:c="6"/>// C++ Language</text:p>
      <text:h text:style-name="P243" text:outline-level="4">Returns</text:h>
      <text:p text:style-name="P10">Nothing.</text:p>
      <text:h text:style-name="P299" text:outline-level="3"><text:bookmark-start text:name="__RefHeading___Toc8055_1067000368"/><text:span text:style-name="T14">setOpCode</text:span> — <text:span text:style-name="T345">set the opCode for the message in a buffer — C++ language only</text:span><text:bookmark-end text:name="__RefHeading___Toc8055_1067000368"/></text:h>
      <text:p text:style-name="P180">This method sets the opCode of the message in a buffer.</text:p>
      <text:p text:style-name="P160"><text:span text:style-name="T292">This is C++ only. <text:s/>When using C, access to the opCode of an output buffer is via the current buffer at a port, e.g. </text:span><text:span text:style-name="Code">port-</text:span><text:span text:style-name="Code"><text:span text:style-name="T308">&gt;</text:span></text:span><text:span text:style-name="Code">output.u.</text:span><text:span text:style-name="Code"><text:span text:style-name="T308">operation</text:span></text:span><text:span text:style-name="T292">, or via the </text:span><text:span text:style-name="Code">send</text:span><text:span text:style-name="T307"> port method.</text:span></text:p>
      <text:h text:style-name="P251" text:outline-level="4">Synopsis</text:h>
      <text:p text:style-name="Code">void RCCUserBuffer::set<text:span text:style-name="T308">OpCode</text:span>(<text:span text:style-name="T308">RCCOpCode op</text:span>); <text:s text:c="5"/>// C++ Language</text:p>
      <text:h text:style-name="P243" text:outline-level="4">Returns</text:h>
      <text:p text:style-name="P10">Nothing.</text:p>
      <text:h text:style-name="P299" text:outline-level="3"><text:bookmark-start text:name="__RefHeading___Toc8051_1067000368"/><text:span text:style-name="T14">setInfo</text:span> — <text:span text:style-name="T306">set the metadata associated with a buffer — C++ language only</text:span><text:bookmark-end text:name="__RefHeading___Toc8051_1067000368"/></text:h>
      <text:p text:style-name="P159"><text:span text:style-name="T292">This method is a convenient combination of setting both the </text:span><text:span text:style-name="T49">opCode</text:span><text:span text:style-name="T292"> and the </text:span><text:span text:style-name="T49">length</text:span><text:span text:style-name="T292"> of the message in a buffer. <text:s/>It is typically used on output buffers, when both opCode and length are being set at the same time.</text:span></text:p>
      <text:h text:style-name="P250" text:outline-level="4"><text:soft-page-break/>Synopsis</text:h>
      <text:p text:style-name="P81">void RCCUserBuffer::setInfo(RCCOpCode op, size_t length); <text:s/>// C++</text:p>
      <text:h text:style-name="P243" text:outline-level="4">Returns</text:h>
      <text:p text:style-name="P10">Nothing.</text:p>
      <text:h text:style-name="P293" text:outline-level="3"><text:bookmark-start text:name="__RefHeading___Toc8057_1067000368"/><text:span text:style-name="T10">t</text:span><text:span text:style-name="T4">opLength</text:span> — <text:span text:style-name="T276">retrieve the size of the single sequence in a message — C++ only</text:span><text:bookmark-end text:name="__RefHeading___Toc8057_1067000368"/></text:h>
      <text:p text:style-name="P53">This method only applies to input buffers that contain messages consisting of a single sequence argument (as defined in the protocol). <text:s/>It retrieves the length, <text:span text:style-name="T29">in elements</text:span>, of that sequence. <text:s/><text:span text:style-name="T301">The </text:span><text:span text:style-name="Code">elemSize</text:span> <text:span text:style-name="T301">argument </text:span>to <text:span text:style-name="Code">topLength</text:span> <text:span text:style-name="T301">is the size in bytes of the elements of the sequence in the buffer. <text:s/>An error check is made to ensure that the size of the message </text:span>in bytes <text:span text:style-name="T301">is divisible by the </text:span><text:span text:style-name="Code">elemSize</text:span><text:span text:style-name="T301"> </text:span>value <text:span text:style-name="T301">provided.</text:span></text:p>
      <text:p text:style-name="P54">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95">elements of a given size</text:span> in the message without <text:span text:style-name="T295">the container </text:span>knowing the data type of the message. <text:s/><text:span text:style-name="T346">It performs the size conversion and error check in one API.</text:span></text:p>
      <text:p text:style-name="P149"><text:bookmark-start text:name="__RefHeading___Toc5344_1067000368"/>The message must <text:span text:style-name="T295">consist of</text:span> exactly one sequence for this method to be valid. <text:s/>Sequences can have zero elements.<text:bookmark-end text:name="__RefHeading___Toc5344_1067000368"/></text:p>
      <text:p text:style-name="P149">This method is only available in C++.</text:p>
      <text:h text:style-name="P250" text:outline-level="4">Synopsis</text:h>
      <text:p text:style-name="P66">size_t RCCUser<text:span text:style-name="T301">Buffer</text:span>::topLength(<text:span text:style-name="T295">size_t elemSize</text:span>); <text:s/>// C++ Language</text:p>
      <text:h text:style-name="P243" text:outline-level="4"><text:bookmark-start text:name="_Toc2117810961147149150151"/>Returns<text:bookmark-end text:name="_Toc2117810961147149150151"/></text:h>
      <text:p text:style-name="P138">For C++, <text:span text:style-name="T295">this method returns </text:span>a size_t value indicating the number of sequence elements in the message, <text:span text:style-name="T295">given the size of elements known by the worker.</text:span></text:p>
      <text:h text:style-name="P263" text:outline-level="2"><text:bookmark-start text:name="__RefHeading___Toc8059_1067000368"/>Accessing the Contents of Messages<text:bookmark-end text:name="__RefHeading___Toc8059_1067000368"/></text:h>
      <text:p text:style-name="P161">The sections above described methods used to access the 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61">Accessing the individual arguments (fields) in the payload for an input message (or setting the fields of an output message) is facilitated differently in C vs. C++.</text:p>
      <text:h text:style-name="P300" text:outline-level="3"><text:bookmark-start text:name="__RefHeading___Toc36173_549088399"/>Accessing messages in C language workers<text:bookmark-end text:name="__RefHeading___Toc36173_549088399"/></text:h>
      <text:p text:style-name="P161">In C, a data structure is generated that can be overlaid on the input buffer to access all fields up to and including the first variable length field (sequence or string). <text:s/><text:span text:style-name="T417">E</text:span>ach port <text:span text:style-name="T417">has</text:span> a union of data structures defined for all the possible messages that may be in a buffer for a port.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17">n</text:span>, for a port PXY, with <text:span text:style-name="T309">protocol PR1 with </text:span>operations Op1 and Op2, <text:span text:style-name="T418">has</text:span> a union of structures like <text:span text:style-name="T309">this</text:span>:</text:p>
      <text:p text:style-name="P71">union PxyOperations {<text:line-break/> <text:s/>struct Op1 {<text:line-break/> <text:s text:c="3"/>... fields in the message for Op1 messages ...<text:line-break/> <text:s/>} op1;<text:line-break/> <text:s/>struct Op2 {<text:line-break/> <text:s text:c="3"/>... fields in the message for Op2 messages ...<text:line-break/> <text:s/>} op2;<text:line-break/>};</text:p>
      <text:p text:style-name="P181">Note that the data types are <text:span text:style-name="T418">CamelCase</text:span>, while the union members are lower cased. <text:s/><text:span text:style-name="T418">I</text:span>n C messages <text:span text:style-name="T419">are accessed </text:span>based on opCode like this:</text:p>
      <text:p text:style-name="P72">union PxyOperations *up = port-&gt;current.data;<text:line-break/>switch (port-&gt;input.u.operation) {<text:line-break/>case Pr1_Op1:<text:line-break/> <text:s/>use up-&gt;op1 as message structure; break;<text:line-break/>case Pr1_Op1:<text:line-break/> <text:s/>use <text:span text:style-name="T310">u</text:span>p-&gt;op2 as message structure; break;<text:line-break/>}</text:p>
      <text:p text:style-name="P181">The major limitation of this mechanism for C language workers is that the structures only cover the fields of messages up to and including the first variable length field. <text:s/>After that, the worker code must manually access the remaining fields using pointer arithmetic and casting. <text:s/>This covers most protocols used in simple systems, but is painful when the limitation is exceeded.</text:p>
      <text:p text:style-name="P191">A second limitation for C language workers is that there is no error checking that the correct message structure is being used with its corresponding opCode.</text:p>
      <text:h text:style-name="P300" text:outline-level="3"><text:bookmark-start text:name="__RefHeading___Toc36175_549088399"/>Accessing message in C++ language workers<text:bookmark-end text:name="__RefHeading___Toc36175_549088399"/></text:h>
      <text:p text:style-name="P181">C++ workers <text:span text:style-name="T420">have </text:span>data member<text:span text:style-name="T420">s</text:span> <text:span text:style-name="T420">for each port</text:span> whose name is the port's name in the OCS. <text:s/><text:span text:style-name="T420">E</text:span>ach such port data member has an accessor for the information for each <text:soft-page-break/>possible message in the port's protocol. <text:s/>Finally, each field of the payload for each operation also has an accessor. <text:s/><text:span text:style-name="T420">In the previous example</text:span>, accessing the Arg1 field of the Op1 operation on the protocol for port <text:span text:style-name="Code">in</text:span>, would simply be:</text:p>
      <text:p text:style-name="P73">in.Op1().Arg1()</text:p>
      <text:p text:style-name="P182">These C++ message access methods are <text:span text:style-name="Code">const</text:span> and return a value for input ports, and return a non-<text:span text:style-name="Code">const</text:span> reference for output ports. <text:s/><text:span text:style-name="T371">They will generate an exception if used when the message has the wrong opCode.</text:span></text:p>
      <text:p text:style-name="P163">When the argument type <text:span text:style-name="T338">is</text:span> a sequence or array, the field accessor returns a reference to an object that has two methods that act like the C++ STL <text:span text:style-name="Code">vector</text:span> collection type:</text:p>
      <text:p text:style-name="P73">&lt;arg-data-type&gt; *data() const;<text:line-break/>size_t size() const;</text:p>
      <text:p text:style-name="P162"><text:span text:style-name="T420">I</text:span>f <text:span text:style-name="Code">Arg1</text:span> in the above example was a sequence of unsigned shorts, access <text:span text:style-name="T420">to </text:span>this field <text:span text:style-name="T420">is</text:span>:</text:p>
      <text:p text:style-name="P73">uint16_t *vals = in.Op1().Arg1().data(); //<text:span text:style-name="T372"> pointer to data</text:span><text:line-break/>size_t nvals = in.Op1().Arg1().size(); <text:s text:c="2"/>//<text:span text:style-name="T372"> number of elements</text:span></text:p>
      <text:p text:style-name="P164">For output ports, the <text:span text:style-name="Code">data()</text:span> accessor for sequences or arrays is not <text:span text:style-name="Code">const</text:span>, and there are two other methods that also act like the C++ STL vector type:</text:p>
      <text:p text:style-name="P82">&lt;arg-data-type&gt; *data(); <text:s text:c="6"/>// <text:span text:style-name="T372">non-const data pointer</text:span><text:line-break/>size_t capacity() const; <text:s text:c="6"/>// <text:span text:style-name="T372">how many elements will fit?</text:span><text:line-break/>void resize(size_t size); <text:s text:c="5"/>// <text:span text:style-name="T372">set number of elements</text:span></text:p>
      <text:h text:style-name="P268" text:outline-level="2"><text:bookmark-start text:name="__RefHeading___Toc8061_1067000368"/>Property Access Notifications<text:bookmark-end text:name="__RefHeading___Toc8061_1067000368"/></text:h>
      <text:p text:style-name="P169">Workers sometimes need dynamic notifications when properties are written or read by control software. <text:s/><text:span text:style-name="T373">I.</text:span>e. the worker would like to run some code just before a property read returns to potentially create the correct value to read, or after a property write to cause some other side affect of the <text:span text:style-name="T323">new </text:span>written value. <text:s/><text:span text:style-name="T373">For written values, this eliminates the need for polling by the worker to determine when the value has changed.</text:span></text:p>
      <text:p text:style-name="P169">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29">before</text:span> the value of the property is passed back to the control software reading the property. <text:s/>The <text:span text:style-name="Code">writeSync</text:span> attribute being true indicates that the worker would like to run some code <text:span text:style-name="T29">after</text:span> a new value is written, in order to implement some side effect when the property value is changed.</text:p>
      <text:p text:style-name="P169">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70">Using the C language, the notifications are made via the calls to the beforeQuery (for any <text:span text:style-name="Code">readSync</text:span> property) and afterConfigure (for any <text:span text:style-name="Code">writeSync</text:span>) control <text:span text:style-name="T324">methods</text:span>. <text:s/>The worker cannot know which properties were written or read, but at least knows that only readSync or writeSync properties could have caused these notifications.</text:p>
      <text:p text:style-name="P171">In C++, when these attributes are set, the skeleton includes empty implementations of notification methods for each such property that the worker author can fill out. <text:s/>For <text:soft-page-break/><text:span text:style-name="Code">readSync</text:span> properties a worker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25">Both notification member functions take no arguments and return </text:span><text:span text:style-name="Code">RCCResult</text:span><text:span text:style-name="T325">, which allows these functions to indicate errors. <text:s/>A </text:span><text:span text:style-name="Code">readSync</text:span><text:span text:style-name="T325"> notification function can set the property value locally and then return, and that value will then be conveyed back to control software. <text:s/>A </text:span><text:span text:style-name="Code">writeSync</text:span><text:span text:style-name="T325"> notification is called after the new value has been written, so the function can locally access the new value when it is called.</text:span></text:p>
      <text:h text:style-name="Heading_20_2" text:outline-level="2"><text:bookmark-start text:name="__RefHeading___Toc8063_1067000368"/>Controlling Slave Workers from Proxies — <text:span text:style-name="T327">C++ language only</text:span><text:bookmark-end text:name="__RefHeading___Toc8063_1067000368"/></text:h>
      <text:p text:style-name="P172">When the <text:span text:style-name="T328">RCC </text:span>OWD indicates that a worker is a <text:span text:style-name="FirstEmphasis">proxy</text:span> for another worker <text:span text:style-name="T374">as its slave</text:span>, it <text:span text:style-name="T328">gives</text:span> the proxy worker convenient access to the slave's control operations and property accesses. <text:s/><text:span text:style-name="T347">This allows proxy workers to standardize and/or simplify the control of the <text:s/>slave worker. The slave worker is usually device-specific, with device-level properties or configuration requirements that applications should not be concerned with</text:span>.</text:p>
      <text:p text:style-name="P183">An example <text:span text:style-name="T421">would be a</text:span> device worker that controls an RF front-end device. <text:s/><text:span text:style-name="T421">This device </text:span><text:s/>typically expose<text:span text:style-name="T421">s</text:span> the native functionality of the device in a high performance and/or resource-conservative fashion. <text:s/>However, most application<text:span text:style-name="T374">s</text:span> would only want a subset of those options that are uniform across all RF front-ends they might use.</text:p>
      <text:p text:style-name="P173">Delegating normalization of the control/configuration interface to the RCC proxy worker <text:span text:style-name="T374">provides</text:span> <text:span text:style-name="T326">users with a</text:span> high<text:span text:style-name="T374">er</text:span> level <text:span text:style-name="T374">standardized </text:span>configuration interface. <text:s/>This relieves this burden from the embedded device worker which may be in an environment (e.g. on a small FPGA) that makes this normalization difficult or expensive. <text:s/><text:span text:style-name="T374">T</text:span>his <text:span text:style-name="T374">also </text:span>enables the device worker to faithfully and simply implement the device's native control interface. <text:s/><text:span text:style-name="T421">This enables applications to exploit lower level device-specific features. <text:s/>Such a low level device worker might be controlled in different ways using different proxies.</text:span></text:p>
      <text:p text:style-name="P174">A proxy worker, act<text:span text:style-name="T374">ing</text:span> as the software module that encapsulates specialized configuration and control sequencing of the device, <text:span text:style-name="T374">can eliminate the need for</text:span> <text:span text:style-name="T374">control </text:span>application<text:span text:style-name="T374">s</text:span> to use special <text:span text:style-name="T374">non-component </text:span>APIs: <text:s/><text:span text:style-name="T374">t</text:span>he proxy is just another component in the application<text:span text:style-name="T374">'s XML</text:span>.</text:p>
      <text:p text:style-name="P175">In a proxy, the slave is accessed using the <text:span text:style-name="Code">slave</text:span> data member of the worker's class object. <text:s/><text:span text:style-name="T421">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29">&lt;property-name&gt;</text:span></text:span> member function retrieve<text:span text:style-name="T375">s</text:span> the current value of the slave's property, and for each writable property of the slave worker a <text:span text:style-name="Code">set_</text:span><text:span text:style-name="Code"><text:span text:style-name="T29">&lt;property-name&gt;</text:span></text:span> is available. <text:s/>If the property is an array, both <text:span text:style-name="T375">of </text:span>the<text:span text:style-name="T375">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5">proxy code examples:</text:span></text:p>
      <text:p text:style-name="P74">uint8_t x = slave.get_b<text:span text:style-name="T348">yte</text:span>regA();<text:line-break/>slave.set_b<text:span text:style-name="T348">yte</text:span>regA(<text:span text:style-name="T348">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4">Proxy workers typically have no data ports and no code in their </text:span><text:span text:style-name="Code">run</text:span><text:span text:style-name="T374"> method.</text:span></text:p>
      <text:h text:style-name="P264" text:outline-level="2"><text:bookmark-start text:name="__RefHeading__15986_2129872468"/>Worker Dispatch Structures — <text:span text:style-name="T311">C Language only</text:span><text:bookmark-end text:name="__RefHeading__15986_2129872468"/></text:h>
      <text:p text:style-name="P104">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05">The code generator generates this initialization in the skeleton file, and it can be further customized by the worker author.</text:p>
      <text:h text:style-name="P301" text:outline-level="3"><text:bookmark-start text:name="__RefHeading__15988_2129872468"/>RCCDispatch Structure Type<text:bookmark-end text:name="__RefHeading__15988_2129872468"/></text:h>
      <text:p text:style-name="P109">This type is the dispatch table for the operations of the <text:span text:style-name="T311">C-language </text:span>worker interface. <text:s/>It represents <text:span text:style-name="T311">the </text:span>functionality a worker provides to a container when it is loaded. <text:s/>The container must gain access to this structure when the worker is loaded and executed. <text:s/>All members are <text:span text:style-name="T223">statically </text:span>initialized by the worker source code. <text:s/>This structure also contains other descriptive information required by the container to use the worker.</text:p>
      <text:p text:style-name="P176">The RCC C-language skeleton will contain a default initialization for this structure based on what is in the OWD, which looks like (for worker <text:span text:style-name="Code">xyz.rcc</text:span>):</text:p>
      <text:p text:style-name="P75">XYZ_METHOD_DECLARATIONS;<text:line-break/>RCCDispatch bias = {<text:line-break/> <text:s/>/* insert any custom initializations here */<text:line-break/> <text:s/>XYZ_DISPATCH<text:line-break/>};</text:p>
      <text:p text:style-name="P176">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29">memSize = 16*sizeof(MyData),<text:line-break/> <text:s/>.runCondition = &amp;myRunCondition<text:line-break/></text:span>};</text:p>
      <text:p text:style-name="P229"><text:soft-page-break/>The members of this structure <text:span text:style-name="T329">that may be set this way </text:span>are defined <text:span text:style-name="T330">in the following table</text:span>:</text:p>
      <text:p text:style-name="Table_20_Caption_20__28_before_29_">Table <text:sequence-ref text:reference-format="page" text:ref-name="refTable0">6</text:sequence-ref>: <text:s/>Members of the RCCDispatch structure — C-language only</text:p>
      <table:table table:name="Table7" table:style-name="Table7">
        <table:table-column table:style-name="Table7.A"/>
        <table:table-column table:style-name="Table7.B"/>
        <table:table-column table:style-name="Table7.C"/>
        <table:table-row>
          <table:table-cell table:style-name="Table7.A1" office:value-type="string">
            <text:p text:style-name="P45">RCCDispatch Member </text:p>
          </table:table-cell>
          <table:table-cell table:style-name="Table7.A1" office:value-type="string">
            <text:p text:style-name="P45">Member Data Type</text:p>
          </table:table-cell>
          <table:table-cell table:style-name="Table7.C1" office:value-type="string">
            <text:p text:style-name="P45">Member Description</text:p>
          </table:table-cell>
        </table:table-row>
        <table:table-row>
          <table:table-cell table:style-name="Table7.A2" office:value-type="string">
            <text:p text:style-name="P225">memSizes</text:p>
          </table:table-cell>
          <table:table-cell table:style-name="Table7.A2" office:value-type="string">
            <text:p text:style-name="P225">uint32_t*</text:p>
          </table:table-cell>
          <table:table-cell table:style-name="Table7.C2" office:value-type="string">
            <text:p text:style-name="P34">This zero-terminated array of memory sizes indicates allocations required by the worker. Multiple allocations allow the worker <text:span text:style-name="T311">to avoid</text:span> aggregat<text:span text:style-name="T311">ing</text:span> its requirements in a single allocation. <text:span text:style-name="T311">M</text:span>ay be NULL, <text:span text:style-name="T311">when</text:span> no allocations are required.</text:p>
            <text:p text:style-name="P39">Result will be in <text:span text:style-name="Code"><text:span text:style-name="T72">self-&gt;memories</text:span></text:span>.</text:p>
          </table:table-cell>
        </table:table-row>
        <table:table-row>
          <table:table-cell table:style-name="Table7.A2" office:value-type="string">
            <text:p text:style-name="P225">runCondition</text:p>
          </table:table-cell>
          <table:table-cell table:style-name="Table7.A2" office:value-type="string">
            <text:p text:style-name="P225">RCCRunCondition*</text:p>
          </table:table-cell>
          <table:table-cell table:style-name="Table7.C2" office:value-type="string">
            <text:p text:style-name="P34">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25">optionalPorts</text:p>
          </table:table-cell>
          <table:table-cell table:style-name="Table7.A2" office:value-type="string">
            <text:p text:style-name="P225">RCCPortMask</text:p>
          </table:table-cell>
          <table:table-cell table:style-name="Table7.C2" office:value-type="string">
            <text:p text:style-name="P34">A mask indicating ports that may be unconnected. <text:s/>The default, 0, means all ports must be connected before the worker is started.</text:p>
          </table:table-cell>
        </table:table-row>
        <table:table-row>
          <table:table-cell table:style-name="Table7.A2" office:value-type="string">
            <text:p text:style-name="P225">memSize</text:p>
          </table:table-cell>
          <table:table-cell table:style-name="Table7.A2" office:value-type="string">
            <text:p text:style-name="P225">size_t</text:p>
          </table:table-cell>
          <table:table-cell table:style-name="Table7.C2" office:value-type="string">
            <text:p text:style-name="P34">This size indicates a <text:span text:style-name="T311">required static </text:span>memory allocation. <text:s/><text:span text:style-name="T311">M</text:span>ay be zero, indicating no allocation is required. <text:s/><text:span text:style-name="T387">Result will be in </text:span><text:span text:style-name="Code"><text:span text:style-name="T72">self-&gt;memory</text:span></text:span><text:span text:style-name="T387">.</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05">In the descriptions below, italicized names in angle brackets are names specific to the worker, as found in the worker’s OCS and OWD XML files.</text:p>
      <text:p text:style-name="P193"><text:span text:style-name="T224">The worker's OCS and OWD are used to generate two code files, the </text:span><text:span text:style-name="FirstEmphasis"><text:span text:style-name="T376">header</text:span></text:span><text:span text:style-name="T224"> and the </text:span><text:span text:style-name="FirstEmphasis"><text:span text:style-name="T376">skeleton</text:span></text:span><text:span text:style-name="T224">. <text:s/>The header file, which should not be edited, contains type definitions and declarations customized for the worker. <text:s/>This file is named</text:span> <text:span text:style-name="Code"><text:span text:style-name="T29">&lt;workername&gt;</text:span></text:span><text:span text:style-name="Code">_</text:span><text:span text:style-name="Code"><text:span text:style-name="T225">W</text:span></text:span><text:span text:style-name="Code">orker.h</text:span> <text:span text:style-name="T312">in the C language or </text:span><text:span text:style-name="Code"><text:span text:style-name="T29">&lt;workername&gt;</text:span></text:span><text:span text:style-name="Code">-worker.hh</text:span><text:span text:style-name="T312"> in the C++ language</text:span>, <text:span text:style-name="T377">with the worker name is its original case from the OWD</text:span>. <text:s/><text:span text:style-name="T312">It is placed in the </text:span><text:span text:style-name="Code">gen</text:span><text:span text:style-name="T312"> subdirectory of the worker's directory.</text:span></text:p>
      <text:p text:style-name="P193"><text:span text:style-name="T312">The skeleton file is a small file that is generated as the basis for writing the worker's execution code (e.g. the </text:span><text:span text:style-name="Code">run</text:span><text:span text:style-name="T312"> method implementation). <text:s/>It relies heavily on the generated header file and is as small as possible to avoid requiring code changes when the OCS or OWD is changed. <text:s/>The skeleton is generated in the </text:span><text:span text:style-name="Code">gen</text:span><text:span text:style-name="T312"> subdirectory also, with the name </text:span><text:span text:style-name="Code"><text:span text:style-name="T29">&lt;workername&gt;</text:span></text:span><text:span text:style-name="Code">-skel.c</text:span><text:span text:style-name="T312"> (C language) or </text:span><text:span text:style-name="Code"><text:span text:style-name="T29">&lt;workername&gt;</text:span></text:span><text:span text:style-name="Code">-skel.cc</text:span><text:span text:style-name="T312"> (C++ language). <text:s/>It is also copied into the worker's directory as the worker's primary source file: </text:span><text:span text:style-name="Code"><text:span text:style-name="T29">&lt;workername&gt;</text:span></text:span><text:span text:style-name="Code">.c</text:span><text:span text:style-name="T312"> or </text:span><text:span text:style-name="Code"><text:span text:style-name="T29">&lt;workername&gt;</text:span></text:span><text:span text:style-name="Code">.cc.</text:span><text:span text:style-name="T312"> <text:s/>This copy is what should be edited to add the worker's functional code. <text:s/>This copy is </text:span><text:span text:style-name="T37">only made if the worker's code file does not exist</text:span><text:span text:style-name="T312">.</text:span></text:p>
      <text:p text:style-name="P192">When the OCS, OPS or OWD XML files are changed, the header and skeleton are regenerated, <text:span text:style-name="T56">but this does not affect the primary source file</text:span>. <text:s/>Because<text:span text:style-name="T421"> most of the</text:span> code is generated in the header, and <text:span text:style-name="T421">only a </text:span>little in the skeleton, it is rare that significant code changes are required in the primary source file based on XML changes.</text:p>
      <text:p text:style-name="P193"><text:span text:style-name="T312">The </text:span><text:span text:style-name="Code">gen/</text:span><text:span text:style-name="Code"><text:span text:style-name="T29">&lt;workername&gt;</text:span></text:span><text:span text:style-name="Code">-skel.</text:span><text:span text:style-name="Code"><text:span text:style-name="T377">{</text:span></text:span><text:span text:style-name="Code">c,</text:span><text:span text:style-name="Code"><text:span text:style-name="T377">cc} skeleton</text:span></text:span><text:span text:style-name="T312">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65">To avoid name space collisions, some rules are used by the code generator when creating the header and skeleton files.</text:p>
      <text:p text:style-name="P165">In the C++ language, generated data types in the header are placed in a namespace whose name is: <text:span text:style-name="Code">&lt;worker&gt;WorkerTypes</text:span>. <text:s/>In the actual worker source file, this namespace is normally imported, via the “<text:span text:style-name="Code">using namespace</text:span>” directive. <text:s/>The actual worker derived class is a class in the global namespace whose name is <text:span text:style-name="Code">&lt;worker&gt;Worker</text:span>. <text:s/><text:span text:style-name="T314">The dispatch entry point, which is necessarily a C external symbol, has the worker's name as its external symbol.</text:span></text:p>
      <text:p text:style-name="P194"><text:span text:style-name="T314">In the C language, the worker's dispatch table is given the external symbol name of the worker, and all methods are declared </text:span><text:span text:style-name="Code">static</text:span><text:span text:style-name="T314">. <text:s/>All data types use the capitalized worker name as a prefix and all constants and macros use the upper cased worker name followed by an underscore as a prefix.</text:span></text:p>
      <text:h text:style-name="P265" text:outline-level="2"><text:bookmark-start text:name="__RefHeading___Toc8067_1067000368"/>Generated Data Types<text:bookmark-end text:name="__RefHeading___Toc8067_1067000368"/></text:h>
      <text:p text:style-name="P184">Various data types are generated in the header file for the worker. <text:s/>They are :</text:p>
      <text:list xml:id="list155906757812133" text:continue-numbering="true" text:style-name="WWNum32">
        <text:list-item>
          <text:p text:style-name="P256">Port name enumeration</text:p>
        </text:list-item>
        <text:list-item>
          <text:p text:style-name="P256">Property data structure</text:p>
        </text:list-item>
        <text:list-item>
          <text:p text:style-name="P256">Opcode enumeration for each protocol used</text:p>
        </text:list-item>
        <text:list-item>
          <text:p text:style-name="P256">Opcode enumeration for each port (C only)</text:p>
        </text:list-item>
        <text:list-item>
          <text:p text:style-name="P256">Message structures (C only)</text:p>
        </text:list-item>
        <text:list-item>
          <text:p text:style-name="P256">Worker base class (C++ only)</text:p>
        </text:list-item>
      </text:list>
      <text:h text:style-name="P282" text:outline-level="3"><text:bookmark-start text:name="_Toc270018445"/><text:bookmark-start text:name="__RefHeading__10620_140039662"/>The enumeration constants for the worker’s ports<text:bookmark-end text:name="_Toc270018445"/><text:bookmark-end text:name="__RefHeading__10620_140039662"/></text:h>
      <text:p text:style-name="P109">An enumeration <text:span text:style-name="T313">type </text:span>is generated <text:span text:style-name="T313">in the header file</text:span> defin<text:span text:style-name="T421">ing</text:span> constants for the ordinal of each port, <text:span text:style-name="T421">in</text:span> the form <text:span text:style-name="Code"><text:span text:style-name="T29">&lt;</text:span></text:span><text:span text:style-name="Code"><text:span text:style-name="T40">WORKER</text:span></text:span><text:span text:style-name="Code"><text:span text:style-name="T29">&gt;</text:span></text:span><text:span text:style-name="Code">_</text:span><text:span text:style-name="Code"><text:span text:style-name="T29">&lt;</text:span></text:span><text:span text:style-name="Code"><text:span text:style-name="T40">PORT</text:span></text:span><text:span text:style-name="Code"><text:span text:style-name="T29">&gt;</text:span></text:span>, <text:span text:style-name="T421">in </text:span>all upper case. <text:s/>These ordinals can be used when creating port masks for run conditions, <text:span text:style-name="T313">or, for C workers, indexing into the port array in the </text:span><text:span text:style-name="Code">RCCWorker</text:span><text:span text:style-name="T313"> structure.</text:span></text:p>
      <text:h text:style-name="P302" text:outline-level="3"><text:bookmark-start text:name="__RefHeading__10622_140039662"/><text:bookmark-start text:name="_Toc270018446"/>The properties <text:bookmark-end text:name="_Toc270018446"/><text:span text:style-name="T226">structure type</text:span><text:bookmark-end text:name="__RefHeading__10622_140039662"/></text:h>
      <text:p text:style-name="P109"><text:span text:style-name="T226">This is the generated</text:span> structure <text:span text:style-name="T226">definition </text:span>that reflects the properties declared for the worker in its O<text:span text:style-name="T313">CS</text:span> and O<text:span text:style-name="T313">WD</text:span> XML files. <text:s/>Each member of this structure has the data type corresponding to the property’s description in the OWD and OCS XML files. <text:s/>Members for properties that are <text:span text:style-name="T29">not</text:span> declared <text:span text:style-name="Code">volatile</text:span> <text:span text:style-name="T313">in XML </text:span>are <text:span text:style-name="Code">const</text:span> in this structure, indicating that the worker is not expected to change their values.</text:p>
      <text:p text:style-name="P109">The standard name of the struct type (typedef name <text:span text:style-name="T313">in C</text:span>) is <text:span text:style-name="Code">XyzProperties</text:span> where “Xyz” is the <text:span text:style-name="T38">capitalized</text:span> worker implementation name.</text:p>
      <text:p text:style-name="P109">Properties which are sequences are <text:span text:style-name="T315">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5">The member name of the structure is the property name. <text:s/>The members of the structure are </text:span><text:span text:style-name="Code">length</text:span><text:span text:style-name="T315"> and </text:span><text:span text:style-name="Code">data</text:span><text:span text:style-name="T315">. <text:s/>The data member is a</text:span> C array whose length is the SequenceLength attribute from the Property element in the XML. <text:s/><text:span text:style-name="T227">Remember that for properties (as opposed to protocols), sequences and strings must have a maximum size (i.e. be bounded).</text:span></text:p>
      <text:p text:style-name="P109">Struct properties have structure tags the same name as the property name, preceded by the worker name.</text:p>
      <text:p text:style-name="P206">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8">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47">OCS/OWD<text:line-break/>Property Type</text:p>
          </table:table-cell>
          <table:table-cell table:style-name="Table9.A1" office:value-type="string">
            <text:p text:style-name="P46"><text:span text:style-name="T378">C/C++<text:line-break/></text:span>Data Type</text:p>
          </table:table-cell>
          <table:table-cell table:style-name="Table9.C1" office:value-type="string">
            <text:p text:style-name="P47">Comments</text:p>
          </table:table-cell>
        </table:table-row>
        <table:table-row>
          <table:table-cell table:style-name="Table9.A2" office:value-type="string">
            <text:p text:style-name="P227">bool</text:p>
          </table:table-cell>
          <table:table-cell table:style-name="Table9.A2" office:value-type="string">
            <text:p text:style-name="P227">RCCBool</text:p>
          </table:table-cell>
          <table:table-cell table:style-name="Table9.C2" office:value-type="string">
            <text:p text:style-name="P36">Must be 8 bits, consistent across languages.</text:p>
          </table:table-cell>
        </table:table-row>
        <table:table-row>
          <table:table-cell table:style-name="Table9.A2" office:value-type="string">
            <text:p text:style-name="P227">char</text:p>
          </table:table-cell>
          <table:table-cell table:style-name="Table9.A2" office:value-type="string">
            <text:p text:style-name="P227">RCCChar</text:p>
          </table:table-cell>
          <table:table-cell table:style-name="Table9.C2" office:value-type="string">
            <text:p text:style-name="P36">Must be signed type, and basis for <text:span text:style-name="Code"><text:span text:style-name="T72">string</text:span></text:span></text:p>
          </table:table-cell>
        </table:table-row>
        <table:table-row>
          <table:table-cell table:style-name="Table9.A2" office:value-type="string">
            <text:p text:style-name="P227">uchar</text:p>
          </table:table-cell>
          <table:table-cell table:style-name="Table9.A2" office:value-type="string">
            <text:p text:style-name="P227">uint8_t</text:p>
          </table:table-cell>
          <table:table-cell table:style-name="Table9.C2" office:value-type="string">
            <text:p text:style-name="P35"/>
          </table:table-cell>
        </table:table-row>
        <table:table-row>
          <table:table-cell table:style-name="Table9.A2" office:value-type="string">
            <text:p text:style-name="P227">short</text:p>
          </table:table-cell>
          <table:table-cell table:style-name="Table9.A2" office:value-type="string">
            <text:p text:style-name="P227">int16_t</text:p>
          </table:table-cell>
          <table:table-cell table:style-name="Table9.C2" office:value-type="string">
            <text:p text:style-name="P35"/>
          </table:table-cell>
        </table:table-row>
        <table:table-row>
          <table:table-cell table:style-name="Table9.A2" office:value-type="string">
            <text:p text:style-name="P227">ushort</text:p>
          </table:table-cell>
          <table:table-cell table:style-name="Table9.A2" office:value-type="string">
            <text:p text:style-name="P226"><text:span text:style-name="T378">uint16</text:span>_t</text:p>
          </table:table-cell>
          <table:table-cell table:style-name="Table9.C2" office:value-type="string">
            <text:p text:style-name="P35"/>
          </table:table-cell>
        </table:table-row>
        <table:table-row>
          <table:table-cell table:style-name="Table9.A2" office:value-type="string">
            <text:p text:style-name="P227">long</text:p>
          </table:table-cell>
          <table:table-cell table:style-name="Table9.A2" office:value-type="string">
            <text:p text:style-name="P227">int32_t</text:p>
          </table:table-cell>
          <table:table-cell table:style-name="Table9.C2" office:value-type="string">
            <text:p text:style-name="P35"/>
          </table:table-cell>
        </table:table-row>
        <table:table-row>
          <table:table-cell table:style-name="Table9.A2" office:value-type="string">
            <text:p text:style-name="P227">ulong</text:p>
          </table:table-cell>
          <table:table-cell table:style-name="Table9.A2" office:value-type="string">
            <text:p text:style-name="P227">uint32_tint64_t</text:p>
          </table:table-cell>
          <table:table-cell table:style-name="Table9.C2" office:value-type="string">
            <text:p text:style-name="P35"/>
          </table:table-cell>
        </table:table-row>
        <table:table-row>
          <table:table-cell table:style-name="Table9.A2" office:value-type="string">
            <text:p text:style-name="P227">longlong</text:p>
          </table:table-cell>
          <table:table-cell table:style-name="Table9.A2" office:value-type="string">
            <text:p text:style-name="P227">int64_t</text:p>
          </table:table-cell>
          <table:table-cell table:style-name="Table9.C2" office:value-type="string">
            <text:p text:style-name="P35"/>
          </table:table-cell>
        </table:table-row>
        <table:table-row>
          <table:table-cell table:style-name="Table9.A2" office:value-type="string">
            <text:p text:style-name="P227">ulonglong</text:p>
          </table:table-cell>
          <table:table-cell table:style-name="Table9.A2" office:value-type="string">
            <text:p text:style-name="P227">uint64_t</text:p>
          </table:table-cell>
          <table:table-cell table:style-name="Table9.C2" office:value-type="string">
            <text:p text:style-name="P35"/>
          </table:table-cell>
        </table:table-row>
        <table:table-row>
          <table:table-cell table:style-name="Table9.A2" office:value-type="string">
            <text:p text:style-name="P227">string</text:p>
          </table:table-cell>
          <table:table-cell table:style-name="Table9.A2" office:value-type="string">
            <text:p text:style-name="P227">RCCChar<text:span text:style-name="T379">[]</text:span></text:p>
          </table:table-cell>
          <table:table-cell table:style-name="Table9.C2" office:value-type="string">
            <text:p text:style-name="P38">Null terminated string</text:p>
          </table:table-cell>
        </table:table-row>
        <table:table-row>
          <table:table-cell table:style-name="Table9.A2" office:value-type="string">
            <text:p text:style-name="P227">enum</text:p>
          </table:table-cell>
          <table:table-cell table:style-name="Table9.A2" office:value-type="string">
            <text:p text:style-name="P228">uint32_t</text:p>
          </table:table-cell>
          <table:table-cell table:style-name="Table9.C2" office:value-type="string">
            <text:p text:style-name="P35"/>
          </table:table-cell>
        </table:table-row>
        <table:table-row>
          <table:table-cell table:style-name="Table9.A2" office:value-type="string">
            <text:p text:style-name="P227">float</text:p>
          </table:table-cell>
          <table:table-cell table:style-name="Table9.A2" office:value-type="string">
            <text:p text:style-name="P228">RCCFloat</text:p>
          </table:table-cell>
          <table:table-cell table:style-name="Table9.C2" office:value-type="string">
            <text:p text:style-name="P37">Must be IEEE 32 bit float</text:p>
          </table:table-cell>
        </table:table-row>
        <table:table-row>
          <table:table-cell table:style-name="Table9.A2" office:value-type="string">
            <text:p text:style-name="P227">double</text:p>
          </table:table-cell>
          <table:table-cell table:style-name="Table9.A2" office:value-type="string">
            <text:p text:style-name="P228">RCCDouble</text:p>
          </table:table-cell>
          <table:table-cell table:style-name="Table9.C2" office:value-type="string">
            <text:p text:style-name="P37">Must be IEEE 64 bit double</text:p>
          </table:table-cell>
        </table:table-row>
      </table:table>
      <text:p text:style-name="P231">The names of the non-integer types for <text:span text:style-name="T380">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9">declared </text:span><text:span text:style-name="Code">StringLength</text:span> attribute of that string property in the Property element, and the values are null terminated strings.</text:p>
      <text:h text:style-name="P303" text:outline-level="3"><text:bookmark-start text:name="__RefHeading__8714_1123303156"/>Structures for Message Payloads — <text:span text:style-name="T316">C language only</text:span><text:bookmark-end text:name="__RefHeading__8714_1123303156"/></text:h>
      <text:p text:style-name="P166">For each port a union type is defined for all possible messages at that port. <text:s/>Members of the union type are generated structures for each possible message in that protocol. <text:s/><text:span text:style-name="T317">The name of the union type is </text:span><text:span text:style-name="Code">&lt;</text:span><text:span text:style-name="Code"><text:span text:style-name="T318">P</text:span></text:span><text:span text:style-name="Code">ort&gt;Operations</text:span><text:span text:style-name="T317">, with port name capitalized.</text:span></text:p>
      <text:p text:style-name="P109">For each <text:span text:style-name="T421">of the </text:span>message type<text:span text:style-name="T421">s</text:span> specified in the protocol, a structure is defined. <text:s/><text:span text:style-name="T421">The structure's</text:span> type name is the capitalized name of the operation in the protocol, and whose member name is the <text:span text:style-name="T318">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1], with no further members generated <text:span text:style-name="T318">after the first variable sized member</text:span>.</text:p>
      <text:p text:style-name="P109">The structure generated is padded and packed, <text:span text:style-name="T421">such that</text:span> padding members are explicitly inserted to ensure all types are aligned on their own boundaries. <text:s/><text:span text:style-name="T421">As part of the packing,</text:span> the compiler is told to pack the structure, <text:s/>Given the insertion of padding, the packing simply means that there is no padding at the end of the structure to achieve any <text:soft-page-break/>alignment. <text:s/><text:span text:style-name="T421">T</text:span>he struct definition should not be used in any other context where this lack of overall size alignment is required (i.e. an array of such structures).</text:p>
      <text:p text:style-name="P109"><text:span text:style-name="T90">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24">not</text:span><text:span text:style-name="T90"> represented by inserting </text:span><text:span text:style-name="T97">a </text:span><text:span text:style-name="Code"><text:span text:style-name="T145">uint32_t</text:span></text:span><text:span text:style-name="T90"> value in the message buffer/structure. <text:s/>In all other cases (not-fixed sequence elements, or more than one top level data argument in the message), sequences in messages are </text:span><text:span text:style-name="T109">represented by a struct containing </text:span><text:span text:style-name="Code"><text:span text:style-name="T145">length</text:span></text:span><text:span text:style-name="T109"> and </text:span><text:span text:style-name="Code"><text:span text:style-name="T145">data</text:span></text:span><text:span text:style-name="T109"> members.</text:span></text:p>
      <text:p text:style-name="P109">For example, for a port named <text:span text:style-name="Code">in</text:span>, with a protocol whose first operation was <text:span text:style-name="Code">sampledata</text:span>, and whose first argument was <text:span text:style-name="Code">sample</text:span> - <text:span text:style-name="T229">a sequence of </text:span><text:span text:style-name="Code">Ulonglong</text:span><text:span text:style-name="T229"> values</text:span>, the worker’s custom <text:span text:style-name="T229">port union would look like</text:span>:</text:p>
      <text:p text:style-name="P56"><text:span text:style-name="T70">union InOperations {</text:span><text:line-break/><text:span text:style-name="T70"> <text:s/>// Structure for the 'sampledata' operation on port 'in'</text:span><text:line-break/><text:span text:style-name="T70"> <text:s/>struct __attribute__ ((__packed__)) Sampledata {</text:span><text:line-break/><text:span text:style-name="T70"> <text:s text:c="3"/>uint</text:span><text:span text:style-name="T71">64</text:span><text:span text:style-name="T70">_t sample[1];</text:span><text:line-break/><text:span text:style-name="T70"> <text:s/>} sampledata;<text:line-break/>};</text:span></text:p>
      <text:h text:style-name="P304" text:outline-level="3"><text:bookmark-start text:name="__RefHeading___Toc16848_576511445"/>Worker Base Class — C++ <text:span text:style-name="T353">language </text:span>only<text:bookmark-end text:name="__RefHeading___Toc16848_576511445"/></text:h>
      <text:p text:style-name="P167">For C++ workers, a base class is generated in the header file that is inherited by a derived class in the skeleton. <text:s/>The base class is generated to maximize the code generated in the header file and minimize the code generated in the skeleton.</text:p>
      <text:p text:style-name="P167">The worker base class is generated to support all the documented features described above, including access to properties, and <text:span text:style-name="T350">contain </text:span>pure virtual member function declarations for all the member functions required to be implemented in the derived class. <text:s/>The details of the code generation are implementation defined and subject to change.</text:p>
      <text:h text:style-name="P273"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198">Local service<text:span text:style-name="T381">s</text:span> APIs <text:span text:style-name="T381">are standard library functions available to</text:span> RCC workers running in a container. <text:s/>Containers are required to supply them, and <text:span text:style-name="T383">portable </text:span>workers are constrained to use only them, <text:span text:style-name="T383">in addition to</text:span> the worker-to-container <text:span text:style-name="T383">methods</text:span> defined <text:span text:style-name="T339">above</text:span>. <text:s/>The RCC local services are defined as a small subset of the POSIX and ISO-C runtime libraries.</text:p>
      <text:p text:style-name="P197">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195"><text:span text:style-name="T350">T</text:span>he<text:span text:style-name="T350">s</text:span>e local services APIs represent a minimal environment required of embedded systems. <text:s/>If other APIs are used, there is no guarantee they will be available in a<text:span text:style-name="T350">ll</text:span> containers. <text:s/>Some containers in fact allow many more functions to be called from a worker, but that makes such workers non-portable.</text:p>
      <text:p text:style-name="P196">In other standards documents, a list of available, standard, functions is sometimes called an Application Environment Profile (AEP).</text:p>
      <text:p text:style-name="P199">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p text:style-name="P93"/>
      <text:h text:style-name="P260"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82">a</text:span>s a small s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01"><text:span text:style-name="T383">This section explains the rationale for the RCC AEP and its connection to POSIX standards. <text:s/></text:span>The POSIX Minimal Realtime System Profile (PSE51) from the <text:span text:style-name="FirstEmphasis">IEEE Std 1003.13</text:span><text:span text:style-name="FirstEmphasis"><text:span text:style-name="T384">™‑</text:span></text:span><text:span text:style-name="FirstEmphasis">2003</text:span> standard is used as the superset of functionality that is reduced (with subtractions) to the RCC local services available functions. <text:s/><text:span text:style-name="T385">It can be found at </text:span><text:a xlink:type="simple" xlink:href="https://standards.ieee.org/findstds/standard/1003.13-2003.html" text:style-name="Internet_20_link" text:visited-style-name="Visited_20_Internet_20_Link"><text:span text:style-name="T385">https://standards.ieee.org/findstds/standard/1003.13-2003.html</text:span></text:a><text:span text:style-name="T385">.</text:span></text:p>
      <text:p text:style-name="P200"><text:span text:style-name="T385">T</text:span>his subset <text:span text:style-name="T385">is defined to </text:span>require setting the <text:span text:style-name="Code">_POSIX_AEP_RT_MINIMAL_C_SOURCE</text:span> feature test macro to the value <text:span text:style-name="Code">200312L</text:span>, <text:span text:style-name="T385">before including any standard header files. <text:s/>This is not necessary in RCC workers. <text:s/></text:span>The PSE51 <text:span text:style-name="T385">profile</text:span> defines POSIX.1 units of functionality in table 6-1 <text:span text:style-name="T385">of the </text:span><text:span text:style-name="FirstEmphasis"><text:span text:style-name="T62">IEEE Std 1003.13</text:span></text:span><text:span text:style-name="FirstEmphasis"><text:span text:style-name="T67">™‑</text:span></text:span><text:span text:style-name="FirstEmphasis"><text:span text:style-name="T62">2003</text:span></text:span><text:span text:style-name="T65"> </text:span><text:span text:style-name="T385">document</text:span>. <text:s/>Th<text:span text:style-name="T385">e</text:span> RCC Local Services AEP removes these units of functionality from that table:</text:p>
      <text:list xml:id="list155908315497626" text:continue-numbering="true" text:style-name="WWNum32">
        <text:list-item>
          <text:p text:style-name="P254">POSIX_DEVICE_IO</text:p>
        </text:list-item>
        <text:list-item>
          <text:p text:style-name="P254">POSIX_FILE_LOCKING</text:p>
        </text:list-item>
        <text:list-item>
          <text:p text:style-name="P254">POSIX_SIGNALS</text:p>
        </text:list-item>
        <text:list-item>
          <text:p text:style-name="P254">XSI_THREAD_MUTEX_EXT</text:p>
        </text:list-item>
        <text:list-item>
          <text:p text:style-name="P254">XSI_THREADS_EXT</text:p>
        </text:list-item>
        <text:list-item>
          <text:p text:style-name="P254">POSIX_THREADS_BASE</text:p>
        </text:list-item>
      </text:list>
      <text:p text:style-name="P109">The retained units of functionality, and their defined symbols and functions are:</text:p>
      <text:p text:style-name="Code">POSIX_C_LANG_JUMP: longjmp(), setjmp();<office:annotation><dc:creator>Arlan Pool</dc:creator><dc:date>2014-09-25T22:13:14</dc:date><text:p text:style-name="P313"><text:span text:style-name="T425">For these lists I wasn't sure what style you would prefer – I made them body – change to style you desire</text:span></text:p></office:annotation></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09">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271" text:outline-level="1"><text:bookmark-start text:name="__RefHeading__11901_1972665394"/>Summary of OpenCPI <text:span text:style-name="T234">RCC</text:span> authoring model<text:bookmark-end text:name="__RefHeading__11901_1972665394"/></text:h>
      <text:list xml:id="list155907801628682" text:continue-numbering="true" text:style-name="WWNum32">
        <text:list-item>
          <text:p text:style-name="P254"><text:span text:style-name="T140">RCC</text:span><text:span text:style-name="T139"> workers are written to implement </text:span><text:span text:style-name="T141">worker methods</text:span><text:span text:style-name="T139">, called by the container, and optionally use the </text:span><text:span text:style-name="T141">container methods</text:span><text:span text:style-name="T139">, called by the worker.</text:span></text:p>
        </text:list-item>
        <text:list-item>
          <text:p text:style-name="P254"><text:span text:style-name="T235">RCC</text:span> workers may call the <text:span text:style-name="T339">local services functions defined in section 6 above</text:span>.</text:p>
        </text:list-item>
        <text:list-item>
          <text:p text:style-name="P257"><text:span text:style-name="T235">RCC</text:span> workers use <text:span text:style-name="T386">synbols, </text:span>data <text:span text:style-name="T386">types</text:span> and ordinals defined in the <text:span text:style-name="T386">generated header file</text:span>, which <text:span text:style-name="T386">is based on the OCS, OPS, and OWD files, including</text:span></text:p>
        </text:list-item>
      </text:list>
      <text:list xml:id="list492865463253217376" text:style-name="L1">
        <text:list-item>
          <text:p text:style-name="P259">Implementation name</text:p>
        </text:list-item>
        <text:list-item>
          <text:p text:style-name="P259">Which control operations are implemented</text:p>
        </text:list-item>
        <text:list-item>
          <text:p text:style-name="P259">Which properties require<text:span text:style-name="T386"> </text:span>notification </text:p>
        </text:list-item>
        <text:list-item>
          <text:p text:style-name="P259">Static memory allocation requirements of the implementation code</text:p>
        </text:list-item>
        <text:list-item>
          <text:p text:style-name="P259">Minimum number of buffers required at each port</text:p>
        </text:list-item>
      </text:list>
      <text:list xml:id="list155907469767958" text:continue-list="list155907801628682" text:style-name="WWNum32">
        <text:list-item>
          <text:p text:style-name="P254">The information in the <text:span text:style-name="T386">OCS/OPS/</text:span>OWD <text:span text:style-name="T386">files is </text:span>used to drive the <text:span text:style-name="T386">code generation and </text:span>build process.</text:p>
        </text:list-item>
      </text:list>
      <text:h text:style-name="P260" text:outline-level="2"><text:bookmark text:name="_Toc211781796"/><text:bookmark text:name="_Toc211781124"/><text:bookmark text:name="_Toc211780996"/><text:bookmark text:name="_Toc211780970"/><text:bookmark-start text:name="_Toc211783583"/><text:bookmark-start text:name="_Toc211781797"/><text:bookmark-start text:name="_Toc211781125"/><text:bookmark-start text:name="_Toc211780997"/><text:bookmark-start text:name="_Toc211780971"/><text:bookmark-start text:name="__RefHeading__10780_474132946"/><text:bookmark text:name="_Toc211783582"/>Worker code example<text:bookmark-end text:name="_Toc211783583"/><text:bookmark-end text:name="_Toc211781797"/><text:bookmark-end text:name="_Toc211781125"/><text:bookmark-end text:name="_Toc211780997"/><text:bookmark-end text:name="_Toc211780971"/><text:bookmark-end text:name="__RefHeading__10780_474132946"/></text:h>
      <text:p text:style-name="P109">Here is a simple example of a <text:span text:style-name="T340">C-language</text:span> “Xyz” worker whose:</text:p>
      <text:list xml:id="list155908368856011" text:continue-numbering="true" text:style-name="WWNum32">
        <text:list-item>
          <text:p text:style-name="P254"><text:span text:style-name="T421">I</text:span>nitial run condition was the default (condition == NULL, usecs == 0, run when all ports are ready, no timeout),</text:p>
        </text:list-item>
        <text:list-item>
          <text:p text:style-name="P254"><text:span text:style-name="T421">I</text:span>nitialize, release and test methods are empty</text:p>
        </text:list-item>
        <text:list-item>
          <text:p text:style-name="P254"><text:span text:style-name="T421">O</text:span>ne input port (0) with interface XyxIn (only oneways) <text:s/>and one output port (1) XyzOut (only oneways)</text:p>
        </text:list-item>
        <text:list-item>
          <text:p text:style-name="P254"><text:span text:style-name="T421">O</text:span>ne oneway IDL interface operation Op1 on input (i.e. can ignore “operation”), which is an array of 100 “shorts”.</text:p>
        </text:list-item>
        <text:list-item>
          <text:p text:style-name="P254"><text:span text:style-name="T421">O</text:span>ne oneway IDL interface operation Op2 on output</text:p>
        </text:list-item>
        <text:list-item>
          <text:p text:style-name="P254"><text:span text:style-name="T421">O</text:span>ne simple property, called center_frequency, of type float.</text:p>
        </text:list-item>
      </text:list>
      <text:p text:style-name="P109">The worker would have automatically generated types and structures like this (based on OCS and OWD), and put in a file called “Xyz_Worker.h”:</text:p>
      <text:p text:style-name="P56"><text:span text:style-name="T236">#include “RCC_Worker.h”</text:span><text:line-break/><text:span text:style-name="T236">typedef struct {<text:tab/>/* structure for defined properties /</text:span><text:line-break/><text:span text:style-name="T236"><text:tab/>RCCFloat center_frequency;</text:span><text:line-break/><text:span text:style-name="T236">} XyzProperties;</text:span><text:line-break/><text:span text:style-name="T236">typedef struct {<text:tab/>// structure for message for operation</text:span><text:line-break/><text:span text:style-name="T236"><text:tab/>int16_t ishorts[100];</text:span><text:line-break/><text:span text:style-name="T236">} XyzInOp1;</text:span><text:line-break/><text:line-break/><text:span text:style-name="T236">typedef struct {<text:tab/>// structure for message for operation</text:span><text:line-break/><text:span text:style-name="T236"><text:tab/>int16_t oshorts[100];</text:span><text:line-break/><text:span text:style-name="T236">} XyzOutOp2;</text:span><text:line-break/><text:line-break/><text:span text:style-name="T236">typedef enum { // port ordinals</text:span><text:line-break/><text:span text:style-name="T236"><text:tab/>XYZ_IN,</text:span><text:line-break/><text:span text:style-name="T236"><text:tab/>XYZ_OUT</text:span><text:line-break/><text:span text:style-name="T236">} XyzPort;</text:span><text:line-break/><text:line-break/><text:span text:style-name="T236">typedef enum { // operation ordinals</text:span><text:line-break/><text:span text:style-name="T236"><text:tab/>XYZ_OUT_OP2</text:span><text:line-break/><text:span text:style-name="T236">} XyzOutOperation;</text:span><text:line-break/><text:line-break/><text:span text:style-name="T236">typedef enum { // operation ordinals</text:span><text:line-break/><text:span text:style-name="T236"><text:tab/>XYZ_IN_OP1</text:span><text:line-break/><text:span text:style-name="T236">} XyzInOperation;</text:span></text:p>
      <text:p text:style-name="P109">The actual code for the worker would look like this:</text:p>
      <text:p text:style-name="P56"><text:soft-page-break/><text:span text:style-name="T236">#include “Xyz_Worker.h”</text:span><text:line-break/><text:line-break/><text:span text:style-name="T237">/* Define the initialize method, setting output operation to be a */</text:span><text:line-break/><text:span text:style-name="T237">/* constant, since it is the only one.*/</text:span><text:line-break/><text:span text:style-name="T236">static RCCResult</text:span><text:line-break/><text:span text:style-name="T236">initialize(RCCWorker *w) {</text:span><text:line-break/><text:span text:style-name="T236"><text:tab/>w-&gt;ports[XYZ_OUT].output.u.operation = XYZ_OUT_OP2;</text:span><text:line-break/><text:span text:style-name="T236"><text:tab/>return RCC_OK;</text:span><text:line-break/><text:span text:style-name="T236">}</text:span><text:line-break/><text:line-break/><text:span text:style-name="T237">/* Define run method to call the “compute” function, reading from */</text:span><text:line-break/><text:span text:style-name="T237">/* input buffer, writing to output, applying current value of the */</text:span><text:line-break/><text:span text:style-name="T237">/* “center frequency” property.*/</text:span><text:line-break/><text:span text:style-name="T236">static RCCResult</text:span><text:line-break/><text:span text:style-name="T236">run(RCCWorker *w, RCCBoolean timedout, RCCBoolean *newRunCondition)</text:span><text:line-break/><text:span text:style-name="T236">{</text:span><text:line-break/><text:span text:style-name="T236"><text:tab/>XyzProperties *p = w-&gt;properties;</text:span><text:line-break/><text:span text:style-name="T236"><text:tab/>XyzInOp1 <text:s text:c="4"/>*in = w-&gt;ports[XYZ_IN].current.data;</text:span><text:line-break/><text:span text:style-name="T236"><text:tab/>XyzOutOp2 <text:s text:c="2"/>*out = w-&gt;ports[XYZ_OUT].current.data;</text:span><text:line-break/><text:line-break/><text:span text:style-name="T236"><text:tab/></text:span><text:span text:style-name="T237">/* Do computation based in ishorts, and frequency put results */</text:span><text:line-break/><text:span text:style-name="T236"><text:tab/></text:span><text:span text:style-name="T237">/* in oshorts. <text:s/>Extern is here simply for readability.</text:span><text:span text:style-name="T236"> */</text:span><text:line-break/><text:span text:style-name="T236"><text:tab/>extern void compute(int16_t *, int16_t *, float);</text:span><text:line-break/><text:line-break/><text:span text:style-name="T236"><text:tab/>compute(in-&gt;ishorts, out-&gt;oshorts, p-&gt;center_frequency);</text:span><text:line-break/><text:span text:style-name="T236"><text:tab/></text:span><text:span text:style-name="T237">/* Ask container to get new input and output buffers *</text:span><text:span text:style-name="T238">/</text:span><text:line-break/><text:span text:style-name="T241"><text:tab/></text:span><text:span text:style-name="T236">return RCC_ADVANCE;</text:span><text:line-break/><text:span text:style-name="T236">}</text:span><text:line-break/><text:line-break/><text:span text:style-name="T237">/* Initialize dispatch table for container, in a global symbol </text:span><text:span text:style-name="T238">/</text:span><text:line-break/><text:span text:style-name="T236">RCCDispatch Xyz = {</text:span><text:line-break/><text:span text:style-name="T238"><text:tab/>/*</text:span><text:span text:style-name="T237"> Consistency checking attributes */</text:span><text:line-break/><text:span text:style-name="T236"><text:tab/>RCC_VERSION, 1, 1, sizeof(XyzProperties), RCC_NULL, RCC_FALSE,</text:span><text:line-break/><text:span text:style-name="T237"><text:tab/>/* Methods */</text:span><text:line-break/><text:span text:style-name="T236"><text:tab/>initialize, RCC_NULL, RCC_NULL, RCC_NULL, RCC_NULL, RCC_NULL,</text:span><text:line-break/><text:span text:style-name="T236"><text:tab/>RCC_NULL, run,</text:span><text:line-break/><text:span text:style-name="T237"><text:tab/>/* Default run condition */</text:span><text:line-break/><text:span text:style-name="T236"><text:tab/>RCC_NULL</text:span><text:line-break/><text:span text:style-name="T236">};</text:span></text:p>
      <text:p text:style-name="P109">Other than the compute function, the above example compiles to use less than 120 bytes on a<text:span text:style-name="T422">n</text:span> <text:span text:style-name="T422">ARM</text:span> processor.</text:p>
      <text:p text:style-name="P90">A simple non-preemptive single-threaded container implementation would have a loop, testing run conditions, and calling run methods. <text:s/>A more complex environment might run workers in different threads for purposes of time preemption, prioritization, etc. <text:s/>This model allows a variety of container execution models while keeping the worker model simple.</text:p>
      <text:p text:style-name="P109"><text:span text:style-name="T422">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09">This simple execution environment can be easily implemented in <text:span text:style-name="T352">full function </text:span>GPP environments, providing a test environment and a migration path to <text:span text:style-name="T340">more minimal embedded environments such as a single-threaded environment with no real operating system.</text:span></text:p>
      <text:h text:style-name="P232" text:outline-level="4"><text:bookmark-start text:name="_Toc211781127"/><text:soft-page-break/>Worker implementation using input callback<text:bookmark-end text:name="_Toc211781127"/></text:h>
      <text:p text:style-name="P109">This illustrates an input-based callback function that has a sequential coding style in which the worker blocks on the two-way remote call until the response is received and processing can continue. <text:s/>No extra threads are used.</text:p>
      <text:p text:style-name="P109">The code is:</text:p>
      <text:p text:style-name="P56"><text:span text:style-name="T236">#include "Xyt_Worker.h"</text:span><text:line-break/><text:line-break/><text:span text:style-name="T237">/* Define the input port callback method to call the local "compute"</text:span><text:line-break/><text:span text:style-name="T237"> * function, reading from input buffer, applying the value of the</text:span><text:line-break/><text:span text:style-name="T237"> * "center frequency" property, followed by two way <text:s/>"process"</text:span><text:line-break/><text:span text:style-name="T237"> * operation, finally writing the result to output port XYT_OUT */</text:span><text:line-break/><text:span text:style-name="T236"> static RCCResult</text:span><text:line-break/><text:span text:style-name="T236">computeInput(RCCWorker *this, RCCPort *inPort, RCCResult reason)</text:span><text:line-break/><text:span text:style-name="T236">{</text:span><text:line-break/><text:span text:style-name="T236"><text:tab/>XytProperties *p = this-&gt;properties;</text:span><text:line-break/><text:span text:style-name="T236"><text:tab/>RCCContainer *c = &amp;this-&gt;container;</text:span><text:line-break/><text:span text:style-name="T236"><text:tab/>XytInOp1 *data = inPort-&gt;current.data;</text:span><text:line-break/><text:span text:style-name="T236"><text:tab/>RCCPort *computeOut = &amp;this-&gt;ports[XYT_COMPUTE_REQUEST_OUT],</text:span><text:line-break/><text:span text:style-name="T236"><text:tab/> <text:s text:c="7"/>*computeIn = &amp;this-&gt;ports[XYT_COMPUTE_REPLY_IN],</text:span><text:line-break/><text:span text:style-name="T236"><text:tab/> <text:s text:c="7"/>*otherOut = &amp;this-&gt;ports[XYT_OUT];</text:span><text:line-break/><text:span text:style-name="T236"><text:tab/>extern void compute(int16_t *, int16_t *, float);</text:span><text:line-break/><text:line-break/><text:span text:style-name="T236"><text:tab/>if (reason != RCC_OK)</text:span><text:line-break/><text:span text:style-name="T236"><text:tab/><text:tab/>return RCC_FATAL;</text:span><text:line-break/><text:line-break/><text:span text:style-name="T237"><text:tab/>/* Do computation based in ishorts, and frequency; put results</text:span><text:line-break/><text:span text:style-name="T237"><text:tab/> * back in ishorts, in place */</text:span><text:line-break/><text:span text:style-name="T236"><text:tab/>compute(data-&gt;ishorts, data-&gt;ishorts, p-&gt;center_frequency);</text:span><text:line-break/><text:line-break/><text:span text:style-name="T237"><text:tab/>/* Call Process operation on "uses" port: buffer ownership passes</text:span><text:line-break/><text:span text:style-name="T237"><text:tab/> * back to container. */</text:span><text:line-break/><text:span text:style-name="T236"><text:tab/>c-&gt;send(computeOut, &amp;inPort-&gt;current, XYT_COMPUTE_PROCESS,</text:span><text:line-break/><text:span text:style-name="T236"><text:tab/> <text:s text:c="7"/>inPort-&gt;input.length);</text:span><text:line-break/><text:span text:style-name="T237"><text:tab/>/* Wait until response received (or 100 msec error timeout). </text:span><text:span text:style-name="T238">/</text:span><text:line-break/><text:span text:style-name="T236"><text:tab/>c-&gt;wait(computeIn, 100, 100000);</text:span><text:line-break/><text:span text:style-name="T236"><text:tab/>if (computeIn-&gt;input.u.exception == RCC_NO_EXCEPTION)</text:span><text:line-break/><text:span text:style-name="T236"><text:tab/><text:tab/>c-&gt;send(otherOut, &amp;computeIn-&gt;current, XYT_OUT_OP2,</text:span><text:line-break/><text:span text:style-name="T236"><text:tab/><text:tab/> <text:s text:c="7"/>computeIn-&gt;input.length);</text:span><text:line-break/><text:span text:style-name="T236"><text:tab/>else</text:span><text:line-break/><text:span text:style-name="T236"><text:tab/><text:tab/>c-&gt;release(&amp;computeIn-&gt;current);</text:span><text:line-break/><text:span text:style-name="T236"><text:tab/>return RCC_OK;</text:span><text:line-break/><text:span text:style-name="T241">}</text:span><text:line-break/><text:span text:style-name="T237">/* Define the initialize method to perform worker initialization. */</text:span><text:line-break/><text:span text:style-name="T236">static RCCResult</text:span><text:line-break/><text:span text:style-name="T236">initialize(RCCWorker *this)</text:span><text:line-break/><text:span text:style-name="T236">{</text:span><text:line-break/><text:span text:style-name="T236"> <text:s/>this-&gt;ports[XYT_IN].callBack = computeInput;</text:span><text:line-break/><text:span text:style-name="T236"> <text:s/>return RCC_OK;</text:span><text:line-break/><text:span text:style-name="T236">}</text:span><text:line-break/><text:line-break/><text:span text:style-name="T237">/* Initialize dispatch table provided to container. We only need the</text:span><text:line-break/><text:span text:style-name="T237"> * initialize method to register the callback. <text:s/>No run method needed */</text:span><text:line-break/><text:span text:style-name="T236">RCCDispatch</text:span><text:line-break/><text:span text:style-name="T236">Xyt = {</text:span><text:line-break/><text:span text:style-name="T237"><text:tab/>/* Consistency checking attributes */</text:span><text:line-break/><text:span text:style-name="T236"><text:tab/>RCC_VERSION, 1, 1, sizeof(XytProperties), RCC_NULL, RCC_TRUE,</text:span><text:line-break/><text:span text:style-name="T237"><text:tab/>/* Methods */</text:span><text:line-break/><text:span text:style-name="T236"><text:tab/>initialize</text:span><text:line-break/><text:span text:style-name="T237"><text:tab/>/* all remaining members zero/NULL */</text:span><text:line-break/><text:span text:style-name="T236">};</text:span></text:p>
      <text:p text:style-name="P109"><text:soft-page-break/>Other than the compute function, the above example compiles to use less than 300 bytes on a<text:span text:style-name="T423">n</text:span> <text:span text:style-name="T423">ARM</text:span> processor.</text:p>
      <text:h text:style-name="P232" text:outline-level="4"><text:bookmark-start text:name="_Toc211781128"/>Worker implementation using the using state-machine style<text:bookmark-end text:name="_Toc211781128"/></text:h>
      <text:p text:style-name="P109">This illustrates a finite state machine coding style in a worker that maintains an internal state to simulate blocking on <text:span text:style-name="T341">a</text:span> two-way remote call until the response is received and processing can continue.</text:p>
      <text:p text:style-name="P56"><text:soft-page-break/><text:span text:style-name="T236">#include "Xyt_Worker.h"</text:span><text:line-break/><text:span text:style-name="T237">/* Define two different run conditions to represent two states */</text:span><text:line-break/><text:span text:style-name="T236">static uint32_t</text:span><text:line-break/><text:span text:style-name="T236"> <text:s/>state1Ports[] = {1 &lt;&lt; XYT_IN, 0},</text:span><text:line-break/><text:span text:style-name="T236"> <text:s/>state2Ports[] = {1 &lt;&lt; XYT_COMPUTE_REPLY_IN, 0};</text:span><text:line-break/><text:span text:style-name="T236">static RCCRunCondition</text:span><text:line-break/><text:span text:style-name="T236"> <text:s/>awaitingInput = {state1Ports},</text:span><text:line-break/><text:span text:style-name="T236"> <text:s/>awaitingResponse = {state2Ports};</text:span><text:line-break/><text:line-break/><text:span text:style-name="T237">/* Define start method, set run condition, which is also state. </text:span><text:span text:style-name="T238">/</text:span><text:line-break/><text:span text:style-name="T236">static RCCResult</text:span><text:line-break/><text:span text:style-name="T236">initialize(RCCWorker this)</text:span><text:line-break/><text:span text:style-name="T236">{</text:span><text:line-break/><text:span text:style-name="T236"><text:tab/>this-&gt;runCondition = &amp;awaitingInput;</text:span><text:line-break/><text:span text:style-name="T236"><text:tab/>return RCC_OK;</text:span><text:line-break/><text:span text:style-name="T236">}</text:span><text:line-break/><text:span text:style-name="T238">/</text:span><text:span text:style-name="T237">* Define run method to call the local "compute" function</text:span><text:line-break/><text:span text:style-name="T237"> * reading from input buffer, applying current value of the</text:span><text:line-break/><text:span text:style-name="T237"> * “center frequency” property, followed by remote two way</text:span><text:line-break/><text:span text:style-name="T237"> * “process” operation, finally writing result to output. */</text:span><text:line-break/><text:span text:style-name="T236">static RCCResult</text:span><text:line-break/><text:span text:style-name="T236">run(RCCWorker *this, RCCBoolean timedout, RCCBoolean *newRunCondition)</text:span><text:line-break/><text:span text:style-name="T241">{</text:span><text:line-break/><text:span text:style-name="T236"><text:tab/>RCCContainer *c = &amp;this-&gt;container;</text:span><text:line-break/><text:line-break/><text:span text:style-name="T237"><text:tab/>/* Use run condition as state indicator */ </text:span><text:line-break/><text:span text:style-name="T236"><text:tab/>if (this-&gt;runCondition == &amp;awaitingInput) {</text:span><text:line-break/><text:span text:style-name="T236"><text:tab/><text:tab/>RCCPort</text:span><text:line-break/><text:span text:style-name="T236"><text:tab/><text:tab/><text:tab/>*inPort <text:s text:c="6"/>= &amp;this-&gt;ports[XYT_IN],</text:span><text:line-break/><text:span text:style-name="T236"><text:tab/><text:tab/><text:tab/>*computeOut <text:s text:c="2"/>= &amp;this-&gt;ports[XYT_COMPUTE_REQUEST_OUT];</text:span><text:line-break/><text:span text:style-name="T236"><text:tab/><text:tab/>XytInOp1 *in <text:s text:c="4"/>= inPort-&gt;current.data;</text:span><text:line-break/><text:span text:style-name="T236"><text:tab/><text:tab/>XytProperties *p = this-&gt;properties;</text:span><text:line-break/><text:line-break/><text:span text:style-name="T237"><text:tab/><text:tab/>/* do some computation based in ishorts, and frequency;</text:span><text:line-break/><text:span text:style-name="T237"><text:tab/><text:tab/> * put results back in same buffer (in-place) */</text:span><text:line-break/><text:span text:style-name="T236"><text:tab/><text:tab/>extern void compute(int16_t *, int16_t *, float);</text:span><text:line-break/><text:span text:style-name="T236"><text:tab/><text:tab/>compute(in-&gt;ishorts, in-&gt;ishorts, p-&gt;center_frequency);</text:span><text:line-break/><text:line-break/><text:span text:style-name="T236"><text:tab/><text:tab/>/* Call Process op on user port - buffer ownership passes back</text:span><text:line-break/><text:span text:style-name="T236"><text:tab/><text:tab/> * to container. <text:s/>Input port is advanced by taking buffer away</text:span><text:line-break/><text:span text:style-name="T236"><text:tab/><text:tab/> * from it. *</text:span><text:span text:style-name="T241">/</text:span><text:line-break/><text:span text:style-name="T236"><text:tab/><text:tab/>c-&gt;send(computeOut, &amp;inPort-&gt;current, XYT_COMPUTE_PROCESS,</text:span><text:line-break/><text:span text:style-name="T236"><text:tab/><text:tab/> <text:s text:c="7"/>inPort-&gt;input.length);<text:tab/>/* length of message */<text:tab/><text:tab/><text:tab/><text:tab/>this-&gt;runCondition = &amp;awaitingResponse; /* update state */</text:span><text:line-break/><text:span text:style-name="T236"><text:tab/>} else {</text:span><text:line-break/><text:span text:style-name="T236"><text:tab/><text:tab/>RCCPort *computeIn = &amp;this-&gt;ports[XYT_COMPUTE_REPLY_IN];</text:span><text:line-break/><text:span text:style-name="T236"><text:tab/><text:tab/>RCCPort *otherOut = &amp;this-&gt;ports[XYT_OUT];</text:span><text:line-break/><text:line-break/><text:span text:style-name="T236"><text:tab/><text:tab/>if (computeIn-&gt;input.u.exception == 0)</text:span><text:line-break/><text:span text:style-name="T236"><text:tab/><text:tab/><text:tab/>c-&gt;send(otherOut, &amp;computeIn-&gt;current, XYT_OUT_OP2,</text:span><text:line-break/><text:span text:style-name="T236"><text:tab/><text:tab/><text:tab/> <text:s text:c="7"/>computeIn-&gt;input.length);</text:span><text:line-break/><text:span text:style-name="T236"><text:tab/><text:tab/>else</text:span><text:line-break/><text:span text:style-name="T236"><text:tab/><text:tab/><text:tab/>c-&gt;advance(computeIn, 0);</text:span><text:line-break/><text:span text:style-name="T236"><text:tab/><text:tab/>this-&gt;runCondition = &amp;awaitingInput; /* update state */</text:span><text:line-break/><text:span text:style-name="T236"><text:tab/>}</text:span><text:line-break/><text:span text:style-name="T236"><text:tab/>*newRunCondition = RCC_TRUE; /* to container: new runcondition </text:span><text:span text:style-name="T241">/</text:span><text:line-break/><text:span text:style-name="T241"><text:tab/></text:span><text:span text:style-name="T236">return RCC_OK;</text:span><text:line-break/><text:span text:style-name="T241">}</text:span></text:p>
      <text:p text:style-name="P56"><text:span text:style-name="T239">/* </text:span><text:span text:style-name="T240">continued on next page */</text:span><text:line-break/></text:p>
      <text:p text:style-name="P28"><text:span text:style-name="T237">/* Initialize dispatch table provided to container. We only need the</text:span><text:line-break/><text:span text:style-name="T237"> * initialize method to register the callback. <text:s/>No run method needed */</text:span><text:line-break/><text:span text:style-name="T236">RCCDispatch Xyt = {</text:span><text:line-break/><text:span text:style-name="T237"><text:tab/>/* Consistency checking attributes */</text:span><text:line-break/><text:span text:style-name="T236"><text:tab/>RCC_VERSION, 1, 1, sizeof(XytProperties), RCC_NULL, RCC_FALSE,</text:span><text:line-break/><text:span text:style-name="T237"><text:tab/>/* Methods */</text:span><text:line-break/><text:span text:style-name="T236"><text:tab/>initialize, RCC_NULL, RCC_NULL, RCC_NULL, RCC_NULL, RCC_NULL,</text:span><text:line-break/><text:span text:style-name="T236"><text:tab/>RCC_NULL, run,</text:span><text:line-break/><text:span text:style-name="T237"><text:tab/>/* all remaining members zero/NULL */</text:span><text:line-break/><text:span text:style-name="T236">};</text:span></text:p>
      <text:p text:style-name="P109">Other than the compute function, the above example compiles to use less than 330 bytes on a Pentium processor.</text:p>
      <text:h text:style-name="P272" text:outline-level="1"><text:bookmark-start text:name="__RefHeading__11907_1972665394"/>Glossary<text:bookmark-end text:name="__RefHeading__11907_1972665394"/></text:h>
      <text:p text:style-name="P109"><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09"><text:span text:style-name="T2">Container</text:span> – An OpenCPI infrastructure element that “contains”, manages and executes a set of application workers. <text:s/>Logi<text:span text:style-name="T242">c</text:span>ally, the container “surrounds” the workers, mediating all interactions between the worker and the rest of the system.</text:p>
      <text:p text:style-name="P109"><text:span text:style-name="T81">Worker</text:span><text:span text:style-name="T80"> Attribute</text:span><text:span text:style-name="T74"> – An attribute related to a particular implementation (design) of a worker, for one of its interfaces. <text:s/>I.e. one that is not necessarily common across a set of implementations of the same high level component definition (OCS).</text:span></text:p>
      <text:p text:style-name="P94"><text:span text:style-name="T2">Worker</text:span> – A concrete implementation <text:span text:style-name="T388">of a component. <text:s/>Also, a</text:span> runtime instance of a <text:span text:style-name="T388">worker source code implementation</text:span>, generally existing within a container. <text:s/>A worker is implemented consistent with its <text:span text:style-name="T388">authoring model and its </text:span>OWD.</text:p>
      <text:h text:style-name="P274"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311">ACI</text:p>
          </table:table-cell>
          <table:table-cell table:style-name="Table10.A1" office:value-type="string">
            <text:p text:style-name="P311">Application Control Interface</text:p>
          </table:table-cell>
        </table:table-row>
        <table:table-row table:style-name="Table10.1">
          <table:table-cell table:style-name="Table10.A1" office:value-type="string">
            <text:p text:style-name="P311">API</text:p>
          </table:table-cell>
          <table:table-cell table:style-name="Table10.A1" office:value-type="string">
            <text:p text:style-name="P311">Application Programming Interface</text:p>
          </table:table-cell>
        </table:table-row>
        <table:table-row table:style-name="Table10.1">
          <table:table-cell table:style-name="Table10.A1" office:value-type="string">
            <text:p text:style-name="P311">CBD</text:p>
          </table:table-cell>
          <table:table-cell table:style-name="Table10.A1" office:value-type="string">
            <text:p text:style-name="P311">Component-Based Development</text:p>
          </table:table-cell>
        </table:table-row>
        <table:table-row table:style-name="Table10.1">
          <table:table-cell table:style-name="Table10.A1" office:value-type="string">
            <text:p text:style-name="P309">CDG</text:p>
          </table:table-cell>
          <table:table-cell table:style-name="Table10.A1" office:value-type="string">
            <text:p text:style-name="P309">OpenCPI Component Development Guide</text:p>
          </table:table-cell>
        </table:table-row>
        <table:table-row table:style-name="Table10.1">
          <table:table-cell table:style-name="Table10.A5" office:value-type="string">
            <text:p text:style-name="P311">CDK</text:p>
          </table:table-cell>
          <table:table-cell table:style-name="Table10.A5" office:value-type="string">
            <text:p text:style-name="P311">Component Developer’s Kit</text:p>
          </table:table-cell>
        </table:table-row>
        <table:table-row table:style-name="Table10.1">
          <table:table-cell table:style-name="Table10.A1" office:value-type="string">
            <text:p text:style-name="P311">CORBA</text:p>
          </table:table-cell>
          <table:table-cell table:style-name="Table10.A1" office:value-type="string">
            <text:p text:style-name="P311">Common Object Request Broker Architecture</text:p>
          </table:table-cell>
        </table:table-row>
        <table:table-row table:style-name="Table10.1">
          <table:table-cell table:style-name="Table10.A1" office:value-type="string">
            <text:p text:style-name="P311">FPGA</text:p>
          </table:table-cell>
          <table:table-cell table:style-name="Table10.A1" office:value-type="string">
            <text:p text:style-name="P311">Field Programmable Gate Array</text:p>
          </table:table-cell>
        </table:table-row>
        <table:table-row table:style-name="Table10.1">
          <table:table-cell table:style-name="Table10.A1" office:value-type="string">
            <text:p text:style-name="P311">HDL</text:p>
          </table:table-cell>
          <table:table-cell table:style-name="Table10.A1" office:value-type="string">
            <text:p text:style-name="P311">Hardware Description Language</text:p>
          </table:table-cell>
        </table:table-row>
        <table:table-row table:style-name="Table10.1">
          <table:table-cell table:style-name="Table10.A1" office:value-type="string">
            <text:p text:style-name="P309">OCS</text:p>
          </table:table-cell>
          <table:table-cell table:style-name="Table10.A1" office:value-type="string">
            <text:p text:style-name="P309">OpenCPI Component Specification</text:p>
          </table:table-cell>
        </table:table-row>
        <table:table-row table:style-name="Table10.1">
          <table:table-cell table:style-name="Table10.A5" office:value-type="string">
            <text:p text:style-name="P311">OpenCPI</text:p>
          </table:table-cell>
          <table:table-cell table:style-name="Table10.A5" office:value-type="string">
            <text:p text:style-name="P311">Open-Source Component Portability Infrastructure</text:p>
          </table:table-cell>
        </table:table-row>
        <table:table-row table:style-name="Table10.1">
          <table:table-cell table:style-name="Table10.A5" office:value-type="string">
            <text:p text:style-name="P309">OWD</text:p>
          </table:table-cell>
          <table:table-cell table:style-name="Table10.A5" office:value-type="string">
            <text:p text:style-name="P309">OpenCPI Worker Description</text:p>
          </table:table-cell>
        </table:table-row>
        <table:table-row table:style-name="Table10.1">
          <table:table-cell table:style-name="Table10.A1" office:value-type="string">
            <text:p text:style-name="P310">RCC</text:p>
          </table:table-cell>
          <table:table-cell table:style-name="Table10.A1" office:value-type="string">
            <text:p text:style-name="P310">Resource Constrained C Language</text:p>
          </table:table-cell>
        </table:table-row>
        <table:table-row table:style-name="Table10.1">
          <table:table-cell table:style-name="Table10.A5" office:value-type="string">
            <text:p text:style-name="P311">VHDL</text:p>
          </table:table-cell>
          <table:table-cell table:style-name="Table10.A5" office:value-type="string">
            <text:p text:style-name="P311">VHSIC Hardware Description Language</text:p>
          </table:table-cell>
        </table:table-row>
        <table:table-row table:style-name="Table10.1">
          <table:table-cell table:style-name="Table10.A1" office:value-type="string">
            <text:p text:style-name="P311">XML</text:p>
          </table:table-cell>
          <table:table-cell table:style-name="Table10.A1" office:value-type="string">
            <text:p text:style-name="P311">Extensible Markup Langua<text:span text:style-name="T243">ge</text:span></text:p>
          </table:table-cell>
        </table:table-row>
      </table:table>
      <text:p text:style-name="P27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2" svg:font-family="'Courier New'"/>
    <style:font-face style:name="Arial4" svg:font-family="Arial" style:font-family-generic="swiss"/>
    <style:font-face style:name="Lucida Sans1" svg:font-family="'Lucida Sans'" style:font-family-generic="swiss"/>
    <style:font-face style:name="Courier New4" svg:font-family="'Courier New'" style:font-family-generic="modern" style:font-pitch="fixed"/>
    <style:font-face style:name="Courier New" svg:font-family="'Courier New'" style:font-adornments="Bold" style:font-family-generic="modern" style:font-pitch="variable"/>
    <style:font-face style:name="Courier New5"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6"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Table_20_Contents">
      <style:text-properties style:font-name="Courier New" fo:font-family="'Courier New'" style:font-style-name="Bold" style:font-family-generic="modern" style:font-pitch="variable" fo:font-weight="bold"/>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5"/>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5"/>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5"/>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5"/>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5"/>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700f2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0</text:page-number> of <text:page-count>5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68</meta:editing-cycles>
    <meta:creation-date>2014-12-13T12:37:04.602691000</meta:creation-date>
    <meta:editing-duration>P65DT7H38M5S</meta:editing-duration>
    <meta:generator>LibreOffice/5.0.4.2$MacOSX_X86_64 LibreOffice_project/2b9802c1994aa0b7dc6079e128979269cf95bc78</meta:generator>
    <meta:initial-creator>James Kulp</meta:initial-creator>
    <dc:date>2016-02-04T15:59:05.754031000</dc:date>
    <dc:creator>James Kulp</dc:creator>
    <meta:document-statistic meta:table-count="10" meta:image-count="0" meta:object-count="0" meta:page-count="55" meta:paragraph-count="771" meta:word-count="14214" meta:character-count="92359" meta:non-whitespace-character-count="7769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1-20T11:21:48.729004000"/>
  </office:meta>
</office:document-meta>
</file>